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1318000000000001" table:style-name="ce1">
            <text:p>2.1318</text:p>
          </table:table-cell>
          <table:table-cell office:value-type="float" office:value="2.0386000000000002" table:style-name="ce1">
            <text:p>2.0386</text:p>
          </table:table-cell>
          <table:table-cell office:value-type="float" office:value="2.1824699999999999" table:style-name="ce1">
            <text:p>2.18247</text:p>
          </table:table-cell>
          <table:table-cell office:value-type="float" office:value="2.0619000000000001" table:style-name="ce1">
            <text:p>2.0619</text:p>
          </table:table-cell>
          <table:table-cell office:value-type="float" office:value="2.1015100000000002" table:style-name="ce1">
            <text:p>2.10151</text:p>
          </table:table-cell>
          <table:table-cell office:value-type="float" office:value="2.0752999999999999" table:style-name="ce1">
            <text:p>2.0753</text:p>
          </table:table-cell>
          <table:table-cell office:value-type="float" office:value="2.0190899999999998" table:style-name="ce1">
            <text:p>2.01909</text:p>
          </table:table-cell>
          <table:table-cell office:value-type="float" office:value="2.0359799999999999" table:style-name="ce1">
            <text:p>2.03598</text:p>
          </table:table-cell>
          <table:table-cell office:value-type="float" office:value="2.02928" table:style-name="ce1">
            <text:p>2.02928</text:p>
          </table:table-cell>
          <table:table-cell office:value-type="float" office:value="2.00657" table:style-name="ce1">
            <text:p>2.00657</text:p>
          </table:table-cell>
          <table:table-cell office:value-type="float" office:value="2.0817100000000002" table:style-name="ce1">
            <text:p>2.08171</text:p>
          </table:table-cell>
          <table:table-cell office:value-type="float" office:value="2.0359799999999999" table:style-name="ce1">
            <text:p>2.03598</text:p>
          </table:table-cell>
          <table:table-cell office:value-type="float" office:value="2.0345300000000002" table:style-name="ce1">
            <text:p>2.03453</text:p>
          </table:table-cell>
          <table:table-cell office:value-type="float" office:value="2.0750099999999998" table:style-name="ce1">
            <text:p>2.07501</text:p>
          </table:table-cell>
          <table:table-cell office:value-type="float" office:value="2.1175299999999999" table:style-name="ce1">
            <text:p>2.11753</text:p>
          </table:table-cell>
          <table:table-cell office:value-type="float" office:value="1.98356" table:style-name="ce1">
            <text:p>1.98356</text:p>
          </table:table-cell>
          <table:table-cell office:value-type="float" office:value="2.1411199999999999" table:style-name="ce1">
            <text:p>2.14112</text:p>
          </table:table-cell>
          <table:table-cell office:value-type="float" office:value="2.2421700000000002" table:style-name="ce1">
            <text:p>2.24217</text:p>
          </table:table-cell>
          <table:table-cell office:value-type="float" office:value="2.0505499999999999" table:style-name="ce1">
            <text:p>2.05055</text:p>
          </table:table-cell>
          <table:table-cell office:value-type="float" office:value="1.9023099999999999" table:style-name="ce1">
            <text:p>1.90231</text:p>
          </table:table-cell>
          <table:table-cell office:value-type="float" office:value="2.0750099999999998" table:style-name="ce1">
            <text:p>2.07501</text:p>
          </table:table-cell>
          <table:table-cell office:value-type="float" office:value="2.00569" table:style-name="ce1">
            <text:p>2.00569</text:p>
          </table:table-cell>
          <table:table-cell office:value-type="float" office:value="2.0377299999999998" table:style-name="ce1">
            <text:p>2.03773</text:p>
          </table:table-cell>
          <table:table-cell office:value-type="float" office:value="2.0380199999999999" table:style-name="ce1">
            <text:p>2.03802</text:p>
          </table:table-cell>
          <table:table-cell office:value-type="float" office:value="2.0403500000000001" table:style-name="ce1">
            <text:p>2.04035</text:p>
          </table:table-cell>
          <table:table-cell office:value-type="float" office:value="2.0441400000000001" table:style-name="ce1">
            <text:p>2.04414</text:p>
          </table:table-cell>
          <table:table-cell office:value-type="float" office:value="2.0691799999999998" table:style-name="ce1">
            <text:p>2.06918</text:p>
          </table:table-cell>
          <table:table-cell office:value-type="float" office:value="2.07064" table:style-name="ce1">
            <text:p>2.07064</text:p>
          </table:table-cell>
          <table:table-cell office:value-type="float" office:value="2.0147200000000001" table:style-name="ce1">
            <text:p>2.01472</text:p>
          </table:table-cell>
          <table:table-cell office:value-type="float" office:value="2.1146199999999999" table:style-name="ce1">
            <text:p>2.11462</text:p>
          </table:table-cell>
          <table:table-cell table:style-name="ce1"/>
          <table:table-cell office:value-type="float" office:value="2.0594920689655174" table:formula="of:=AVERAGE([.C2:.AE2])" table:style-name="ce1">
            <text:p>2.05949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1.4191" table:style-name="ce1">
            <text:p>11.4191</text:p>
          </table:table-cell>
          <table:table-cell office:value-type="float" office:value="10.8407" table:style-name="ce1">
            <text:p>10.8407</text:p>
          </table:table-cell>
          <table:table-cell office:value-type="float" office:value="10.8582" table:style-name="ce1">
            <text:p>10.8582</text:p>
          </table:table-cell>
          <table:table-cell office:value-type="float" office:value="11.0131" table:style-name="ce1">
            <text:p>11.0131</text:p>
          </table:table-cell>
          <table:table-cell office:value-type="float" office:value="10.872999999999999" table:style-name="ce1">
            <text:p>10.873</text:p>
          </table:table-cell>
          <table:table-cell office:value-type="float" office:value="10.8436" table:style-name="ce1">
            <text:p>10.8436</text:p>
          </table:table-cell>
          <table:table-cell office:value-type="float" office:value="10.991" table:style-name="ce1">
            <text:p>10.991</text:p>
          </table:table-cell>
          <table:table-cell office:value-type="float" office:value="10.871600000000001" table:style-name="ce1">
            <text:p>10.8716</text:p>
          </table:table-cell>
          <table:table-cell office:value-type="float" office:value="10.844799999999999" table:style-name="ce1">
            <text:p>10.8448</text:p>
          </table:table-cell>
          <table:table-cell office:value-type="float" office:value="11.051600000000001" table:style-name="ce1">
            <text:p>11.0516</text:p>
          </table:table-cell>
          <table:table-cell office:value-type="float" office:value="10.8323" table:style-name="ce1">
            <text:p>10.8323</text:p>
          </table:table-cell>
          <table:table-cell office:value-type="float" office:value="10.9514" table:style-name="ce1">
            <text:p>10.9514</text:p>
          </table:table-cell>
          <table:table-cell office:value-type="float" office:value="11.0061" table:style-name="ce1">
            <text:p>11.0061</text:p>
          </table:table-cell>
          <table:table-cell office:value-type="float" office:value="10.922499999999999" table:style-name="ce1">
            <text:p>10.9225</text:p>
          </table:table-cell>
          <table:table-cell office:value-type="float" office:value="10.956" table:style-name="ce1">
            <text:p>10.956</text:p>
          </table:table-cell>
          <table:table-cell office:value-type="float" office:value="10.9237" table:style-name="ce1">
            <text:p>10.9237</text:p>
          </table:table-cell>
          <table:table-cell office:value-type="float" office:value="10.8894" table:style-name="ce1">
            <text:p>10.8894</text:p>
          </table:table-cell>
          <table:table-cell office:value-type="float" office:value="10.9945" table:style-name="ce1">
            <text:p>10.9945</text:p>
          </table:table-cell>
          <table:table-cell office:value-type="float" office:value="10.956" table:style-name="ce1">
            <text:p>10.956</text:p>
          </table:table-cell>
          <table:table-cell office:value-type="float" office:value="10.8401" table:style-name="ce1">
            <text:p>10.8401</text:p>
          </table:table-cell>
          <table:table-cell office:value-type="float" office:value="10.9887" table:style-name="ce1">
            <text:p>10.9887</text:p>
          </table:table-cell>
          <table:table-cell office:value-type="float" office:value="10.9138" table:style-name="ce1">
            <text:p>10.9138</text:p>
          </table:table-cell>
          <table:table-cell office:value-type="float" office:value="10.887600000000001" table:style-name="ce1">
            <text:p>10.8876</text:p>
          </table:table-cell>
          <table:table-cell office:value-type="float" office:value="10.9817" table:style-name="ce1">
            <text:p>10.9817</text:p>
          </table:table-cell>
          <table:table-cell office:value-type="float" office:value="10.9377" table:style-name="ce1">
            <text:p>10.9377</text:p>
          </table:table-cell>
          <table:table-cell office:value-type="float" office:value="10.8666" table:style-name="ce1">
            <text:p>10.8666</text:p>
          </table:table-cell>
          <table:table-cell office:value-type="float" office:value="11.1014" table:style-name="ce1">
            <text:p>11.1014</text:p>
          </table:table-cell>
          <table:table-cell office:value-type="float" office:value="10.841900000000001" table:style-name="ce1">
            <text:p>10.8419</text:p>
          </table:table-cell>
          <table:table-cell office:value-type="float" office:value="10.9429" table:style-name="ce1">
            <text:p>10.9429</text:p>
          </table:table-cell>
          <table:table-cell office:value-type="float" office:value="10.986000000000001" table:style-name="ce1">
            <text:p>10.986</text:p>
          </table:table-cell>
          <table:table-cell table:style-name="ce1"/>
          <table:table-cell office:value-type="float" office:value="10.927858620689655" table:formula="of:=AVERAGE([.C3:.AE3])" table:style-name="ce1">
            <text:p>10.9278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5.420200000000001" table:style-name="ce1">
            <text:p>35.4202</text:p>
          </table:table-cell>
          <table:table-cell office:value-type="float" office:value="34.853999999999999" table:style-name="ce1">
            <text:p>34.854</text:p>
          </table:table-cell>
          <table:table-cell office:value-type="float" office:value="34.872700000000002" table:style-name="ce1">
            <text:p>34.8727</text:p>
          </table:table-cell>
          <table:table-cell office:value-type="float" office:value="34.8628" table:style-name="ce1">
            <text:p>34.8628</text:p>
          </table:table-cell>
          <table:table-cell office:value-type="float" office:value="34.803600000000003" table:style-name="ce1">
            <text:p>34.8036</text:p>
          </table:table-cell>
          <table:table-cell office:value-type="float" office:value="35.457999999999998" table:style-name="ce1">
            <text:p>35.458</text:p>
          </table:table-cell>
          <table:table-cell office:value-type="float" office:value="35.266100000000002" table:style-name="ce1">
            <text:p>35.2661</text:p>
          </table:table-cell>
          <table:table-cell office:value-type="float" office:value="34.859299999999998" table:style-name="ce1">
            <text:p>34.8593</text:p>
          </table:table-cell>
          <table:table-cell office:value-type="float" office:value="34.847900000000003" table:style-name="ce1">
            <text:p>34.8479</text:p>
          </table:table-cell>
          <table:table-cell office:value-type="float" office:value="34.874099999999999" table:style-name="ce1">
            <text:p>34.8741</text:p>
          </table:table-cell>
          <table:table-cell office:value-type="float" office:value="34.868299999999998" table:style-name="ce1">
            <text:p>34.8683</text:p>
          </table:table-cell>
          <table:table-cell office:value-type="float" office:value="34.816200000000002" table:style-name="ce1">
            <text:p>34.8162</text:p>
          </table:table-cell>
          <table:table-cell office:value-type="float" office:value="34.8307" table:style-name="ce1">
            <text:p>34.8307</text:p>
          </table:table-cell>
          <table:table-cell office:value-type="float" office:value="34.900599999999997" table:style-name="ce1">
            <text:p>34.9006</text:p>
          </table:table-cell>
          <table:table-cell office:value-type="float" office:value="34.848199999999999" table:style-name="ce1">
            <text:p>34.8482</text:p>
          </table:table-cell>
          <table:table-cell office:value-type="float" office:value="34.8307" table:style-name="ce1">
            <text:p>34.8307</text:p>
          </table:table-cell>
          <table:table-cell office:value-type="float" office:value="34.866" table:style-name="ce1">
            <text:p>34.866</text:p>
          </table:table-cell>
          <table:table-cell office:value-type="float" office:value="34.901499999999999" table:style-name="ce1">
            <text:p>34.9015</text:p>
          </table:table-cell>
          <table:table-cell office:value-type="float" office:value="34.918700000000001" table:style-name="ce1">
            <text:p>34.9187</text:p>
          </table:table-cell>
          <table:table-cell office:value-type="float" office:value="34.926200000000001" table:style-name="ce1">
            <text:p>34.9262</text:p>
          </table:table-cell>
          <table:table-cell office:value-type="float" office:value="34.839199999999998" table:style-name="ce1">
            <text:p>34.8392</text:p>
          </table:table-cell>
          <table:table-cell office:value-type="float" office:value="34.826099999999997" table:style-name="ce1">
            <text:p>34.8261</text:p>
          </table:table-cell>
          <table:table-cell office:value-type="float" office:value="34.692399999999999" table:style-name="ce1">
            <text:p>34.6924</text:p>
          </table:table-cell>
          <table:table-cell office:value-type="float" office:value="34.918100000000003" table:style-name="ce1">
            <text:p>34.9181</text:p>
          </table:table-cell>
          <table:table-cell office:value-type="float" office:value="34.820500000000003" table:style-name="ce1">
            <text:p>34.8205</text:p>
          </table:table-cell>
          <table:table-cell office:value-type="float" office:value="34.808900000000001" table:style-name="ce1">
            <text:p>34.8089</text:p>
          </table:table-cell>
          <table:table-cell office:value-type="float" office:value="34.825800000000001" table:style-name="ce1">
            <text:p>34.8258</text:p>
          </table:table-cell>
          <table:table-cell office:value-type="float" office:value="34.880499999999998" table:style-name="ce1">
            <text:p>34.8805</text:p>
          </table:table-cell>
          <table:table-cell office:value-type="float" office:value="34.925400000000003" table:style-name="ce1">
            <text:p>34.9254</text:p>
          </table:table-cell>
          <table:table-cell office:value-type="float" office:value="34.816400000000002" table:style-name="ce1">
            <text:p>34.8164</text:p>
          </table:table-cell>
          <table:table-cell table:style-name="ce1"/>
          <table:table-cell office:value-type="float" office:value="34.888237931034482" table:formula="of:=AVERAGE([.C4:.AE4])" table:style-name="ce1">
            <text:p>34.8882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2.563199999999995" table:style-name="ce1">
            <text:p>82.5632</text:p>
          </table:table-cell>
          <table:table-cell office:value-type="float" office:value="82.780699999999996" table:style-name="ce1">
            <text:p>82.7807</text:p>
          </table:table-cell>
          <table:table-cell office:value-type="float" office:value="81.701999999999998" table:style-name="ce1">
            <text:p>81.702</text:p>
          </table:table-cell>
          <table:table-cell office:value-type="float" office:value="82.698300000000003" table:style-name="ce1">
            <text:p>82.6983</text:p>
          </table:table-cell>
          <table:table-cell office:value-type="float" office:value="81.506" table:style-name="ce1">
            <text:p>81.506</text:p>
          </table:table-cell>
          <table:table-cell office:value-type="float" office:value="81.480999999999995" table:style-name="ce1">
            <text:p>81.481</text:p>
          </table:table-cell>
          <table:table-cell office:value-type="float" office:value="81.471400000000003" table:style-name="ce1">
            <text:p>81.4714</text:p>
          </table:table-cell>
          <table:table-cell office:value-type="float" office:value="81.417199999999994" table:style-name="ce1">
            <text:p>81.4172</text:p>
          </table:table-cell>
          <table:table-cell office:value-type="float" office:value="81.456800000000001" table:style-name="ce1">
            <text:p>81.4568</text:p>
          </table:table-cell>
          <table:table-cell office:value-type="float" office:value="81.436999999999998" table:style-name="ce1">
            <text:p>81.437</text:p>
          </table:table-cell>
          <table:table-cell office:value-type="float" office:value="81.382499999999993" table:style-name="ce1">
            <text:p>81.3825</text:p>
          </table:table-cell>
          <table:table-cell office:value-type="float" office:value="81.443399999999997" table:style-name="ce1">
            <text:p>81.4434</text:p>
          </table:table-cell>
          <table:table-cell office:value-type="float" office:value="81.545900000000003" table:style-name="ce1">
            <text:p>81.5459</text:p>
          </table:table-cell>
          <table:table-cell office:value-type="float" office:value="81.504000000000005" table:style-name="ce1">
            <text:p>81.504</text:p>
          </table:table-cell>
          <table:table-cell office:value-type="float" office:value="81.427400000000006" table:style-name="ce1">
            <text:p>81.4274</text:p>
          </table:table-cell>
          <table:table-cell office:value-type="float" office:value="81.417199999999994" table:style-name="ce1">
            <text:p>81.4172</text:p>
          </table:table-cell>
          <table:table-cell office:value-type="float" office:value="81.4178" table:style-name="ce1">
            <text:p>81.4178</text:p>
          </table:table-cell>
          <table:table-cell office:value-type="float" office:value="81.407300000000006" table:style-name="ce1">
            <text:p>81.4073</text:p>
          </table:table-cell>
          <table:table-cell office:value-type="float" office:value="81.441900000000004" table:style-name="ce1">
            <text:p>81.4419</text:p>
          </table:table-cell>
          <table:table-cell office:value-type="float" office:value="81.491200000000006" table:style-name="ce1">
            <text:p>81.4912</text:p>
          </table:table-cell>
          <table:table-cell office:value-type="float" office:value="81.520600000000002" table:style-name="ce1">
            <text:p>81.5206</text:p>
          </table:table-cell>
          <table:table-cell office:value-type="float" office:value="81.445099999999996" table:style-name="ce1">
            <text:p>81.4451</text:p>
          </table:table-cell>
          <table:table-cell office:value-type="float" office:value="81.397099999999995" table:style-name="ce1">
            <text:p>81.3971</text:p>
          </table:table-cell>
          <table:table-cell office:value-type="float" office:value="81.350200000000001" table:style-name="ce1">
            <text:p>81.3502</text:p>
          </table:table-cell>
          <table:table-cell office:value-type="float" office:value="81.244200000000006" table:style-name="ce1">
            <text:p>81.2442</text:p>
          </table:table-cell>
          <table:table-cell office:value-type="float" office:value="81.4696" table:style-name="ce1">
            <text:p>81.4696</text:p>
          </table:table-cell>
          <table:table-cell office:value-type="float" office:value="81.515600000000006" table:style-name="ce1">
            <text:p>81.5156</text:p>
          </table:table-cell>
          <table:table-cell office:value-type="float" office:value="81.524100000000004" table:style-name="ce1">
            <text:p>81.5241</text:p>
          </table:table-cell>
          <table:table-cell office:value-type="float" office:value="82.314800000000005" table:style-name="ce1">
            <text:p>82.3148</text:p>
          </table:table-cell>
          <table:table-cell office:value-type="float" office:value="82.581199999999995" table:style-name="ce1">
            <text:p>82.5812</text:p>
          </table:table-cell>
          <table:table-cell table:style-name="ce1"/>
          <table:table-cell office:value-type="float" office:value="81.613500000000016" table:formula="of:=AVERAGE([.C5:.AE5])" table:style-name="ce1">
            <text:p>81.613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60.89599999999999" table:style-name="ce1">
            <text:p>160.896</text:p>
          </table:table-cell>
          <table:table-cell office:value-type="float" office:value="159.66499999999999" table:style-name="ce1">
            <text:p>159.665</text:p>
          </table:table-cell>
          <table:table-cell office:value-type="float" office:value="159.99199999999999" table:style-name="ce1">
            <text:p>159.992</text:p>
          </table:table-cell>
          <table:table-cell office:value-type="float" office:value="159.80099999999999" table:style-name="ce1">
            <text:p>159.801</text:p>
          </table:table-cell>
          <table:table-cell office:value-type="float" office:value="159.709" table:style-name="ce1">
            <text:p>159.709</text:p>
          </table:table-cell>
          <table:table-cell office:value-type="float" office:value="160.17699999999999" table:style-name="ce1">
            <text:p>160.177</text:p>
          </table:table-cell>
          <table:table-cell office:value-type="float" office:value="159.553" table:style-name="ce1">
            <text:p>159.553</text:p>
          </table:table-cell>
          <table:table-cell office:value-type="float" office:value="159.56899999999999" table:style-name="ce1">
            <text:p>159.569</text:p>
          </table:table-cell>
          <table:table-cell office:value-type="float" office:value="159.447" table:style-name="ce1">
            <text:p>159.447</text:p>
          </table:table-cell>
          <table:table-cell office:value-type="float" office:value="159.60599999999999" table:style-name="ce1">
            <text:p>159.606</text:p>
          </table:table-cell>
          <table:table-cell office:value-type="float" office:value="159.78800000000001" table:style-name="ce1">
            <text:p>159.788</text:p>
          </table:table-cell>
          <table:table-cell office:value-type="float" office:value="159.81100000000001" table:style-name="ce1">
            <text:p>159.811</text:p>
          </table:table-cell>
          <table:table-cell office:value-type="float" office:value="159.89099999999999" table:style-name="ce1">
            <text:p>159.891</text:p>
          </table:table-cell>
          <table:table-cell office:value-type="float" office:value="160.226" table:style-name="ce1">
            <text:p>160.226</text:p>
          </table:table-cell>
          <table:table-cell office:value-type="float" office:value="159.96" table:style-name="ce1">
            <text:p>159.96</text:p>
          </table:table-cell>
          <table:table-cell office:value-type="float" office:value="159.16300000000001" table:style-name="ce1">
            <text:p>159.163</text:p>
          </table:table-cell>
          <table:table-cell office:value-type="float" office:value="160.06899999999999" table:style-name="ce1">
            <text:p>160.069</text:p>
          </table:table-cell>
          <table:table-cell office:value-type="float" office:value="159.93700000000001" table:style-name="ce1">
            <text:p>159.937</text:p>
          </table:table-cell>
          <table:table-cell office:value-type="float" office:value="159.803" table:style-name="ce1">
            <text:p>159.803</text:p>
          </table:table-cell>
          <table:table-cell office:value-type="float" office:value="159.87899999999999" table:style-name="ce1">
            <text:p>159.879</text:p>
          </table:table-cell>
          <table:table-cell office:value-type="float" office:value="159.99299999999999" table:style-name="ce1">
            <text:p>159.993</text:p>
          </table:table-cell>
          <table:table-cell office:value-type="float" office:value="159.49299999999999" table:style-name="ce1">
            <text:p>159.493</text:p>
          </table:table-cell>
          <table:table-cell office:value-type="float" office:value="159.38399999999999" table:style-name="ce1">
            <text:p>159.384</text:p>
          </table:table-cell>
          <table:table-cell office:value-type="float" office:value="159.32599999999999" table:style-name="ce1">
            <text:p>159.326</text:p>
          </table:table-cell>
          <table:table-cell office:value-type="float" office:value="159.35900000000001" table:style-name="ce1">
            <text:p>159.359</text:p>
          </table:table-cell>
          <table:table-cell office:value-type="float" office:value="159.68899999999999" table:style-name="ce1">
            <text:p>159.689</text:p>
          </table:table-cell>
          <table:table-cell office:value-type="float" office:value="159.85300000000001" table:style-name="ce1">
            <text:p>159.853</text:p>
          </table:table-cell>
          <table:table-cell office:value-type="float" office:value="159.72800000000001" table:style-name="ce1">
            <text:p>159.728</text:p>
          </table:table-cell>
          <table:table-cell office:value-type="float" office:value="159.90600000000001" table:style-name="ce1">
            <text:p>159.906</text:p>
          </table:table-cell>
          <table:table-cell office:value-type="float" office:value="160.185" table:style-name="ce1">
            <text:p>160.185</text:p>
          </table:table-cell>
          <table:table-cell table:style-name="ce1"/>
          <table:table-cell office:value-type="float" office:value="159.75731034482757" table:formula="of:=AVERAGE([.C6:.AE6])" table:style-name="ce1">
            <text:p>159.757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75.601" table:style-name="ce1">
            <text:p>275.601</text:p>
          </table:table-cell>
          <table:table-cell office:value-type="float" office:value="275.399" table:style-name="ce1">
            <text:p>275.399</text:p>
          </table:table-cell>
          <table:table-cell office:value-type="float" office:value="275.524" table:style-name="ce1">
            <text:p>275.524</text:p>
          </table:table-cell>
          <table:table-cell office:value-type="float" office:value="274.79899999999998" table:style-name="ce1">
            <text:p>274.799</text:p>
          </table:table-cell>
          <table:table-cell office:value-type="float" office:value="274.85700000000003" table:style-name="ce1">
            <text:p>274.857</text:p>
          </table:table-cell>
          <table:table-cell office:value-type="float" office:value="275.13099999999997" table:style-name="ce1">
            <text:p>275.131</text:p>
          </table:table-cell>
          <table:table-cell office:value-type="float" office:value="275.16500000000002" table:style-name="ce1">
            <text:p>275.165</text:p>
          </table:table-cell>
          <table:table-cell office:value-type="float" office:value="275.36200000000002" table:style-name="ce1">
            <text:p>275.362</text:p>
          </table:table-cell>
          <table:table-cell office:value-type="float" office:value="274.76100000000002" table:style-name="ce1">
            <text:p>274.761</text:p>
          </table:table-cell>
          <table:table-cell office:value-type="float" office:value="275.46600000000001" table:style-name="ce1">
            <text:p>275.466</text:p>
          </table:table-cell>
          <table:table-cell office:value-type="float" office:value="275.62200000000001" table:style-name="ce1">
            <text:p>275.622</text:p>
          </table:table-cell>
          <table:table-cell office:value-type="float" office:value="275.51600000000002" table:style-name="ce1">
            <text:p>275.516</text:p>
          </table:table-cell>
          <table:table-cell office:value-type="float" office:value="275.041" table:style-name="ce1">
            <text:p>275.041</text:p>
          </table:table-cell>
          <table:table-cell office:value-type="float" office:value="275.54899999999998" table:style-name="ce1">
            <text:p>275.549</text:p>
          </table:table-cell>
          <table:table-cell office:value-type="float" office:value="275.161" table:style-name="ce1">
            <text:p>275.161</text:p>
          </table:table-cell>
          <table:table-cell office:value-type="float" office:value="275.46800000000002" table:style-name="ce1">
            <text:p>275.468</text:p>
          </table:table-cell>
          <table:table-cell office:value-type="float" office:value="275.00700000000001" table:style-name="ce1">
            <text:p>275.007</text:p>
          </table:table-cell>
          <table:table-cell office:value-type="float" office:value="274.50799999999998" table:style-name="ce1">
            <text:p>274.508</text:p>
          </table:table-cell>
          <table:table-cell office:value-type="float" office:value="275.14999999999998" table:style-name="ce1">
            <text:p>275.15</text:p>
          </table:table-cell>
          <table:table-cell office:value-type="float" office:value="275.738" table:style-name="ce1">
            <text:p>275.738</text:p>
          </table:table-cell>
          <table:table-cell office:value-type="float" office:value="274.53800000000001" table:style-name="ce1">
            <text:p>274.538</text:p>
          </table:table-cell>
          <table:table-cell office:value-type="float" office:value="275.44" table:style-name="ce1">
            <text:p>275.44</text:p>
          </table:table-cell>
          <table:table-cell office:value-type="float" office:value="275.512" table:style-name="ce1">
            <text:p>275.512</text:p>
          </table:table-cell>
          <table:table-cell office:value-type="float" office:value="275.32600000000002" table:style-name="ce1">
            <text:p>275.326</text:p>
          </table:table-cell>
          <table:table-cell office:value-type="float" office:value="275.45299999999997" table:style-name="ce1">
            <text:p>275.453</text:p>
          </table:table-cell>
          <table:table-cell office:value-type="float" office:value="275.166" table:style-name="ce1">
            <text:p>275.166</text:p>
          </table:table-cell>
          <table:table-cell office:value-type="float" office:value="275.57" table:style-name="ce1">
            <text:p>275.57</text:p>
          </table:table-cell>
          <table:table-cell office:value-type="float" office:value="275.33199999999999" table:style-name="ce1">
            <text:p>275.332</text:p>
          </table:table-cell>
          <table:table-cell office:value-type="float" office:value="274.70999999999998" table:style-name="ce1">
            <text:p>274.71</text:p>
          </table:table-cell>
          <table:table-cell office:value-type="float" office:value="275.54000000000002" table:style-name="ce1">
            <text:p>275.54</text:p>
          </table:table-cell>
          <table:table-cell table:style-name="ce1"/>
          <table:table-cell office:value-type="float" office:value="275.23486206896547" table:formula="of:=AVERAGE([.C7:.AE7])" table:style-name="ce1">
            <text:p>275.234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35.90499999999997" table:style-name="ce1">
            <text:p>435.905</text:p>
          </table:table-cell>
          <table:table-cell office:value-type="float" office:value="435.85700000000003" table:style-name="ce1">
            <text:p>435.857</text:p>
          </table:table-cell>
          <table:table-cell office:value-type="float" office:value="435.83600000000001" table:style-name="ce1">
            <text:p>435.836</text:p>
          </table:table-cell>
          <table:table-cell office:value-type="float" office:value="436.07400000000001" table:style-name="ce1">
            <text:p>436.074</text:p>
          </table:table-cell>
          <table:table-cell office:value-type="float" office:value="435.32600000000002" table:style-name="ce1">
            <text:p>435.326</text:p>
          </table:table-cell>
          <table:table-cell office:value-type="float" office:value="435.12099999999998" table:style-name="ce1">
            <text:p>435.121</text:p>
          </table:table-cell>
          <table:table-cell office:value-type="float" office:value="435.57600000000002" table:style-name="ce1">
            <text:p>435.576</text:p>
          </table:table-cell>
          <table:table-cell office:value-type="float" office:value="435.90199999999999" table:style-name="ce1">
            <text:p>435.902</text:p>
          </table:table-cell>
          <table:table-cell office:value-type="float" office:value="434.983" table:style-name="ce1">
            <text:p>434.983</text:p>
          </table:table-cell>
          <table:table-cell office:value-type="float" office:value="435.29500000000002" table:style-name="ce1">
            <text:p>435.295</text:p>
          </table:table-cell>
          <table:table-cell office:value-type="float" office:value="435.76" table:style-name="ce1">
            <text:p>435.76</text:p>
          </table:table-cell>
          <table:table-cell office:value-type="float" office:value="435.262" table:style-name="ce1">
            <text:p>435.262</text:p>
          </table:table-cell>
          <table:table-cell office:value-type="float" office:value="435.55900000000003" table:style-name="ce1">
            <text:p>435.559</text:p>
          </table:table-cell>
          <table:table-cell office:value-type="float" office:value="435.25200000000001" table:style-name="ce1">
            <text:p>435.252</text:p>
          </table:table-cell>
          <table:table-cell office:value-type="float" office:value="435.601" table:style-name="ce1">
            <text:p>435.601</text:p>
          </table:table-cell>
          <table:table-cell office:value-type="float" office:value="435.26299999999998" table:style-name="ce1">
            <text:p>435.263</text:p>
          </table:table-cell>
          <table:table-cell office:value-type="float" office:value="435.34199999999998" table:style-name="ce1">
            <text:p>435.342</text:p>
          </table:table-cell>
          <table:table-cell office:value-type="float" office:value="435.685" table:style-name="ce1">
            <text:p>435.685</text:p>
          </table:table-cell>
          <table:table-cell office:value-type="float" office:value="435.30799999999999" table:style-name="ce1">
            <text:p>435.308</text:p>
          </table:table-cell>
          <table:table-cell office:value-type="float" office:value="436.08600000000001" table:style-name="ce1">
            <text:p>436.086</text:p>
          </table:table-cell>
          <table:table-cell office:value-type="float" office:value="435.73599999999999" table:style-name="ce1">
            <text:p>435.736</text:p>
          </table:table-cell>
          <table:table-cell office:value-type="float" office:value="435.60399999999998" table:style-name="ce1">
            <text:p>435.604</text:p>
          </table:table-cell>
          <table:table-cell office:value-type="float" office:value="435.464" table:style-name="ce1">
            <text:p>435.464</text:p>
          </table:table-cell>
          <table:table-cell office:value-type="float" office:value="435.67899999999997" table:style-name="ce1">
            <text:p>435.679</text:p>
          </table:table-cell>
          <table:table-cell office:value-type="float" office:value="435.28199999999998" table:style-name="ce1">
            <text:p>435.282</text:p>
          </table:table-cell>
          <table:table-cell office:value-type="float" office:value="435.48700000000002" table:style-name="ce1">
            <text:p>435.487</text:p>
          </table:table-cell>
          <table:table-cell office:value-type="float" office:value="434.79300000000001" table:style-name="ce1">
            <text:p>434.793</text:p>
          </table:table-cell>
          <table:table-cell office:value-type="float" office:value="435.26299999999998" table:style-name="ce1">
            <text:p>435.263</text:p>
          </table:table-cell>
          <table:table-cell office:value-type="float" office:value="435.51499999999999" table:style-name="ce1">
            <text:p>435.515</text:p>
          </table:table-cell>
          <table:table-cell office:value-type="float" office:value="435.41800000000001" table:style-name="ce1">
            <text:p>435.418</text:p>
          </table:table-cell>
          <table:table-cell table:style-name="ce1"/>
          <table:table-cell office:value-type="float" office:value="435.49410344827578" table:formula="of:=AVERAGE([.C8:.AE8])" table:style-name="ce1">
            <text:p>435.494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50.16999999999996" table:style-name="ce1">
            <text:p>650.17</text:p>
          </table:table-cell>
          <table:table-cell office:value-type="float" office:value="650.41899999999998" table:style-name="ce1">
            <text:p>650.419</text:p>
          </table:table-cell>
          <table:table-cell office:value-type="float" office:value="652.14700000000005" table:style-name="ce1">
            <text:p>652.147</text:p>
          </table:table-cell>
          <table:table-cell office:value-type="float" office:value="651.053" table:style-name="ce1">
            <text:p>651.053</text:p>
          </table:table-cell>
          <table:table-cell office:value-type="float" office:value="651.25699999999995" table:style-name="ce1">
            <text:p>651.257</text:p>
          </table:table-cell>
          <table:table-cell office:value-type="float" office:value="657.702" table:style-name="ce1">
            <text:p>657.702</text:p>
          </table:table-cell>
          <table:table-cell office:value-type="float" office:value="657.59199999999998" table:style-name="ce1">
            <text:p>657.592</text:p>
          </table:table-cell>
          <table:table-cell office:value-type="float" office:value="657.02200000000005" table:style-name="ce1">
            <text:p>657.022</text:p>
          </table:table-cell>
          <table:table-cell office:value-type="float" office:value="658.02099999999996" table:style-name="ce1">
            <text:p>658.021</text:p>
          </table:table-cell>
          <table:table-cell office:value-type="float" office:value="657.97500000000002" table:style-name="ce1">
            <text:p>657.975</text:p>
          </table:table-cell>
          <table:table-cell office:value-type="float" office:value="658.42700000000002" table:style-name="ce1">
            <text:p>658.427</text:p>
          </table:table-cell>
          <table:table-cell office:value-type="float" office:value="657.14499999999998" table:style-name="ce1">
            <text:p>657.145</text:p>
          </table:table-cell>
          <table:table-cell office:value-type="float" office:value="658.697" table:style-name="ce1">
            <text:p>658.697</text:p>
          </table:table-cell>
          <table:table-cell office:value-type="float" office:value="658.37199999999996" table:style-name="ce1">
            <text:p>658.372</text:p>
          </table:table-cell>
          <table:table-cell office:value-type="float" office:value="657.26300000000003" table:style-name="ce1">
            <text:p>657.263</text:p>
          </table:table-cell>
          <table:table-cell office:value-type="float" office:value="657.68100000000004" table:style-name="ce1">
            <text:p>657.681</text:p>
          </table:table-cell>
          <table:table-cell office:value-type="float" office:value="657.82600000000002" table:style-name="ce1">
            <text:p>657.826</text:p>
          </table:table-cell>
          <table:table-cell office:value-type="float" office:value="658.03700000000003" table:style-name="ce1">
            <text:p>658.037</text:p>
          </table:table-cell>
          <table:table-cell office:value-type="float" office:value="657.86500000000001" table:style-name="ce1">
            <text:p>657.865</text:p>
          </table:table-cell>
          <table:table-cell office:value-type="float" office:value="658.15099999999995" table:style-name="ce1">
            <text:p>658.151</text:p>
          </table:table-cell>
          <table:table-cell office:value-type="float" office:value="657.93299999999999" table:style-name="ce1">
            <text:p>657.933</text:p>
          </table:table-cell>
          <table:table-cell office:value-type="float" office:value="658.27700000000004" table:style-name="ce1">
            <text:p>658.277</text:p>
          </table:table-cell>
          <table:table-cell office:value-type="float" office:value="657.577" table:style-name="ce1">
            <text:p>657.577</text:p>
          </table:table-cell>
          <table:table-cell office:value-type="float" office:value="659.68700000000001" table:style-name="ce1">
            <text:p>659.687</text:p>
          </table:table-cell>
          <table:table-cell office:value-type="float" office:value="665.34400000000005" table:style-name="ce1">
            <text:p>665.344</text:p>
          </table:table-cell>
          <table:table-cell office:value-type="float" office:value="664.28700000000003" table:style-name="ce1">
            <text:p>664.287</text:p>
          </table:table-cell>
          <table:table-cell office:value-type="float" office:value="665.30200000000002" table:style-name="ce1">
            <text:p>665.302</text:p>
          </table:table-cell>
          <table:table-cell office:value-type="float" office:value="665.98599999999999" table:style-name="ce1">
            <text:p>665.986</text:p>
          </table:table-cell>
          <table:table-cell office:value-type="float" office:value="666.44100000000003" table:style-name="ce1">
            <text:p>666.441</text:p>
          </table:table-cell>
          <table:table-cell office:value-type="float" office:value="665.66300000000001" table:style-name="ce1">
            <text:p>665.663</text:p>
          </table:table-cell>
          <table:table-cell table:style-name="ce1"/>
          <table:table-cell office:value-type="float" office:value="658.59134482758623" table:formula="of:=AVERAGE([.C9:.AE9])" table:style-name="ce1">
            <text:p>658.591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28.63300000000004" table:style-name="ce1">
            <text:p>928.633</text:p>
          </table:table-cell>
          <table:table-cell office:value-type="float" office:value="926.56600000000003" table:style-name="ce1">
            <text:p>926.566</text:p>
          </table:table-cell>
          <table:table-cell office:value-type="float" office:value="929.197" table:style-name="ce1">
            <text:p>929.197</text:p>
          </table:table-cell>
          <table:table-cell office:value-type="float" office:value="928.851" table:style-name="ce1">
            <text:p>928.851</text:p>
          </table:table-cell>
          <table:table-cell office:value-type="float" office:value="928.78" table:style-name="ce1">
            <text:p>928.78</text:p>
          </table:table-cell>
          <table:table-cell office:value-type="float" office:value="929.05200000000002" table:style-name="ce1">
            <text:p>929.052</text:p>
          </table:table-cell>
          <table:table-cell office:value-type="float" office:value="928.20799999999997" table:style-name="ce1">
            <text:p>928.208</text:p>
          </table:table-cell>
          <table:table-cell office:value-type="float" office:value="928.98699999999997" table:style-name="ce1">
            <text:p>928.987</text:p>
          </table:table-cell>
          <table:table-cell office:value-type="float" office:value="928.34500000000003" table:style-name="ce1">
            <text:p>928.345</text:p>
          </table:table-cell>
          <table:table-cell office:value-type="float" office:value="928.16399999999999" table:style-name="ce1">
            <text:p>928.164</text:p>
          </table:table-cell>
          <table:table-cell office:value-type="float" office:value="929.27" table:style-name="ce1">
            <text:p>929.27</text:p>
          </table:table-cell>
          <table:table-cell office:value-type="float" office:value="927.75099999999998" table:style-name="ce1">
            <text:p>927.751</text:p>
          </table:table-cell>
          <table:table-cell office:value-type="float" office:value="928.32600000000002" table:style-name="ce1">
            <text:p>928.326</text:p>
          </table:table-cell>
          <table:table-cell office:value-type="float" office:value="928.36800000000005" table:style-name="ce1">
            <text:p>928.368</text:p>
          </table:table-cell>
          <table:table-cell office:value-type="float" office:value="926.95699999999999" table:style-name="ce1">
            <text:p>926.957</text:p>
          </table:table-cell>
          <table:table-cell office:value-type="float" office:value="927.82500000000005" table:style-name="ce1">
            <text:p>927.825</text:p>
          </table:table-cell>
          <table:table-cell office:value-type="float" office:value="944.654" table:style-name="ce1">
            <text:p>944.654</text:p>
          </table:table-cell>
          <table:table-cell office:value-type="float" office:value="937.00099999999998" table:style-name="ce1">
            <text:p>937.001</text:p>
          </table:table-cell>
          <table:table-cell office:value-type="float" office:value="938.00199999999995" table:style-name="ce1">
            <text:p>938.002</text:p>
          </table:table-cell>
          <table:table-cell office:value-type="float" office:value="937.17600000000004" table:style-name="ce1">
            <text:p>937.176</text:p>
          </table:table-cell>
          <table:table-cell office:value-type="float" office:value="937.82600000000002" table:style-name="ce1">
            <text:p>937.826</text:p>
          </table:table-cell>
          <table:table-cell office:value-type="float" office:value="938.12300000000005" table:style-name="ce1">
            <text:p>938.123</text:p>
          </table:table-cell>
          <table:table-cell office:value-type="float" office:value="936.20699999999999" table:style-name="ce1">
            <text:p>936.207</text:p>
          </table:table-cell>
          <table:table-cell office:value-type="float" office:value="937.31" table:style-name="ce1">
            <text:p>937.31</text:p>
          </table:table-cell>
          <table:table-cell office:value-type="float" office:value="936.899" table:style-name="ce1">
            <text:p>936.899</text:p>
          </table:table-cell>
          <table:table-cell office:value-type="float" office:value="937.99" table:style-name="ce1">
            <text:p>937.99</text:p>
          </table:table-cell>
          <table:table-cell office:value-type="float" office:value="935.93499999999995" table:style-name="ce1">
            <text:p>935.935</text:p>
          </table:table-cell>
          <table:table-cell office:value-type="float" office:value="937.99900000000002" table:style-name="ce1">
            <text:p>937.999</text:p>
          </table:table-cell>
          <table:table-cell office:value-type="float" office:value="937.77700000000004" table:style-name="ce1">
            <text:p>937.777</text:p>
          </table:table-cell>
          <table:table-cell office:value-type="float" office:value="937.31600000000003" table:style-name="ce1">
            <text:p>937.316</text:p>
          </table:table-cell>
          <table:table-cell table:style-name="ce1"/>
          <table:table-cell office:value-type="float" office:value="932.92627586206902" table:formula="of:=AVERAGE([.C10:.AE10])" table:style-name="ce1">
            <text:p>932.926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286.8399999999999" table:style-name="ce1">
            <text:p>1286.84</text:p>
          </table:table-cell>
          <table:table-cell office:value-type="float" office:value="2273.21" table:style-name="ce1">
            <text:p>2273.21</text:p>
          </table:table-cell>
          <table:table-cell office:value-type="float" office:value="2269.44" table:style-name="ce1">
            <text:p>2269.44</text:p>
          </table:table-cell>
          <table:table-cell office:value-type="float" office:value="1281.47" table:style-name="ce1">
            <text:p>1281.47</text:p>
          </table:table-cell>
          <table:table-cell office:value-type="float" office:value="2296.63" table:style-name="ce1">
            <text:p>2296.63</text:p>
          </table:table-cell>
          <table:table-cell office:value-type="float" office:value="2282.15" table:style-name="ce1">
            <text:p>2282.15</text:p>
          </table:table-cell>
          <table:table-cell office:value-type="float" office:value="1283.71" table:style-name="ce1">
            <text:p>1283.71</text:p>
          </table:table-cell>
          <table:table-cell office:value-type="float" office:value="2290.71" table:style-name="ce1">
            <text:p>2290.71</text:p>
          </table:table-cell>
          <table:table-cell office:value-type="float" office:value="2282.8000000000002" table:style-name="ce1">
            <text:p>2282.8</text:p>
          </table:table-cell>
          <table:table-cell office:value-type="float" office:value="1281.54" table:style-name="ce1">
            <text:p>1281.54</text:p>
          </table:table-cell>
          <table:table-cell office:value-type="float" office:value="2282.13" table:style-name="ce1">
            <text:p>2282.13</text:p>
          </table:table-cell>
          <table:table-cell office:value-type="float" office:value="2283.0500000000002" table:style-name="ce1">
            <text:p>2283.05</text:p>
          </table:table-cell>
          <table:table-cell office:value-type="float" office:value="1282.2" table:style-name="ce1">
            <text:p>1282.2</text:p>
          </table:table-cell>
          <table:table-cell office:value-type="float" office:value="2295.0700000000002" table:style-name="ce1">
            <text:p>2295.07</text:p>
          </table:table-cell>
          <table:table-cell office:value-type="float" office:value="2283.73" table:style-name="ce1">
            <text:p>2283.73</text:p>
          </table:table-cell>
          <table:table-cell office:value-type="float" office:value="1282.47" table:style-name="ce1">
            <text:p>1282.47</text:p>
          </table:table-cell>
          <table:table-cell office:value-type="float" office:value="2295.12" table:style-name="ce1">
            <text:p>2295.12</text:p>
          </table:table-cell>
          <table:table-cell office:value-type="float" office:value="2281.4499999999998" table:style-name="ce1">
            <text:p>2281.45</text:p>
          </table:table-cell>
          <table:table-cell office:value-type="float" office:value="1281.9000000000001" table:style-name="ce1">
            <text:p>1281.9</text:p>
          </table:table-cell>
          <table:table-cell office:value-type="float" office:value="2295.29" table:style-name="ce1">
            <text:p>2295.29</text:p>
          </table:table-cell>
          <table:table-cell office:value-type="float" office:value="2281.69" table:style-name="ce1">
            <text:p>2281.69</text:p>
          </table:table-cell>
          <table:table-cell office:value-type="float" office:value="1283.42" table:style-name="ce1">
            <text:p>1283.42</text:p>
          </table:table-cell>
          <table:table-cell office:value-type="float" office:value="2290.81" table:style-name="ce1">
            <text:p>2290.81</text:p>
          </table:table-cell>
          <table:table-cell office:value-type="float" office:value="2282.8200000000002" table:style-name="ce1">
            <text:p>2282.82</text:p>
          </table:table-cell>
          <table:table-cell office:value-type="float" office:value="1282.49" table:style-name="ce1">
            <text:p>1282.49</text:p>
          </table:table-cell>
          <table:table-cell office:value-type="float" office:value="2291.8000000000002" table:style-name="ce1">
            <text:p>2291.8</text:p>
          </table:table-cell>
          <table:table-cell office:value-type="float" office:value="2282.4699999999998" table:style-name="ce1">
            <text:p>2282.47</text:p>
          </table:table-cell>
          <table:table-cell office:value-type="float" office:value="1283.8599999999999" table:style-name="ce1">
            <text:p>1283.86</text:p>
          </table:table-cell>
          <table:table-cell office:value-type="float" office:value="2288.7199999999998" table:style-name="ce1">
            <text:p>2288.72</text:p>
          </table:table-cell>
          <table:table-cell office:value-type="float" office:value="2296.38" table:style-name="ce1">
            <text:p>2296.38</text:p>
          </table:table-cell>
          <table:table-cell table:style-name="ce1"/>
          <table:table-cell office:value-type="float" office:value="1974.7768965517241" table:formula="of:=AVERAGE([.C11:.AE11])" table:style-name="ce1">
            <text:p>1974.776897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5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99288" table:style-name="ce1">
            <text:p>1.99288</text:p>
          </table:table-cell>
          <table:table-cell office:value-type="float" office:value="1.91774" table:style-name="ce1">
            <text:p>1.91774</text:p>
          </table:table-cell>
          <table:table-cell office:value-type="float" office:value="2.2596500000000002" table:style-name="ce1">
            <text:p>2.25965</text:p>
          </table:table-cell>
          <table:table-cell office:value-type="float" office:value="2.1064600000000002" table:style-name="ce1">
            <text:p>2.10646</text:p>
          </table:table-cell>
          <table:table-cell office:value-type="float" office:value="2.12073" table:style-name="ce1">
            <text:p>2.12073</text:p>
          </table:table-cell>
          <table:table-cell office:value-type="float" office:value="2.2124700000000002" table:style-name="ce1">
            <text:p>2.21247</text:p>
          </table:table-cell>
          <table:table-cell office:value-type="float" office:value="2.1125799999999999" table:style-name="ce1">
            <text:p>2.11258</text:p>
          </table:table-cell>
          <table:table-cell office:value-type="float" office:value="2.09918" table:style-name="ce1">
            <text:p>2.09918</text:p>
          </table:table-cell>
          <table:table-cell office:value-type="float" office:value="2.1731500000000001" table:style-name="ce1">
            <text:p>2.17315</text:p>
          </table:table-cell>
          <table:table-cell office:value-type="float" office:value="2.052" table:style-name="ce1">
            <text:p>2.052</text:p>
          </table:table-cell>
          <table:table-cell office:value-type="float" office:value="2.12364" table:style-name="ce1">
            <text:p>2.12364</text:p>
          </table:table-cell>
          <table:table-cell office:value-type="float" office:value="2.1111200000000001" table:style-name="ce1">
            <text:p>2.11112</text:p>
          </table:table-cell>
          <table:table-cell office:value-type="float" office:value="2.0228799999999998" table:style-name="ce1">
            <text:p>2.02288</text:p>
          </table:table-cell>
          <table:table-cell office:value-type="float" office:value="2.13063" table:style-name="ce1">
            <text:p>2.13063</text:p>
          </table:table-cell>
          <table:table-cell office:value-type="float" office:value="2.0089000000000001" table:style-name="ce1">
            <text:p>2.0089</text:p>
          </table:table-cell>
          <table:table-cell office:value-type="float" office:value="2.04589" table:style-name="ce1">
            <text:p>2.04589</text:p>
          </table:table-cell>
          <table:table-cell office:value-type="float" office:value="2.0493800000000002" table:style-name="ce1">
            <text:p>2.04938</text:p>
          </table:table-cell>
          <table:table-cell office:value-type="float" office:value="2.10093" table:style-name="ce1">
            <text:p>2.10093</text:p>
          </table:table-cell>
          <table:table-cell office:value-type="float" office:value="2.20723" table:style-name="ce1">
            <text:p>2.20723</text:p>
          </table:table-cell>
          <table:table-cell office:value-type="float" office:value="2.1882999999999999" table:style-name="ce1">
            <text:p>2.1883</text:p>
          </table:table-cell>
          <table:table-cell office:value-type="float" office:value="2.052" table:style-name="ce1">
            <text:p>2.052</text:p>
          </table:table-cell>
          <table:table-cell office:value-type="float" office:value="2.1804299999999999" table:style-name="ce1">
            <text:p>2.18043</text:p>
          </table:table-cell>
          <table:table-cell office:value-type="float" office:value="2.0741299999999998" table:style-name="ce1">
            <text:p>2.07413</text:p>
          </table:table-cell>
          <table:table-cell office:value-type="float" office:value="2.0505399999999998" table:style-name="ce1">
            <text:p>2.05054</text:p>
          </table:table-cell>
          <table:table-cell office:value-type="float" office:value="2.1090800000000001" table:style-name="ce1">
            <text:p>2.10908</text:p>
          </table:table-cell>
          <table:table-cell office:value-type="float" office:value="2.1973199999999999" table:style-name="ce1">
            <text:p>2.19732</text:p>
          </table:table-cell>
          <table:table-cell office:value-type="float" office:value="2.1131600000000001" table:style-name="ce1">
            <text:p>2.11316</text:p>
          </table:table-cell>
          <table:table-cell office:value-type="float" office:value="2.0977199999999998" table:style-name="ce1">
            <text:p>2.09772</text:p>
          </table:table-cell>
          <table:table-cell office:value-type="float" office:value="2.1143200000000002" table:style-name="ce1">
            <text:p>2.11432</text:p>
          </table:table-cell>
          <table:table-cell office:value-type="float" office:value="2.0761699999999998" table:style-name="ce1">
            <text:p>2.07617</text:p>
          </table:table-cell>
          <table:table-cell table:style-name="ce1"/>
          <table:table-cell office:value-type="float" office:value="2.1071631034482756" table:formula="of:=AVERAGE([.C2:.AE2])" table:style-name="ce1">
            <text:p>2.10716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1.392899999999999" table:style-name="ce1">
            <text:p>11.3929</text:p>
          </table:table-cell>
          <table:table-cell office:value-type="float" office:value="11.017799999999999" table:style-name="ce1">
            <text:p>11.0178</text:p>
          </table:table-cell>
          <table:table-cell office:value-type="float" office:value="11.013400000000001" table:style-name="ce1">
            <text:p>11.0134</text:p>
          </table:table-cell>
          <table:table-cell office:value-type="float" office:value="10.896599999999999" table:style-name="ce1">
            <text:p>10.8966</text:p>
          </table:table-cell>
          <table:table-cell office:value-type="float" office:value="11.004099999999999" table:style-name="ce1">
            <text:p>11.0041</text:p>
          </table:table-cell>
          <table:table-cell office:value-type="float" office:value="10.8797" table:style-name="ce1">
            <text:p>10.8797</text:p>
          </table:table-cell>
          <table:table-cell office:value-type="float" office:value="11.0204" table:style-name="ce1">
            <text:p>11.0204</text:p>
          </table:table-cell>
          <table:table-cell office:value-type="float" office:value="10.8704" table:style-name="ce1">
            <text:p>10.8704</text:p>
          </table:table-cell>
          <table:table-cell office:value-type="float" office:value="10.9983" table:style-name="ce1">
            <text:p>10.9983</text:p>
          </table:table-cell>
          <table:table-cell office:value-type="float" office:value="10.9444" table:style-name="ce1">
            <text:p>10.9444</text:p>
          </table:table-cell>
          <table:table-cell office:value-type="float" office:value="10.9086" table:style-name="ce1">
            <text:p>10.9086</text:p>
          </table:table-cell>
          <table:table-cell office:value-type="float" office:value="11.057399999999999" table:style-name="ce1">
            <text:p>11.0574</text:p>
          </table:table-cell>
          <table:table-cell office:value-type="float" office:value="11.057700000000001" table:style-name="ce1">
            <text:p>11.0577</text:p>
          </table:table-cell>
          <table:table-cell office:value-type="float" office:value="11.0853" table:style-name="ce1">
            <text:p>11.0853</text:p>
          </table:table-cell>
          <table:table-cell office:value-type="float" office:value="11.0166" table:style-name="ce1">
            <text:p>11.0166</text:p>
          </table:table-cell>
          <table:table-cell office:value-type="float" office:value="11.0358" table:style-name="ce1">
            <text:p>11.0358</text:p>
          </table:table-cell>
          <table:table-cell office:value-type="float" office:value="11.0204" table:style-name="ce1">
            <text:p>11.0204</text:p>
          </table:table-cell>
          <table:table-cell office:value-type="float" office:value="10.972899999999999" table:style-name="ce1">
            <text:p>10.9729</text:p>
          </table:table-cell>
          <table:table-cell office:value-type="float" office:value="10.940300000000001" table:style-name="ce1">
            <text:p>10.9403</text:p>
          </table:table-cell>
          <table:table-cell office:value-type="float" office:value="10.938000000000001" table:style-name="ce1">
            <text:p>10.938</text:p>
          </table:table-cell>
          <table:table-cell office:value-type="float" office:value="10.952299999999999" table:style-name="ce1">
            <text:p>10.9523</text:p>
          </table:table-cell>
          <table:table-cell office:value-type="float" office:value="11.015700000000001" table:style-name="ce1">
            <text:p>11.0157</text:p>
          </table:table-cell>
          <table:table-cell office:value-type="float" office:value="10.993" table:style-name="ce1">
            <text:p>10.993</text:p>
          </table:table-cell>
          <table:table-cell office:value-type="float" office:value="11.007" table:style-name="ce1">
            <text:p>11.007</text:p>
          </table:table-cell>
          <table:table-cell office:value-type="float" office:value="10.9351" table:style-name="ce1">
            <text:p>10.9351</text:p>
          </table:table-cell>
          <table:table-cell office:value-type="float" office:value="11.0259" table:style-name="ce1">
            <text:p>11.0259</text:p>
          </table:table-cell>
          <table:table-cell office:value-type="float" office:value="10.857900000000001" table:style-name="ce1">
            <text:p>10.8579</text:p>
          </table:table-cell>
          <table:table-cell office:value-type="float" office:value="11.0396" table:style-name="ce1">
            <text:p>11.0396</text:p>
          </table:table-cell>
          <table:table-cell office:value-type="float" office:value="10.8605" table:style-name="ce1">
            <text:p>10.8605</text:p>
          </table:table-cell>
          <table:table-cell office:value-type="float" office:value="11.1683" table:style-name="ce1">
            <text:p>11.1683</text:p>
          </table:table-cell>
          <table:table-cell table:style-name="ce1"/>
          <table:table-cell office:value-type="float" office:value="10.983910344827587" table:formula="of:=AVERAGE([.C3:.AE3])" table:style-name="ce1">
            <text:p>10.9839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5.103000000000002" table:style-name="ce1">
            <text:p>35.103</text:p>
          </table:table-cell>
          <table:table-cell office:value-type="float" office:value="34.974600000000002" table:style-name="ce1">
            <text:p>34.9746</text:p>
          </table:table-cell>
          <table:table-cell office:value-type="float" office:value="34.891599999999997" table:style-name="ce1">
            <text:p>34.8916</text:p>
          </table:table-cell>
          <table:table-cell office:value-type="float" office:value="34.915999999999997" table:style-name="ce1">
            <text:p>34.916</text:p>
          </table:table-cell>
          <table:table-cell office:value-type="float" office:value="34.825800000000001" table:style-name="ce1">
            <text:p>34.8258</text:p>
          </table:table-cell>
          <table:table-cell office:value-type="float" office:value="34.846200000000003" table:style-name="ce1">
            <text:p>34.8462</text:p>
          </table:table-cell>
          <table:table-cell office:value-type="float" office:value="34.853400000000001" table:style-name="ce1">
            <text:p>34.8534</text:p>
          </table:table-cell>
          <table:table-cell office:value-type="float" office:value="34.907600000000002" table:style-name="ce1">
            <text:p>34.9076</text:p>
          </table:table-cell>
          <table:table-cell office:value-type="float" office:value="34.986199999999997" table:style-name="ce1">
            <text:p>34.9862</text:p>
          </table:table-cell>
          <table:table-cell office:value-type="float" office:value="34.8992" table:style-name="ce1">
            <text:p>34.8992</text:p>
          </table:table-cell>
          <table:table-cell office:value-type="float" office:value="34.747999999999998" table:style-name="ce1">
            <text:p>34.748</text:p>
          </table:table-cell>
          <table:table-cell office:value-type="float" office:value="34.854599999999998" table:style-name="ce1">
            <text:p>34.8546</text:p>
          </table:table-cell>
          <table:table-cell office:value-type="float" office:value="34.973399999999998" table:style-name="ce1">
            <text:p>34.9734</text:p>
          </table:table-cell>
          <table:table-cell office:value-type="float" office:value="34.803600000000003" table:style-name="ce1">
            <text:p>34.8036</text:p>
          </table:table-cell>
          <table:table-cell office:value-type="float" office:value="34.8048" table:style-name="ce1">
            <text:p>34.8048</text:p>
          </table:table-cell>
          <table:table-cell office:value-type="float" office:value="34.907899999999998" table:style-name="ce1">
            <text:p>34.9079</text:p>
          </table:table-cell>
          <table:table-cell office:value-type="float" office:value="34.959699999999998" table:style-name="ce1">
            <text:p>34.9597</text:p>
          </table:table-cell>
          <table:table-cell office:value-type="float" office:value="34.855800000000002" table:style-name="ce1">
            <text:p>34.8558</text:p>
          </table:table-cell>
          <table:table-cell office:value-type="float" office:value="34.9405" table:style-name="ce1">
            <text:p>34.9405</text:p>
          </table:table-cell>
          <table:table-cell office:value-type="float" office:value="34.842700000000001" table:style-name="ce1">
            <text:p>34.8427</text:p>
          </table:table-cell>
          <table:table-cell office:value-type="float" office:value="34.764299999999999" table:style-name="ce1">
            <text:p>34.7643</text:p>
          </table:table-cell>
          <table:table-cell office:value-type="float" office:value="34.922499999999999" table:style-name="ce1">
            <text:p>34.9225</text:p>
          </table:table-cell>
          <table:table-cell office:value-type="float" office:value="34.788499999999999" table:style-name="ce1">
            <text:p>34.7885</text:p>
          </table:table-cell>
          <table:table-cell office:value-type="float" office:value="34.911999999999999" table:style-name="ce1">
            <text:p>34.912</text:p>
          </table:table-cell>
          <table:table-cell office:value-type="float" office:value="34.788499999999999" table:style-name="ce1">
            <text:p>34.7885</text:p>
          </table:table-cell>
          <table:table-cell office:value-type="float" office:value="34.8962" table:style-name="ce1">
            <text:p>34.8962</text:p>
          </table:table-cell>
          <table:table-cell office:value-type="float" office:value="34.860100000000003" table:style-name="ce1">
            <text:p>34.8601</text:p>
          </table:table-cell>
          <table:table-cell office:value-type="float" office:value="34.848500000000001" table:style-name="ce1">
            <text:p>34.8485</text:p>
          </table:table-cell>
          <table:table-cell office:value-type="float" office:value="34.8872" table:style-name="ce1">
            <text:p>34.8872</text:p>
          </table:table-cell>
          <table:table-cell office:value-type="float" office:value="34.886099999999999" table:style-name="ce1">
            <text:p>34.8861</text:p>
          </table:table-cell>
          <table:table-cell table:style-name="ce1"/>
          <table:table-cell office:value-type="float" office:value="34.873982758620699" table:formula="of:=AVERAGE([.C4:.AE4])" table:style-name="ce1">
            <text:p>34.8739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2.3095" table:style-name="ce1">
            <text:p>82.3095</text:p>
          </table:table-cell>
          <table:table-cell office:value-type="float" office:value="82.324399999999997" table:style-name="ce1">
            <text:p>82.3244</text:p>
          </table:table-cell>
          <table:table-cell office:value-type="float" office:value="82.1511" table:style-name="ce1">
            <text:p>82.1511</text:p>
          </table:table-cell>
          <table:table-cell office:value-type="float" office:value="82.180199999999999" table:style-name="ce1">
            <text:p>82.1802</text:p>
          </table:table-cell>
          <table:table-cell office:value-type="float" office:value="81.475700000000003" table:style-name="ce1">
            <text:p>81.4757</text:p>
          </table:table-cell>
          <table:table-cell office:value-type="float" office:value="81.508300000000006" table:style-name="ce1">
            <text:p>81.5083</text:p>
          </table:table-cell>
          <table:table-cell office:value-type="float" office:value="81.484999999999999" table:style-name="ce1">
            <text:p>81.485</text:p>
          </table:table-cell>
          <table:table-cell office:value-type="float" office:value="81.429699999999997" table:style-name="ce1">
            <text:p>81.4297</text:p>
          </table:table-cell>
          <table:table-cell office:value-type="float" office:value="81.397999999999996" table:style-name="ce1">
            <text:p>81.398</text:p>
          </table:table-cell>
          <table:table-cell office:value-type="float" office:value="81.491699999999994" table:style-name="ce1">
            <text:p>81.4917</text:p>
          </table:table-cell>
          <table:table-cell office:value-type="float" office:value="81.447800000000001" table:style-name="ce1">
            <text:p>81.4478</text:p>
          </table:table-cell>
          <table:table-cell office:value-type="float" office:value="81.733999999999995" table:style-name="ce1">
            <text:p>81.734</text:p>
          </table:table-cell>
          <table:table-cell office:value-type="float" office:value="81.486800000000002" table:style-name="ce1">
            <text:p>81.4868</text:p>
          </table:table-cell>
          <table:table-cell office:value-type="float" office:value="81.473100000000002" table:style-name="ce1">
            <text:p>81.4731</text:p>
          </table:table-cell>
          <table:table-cell office:value-type="float" office:value="81.229299999999995" table:style-name="ce1">
            <text:p>81.2293</text:p>
          </table:table-cell>
          <table:table-cell office:value-type="float" office:value="81.579400000000007" table:style-name="ce1">
            <text:p>81.5794</text:p>
          </table:table-cell>
          <table:table-cell office:value-type="float" office:value="81.444900000000004" table:style-name="ce1">
            <text:p>81.4449</text:p>
          </table:table-cell>
          <table:table-cell office:value-type="float" office:value="81.342100000000002" table:style-name="ce1">
            <text:p>81.3421</text:p>
          </table:table-cell>
          <table:table-cell office:value-type="float" office:value="81.438999999999993" table:style-name="ce1">
            <text:p>81.439</text:p>
          </table:table-cell>
          <table:table-cell office:value-type="float" office:value="81.498199999999997" table:style-name="ce1">
            <text:p>81.4982</text:p>
          </table:table-cell>
          <table:table-cell office:value-type="float" office:value="81.518000000000001" table:style-name="ce1">
            <text:p>81.518</text:p>
          </table:table-cell>
          <table:table-cell office:value-type="float" office:value="81.471900000000005" table:style-name="ce1">
            <text:p>81.4719</text:p>
          </table:table-cell>
          <table:table-cell office:value-type="float" office:value="81.292500000000004" table:style-name="ce1">
            <text:p>81.2925</text:p>
          </table:table-cell>
          <table:table-cell office:value-type="float" office:value="81.442499999999995" table:style-name="ce1">
            <text:p>81.4425</text:p>
          </table:table-cell>
          <table:table-cell office:value-type="float" office:value="81.289599999999993" table:style-name="ce1">
            <text:p>81.2896</text:p>
          </table:table-cell>
          <table:table-cell office:value-type="float" office:value="81.460899999999995" table:style-name="ce1">
            <text:p>81.4609</text:p>
          </table:table-cell>
          <table:table-cell office:value-type="float" office:value="81.441699999999997" table:style-name="ce1">
            <text:p>81.4417</text:p>
          </table:table-cell>
          <table:table-cell office:value-type="float" office:value="81.508600000000001" table:style-name="ce1">
            <text:p>81.5086</text:p>
          </table:table-cell>
          <table:table-cell office:value-type="float" office:value="81.944900000000004" table:style-name="ce1">
            <text:p>81.9449</text:p>
          </table:table-cell>
          <table:table-cell office:value-type="float" office:value="81.857799999999997" table:style-name="ce1">
            <text:p>81.8578</text:p>
          </table:table-cell>
          <table:table-cell table:style-name="ce1"/>
          <table:table-cell office:value-type="float" office:value="81.563693103448301" table:formula="of:=AVERAGE([.C5:.AE5])" table:style-name="ce1">
            <text:p>81.5636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61.131" table:style-name="ce1">
            <text:p>161.131</text:p>
          </table:table-cell>
          <table:table-cell office:value-type="float" office:value="159.91300000000001" table:style-name="ce1">
            <text:p>159.913</text:p>
          </table:table-cell>
          <table:table-cell office:value-type="float" office:value="159.583" table:style-name="ce1">
            <text:p>159.583</text:p>
          </table:table-cell>
          <table:table-cell office:value-type="float" office:value="159.90299999999999" table:style-name="ce1">
            <text:p>159.903</text:p>
          </table:table-cell>
          <table:table-cell office:value-type="float" office:value="161.416" table:style-name="ce1">
            <text:p>161.416</text:p>
          </table:table-cell>
          <table:table-cell office:value-type="float" office:value="160.655" table:style-name="ce1">
            <text:p>160.655</text:p>
          </table:table-cell>
          <table:table-cell office:value-type="float" office:value="160.75899999999999" table:style-name="ce1">
            <text:p>160.759</text:p>
          </table:table-cell>
          <table:table-cell office:value-type="float" office:value="161.279" table:style-name="ce1">
            <text:p>161.279</text:p>
          </table:table-cell>
          <table:table-cell office:value-type="float" office:value="161.19" table:style-name="ce1">
            <text:p>161.19</text:p>
          </table:table-cell>
          <table:table-cell office:value-type="float" office:value="161.15299999999999" table:style-name="ce1">
            <text:p>161.153</text:p>
          </table:table-cell>
          <table:table-cell office:value-type="float" office:value="161.04599999999999" table:style-name="ce1">
            <text:p>161.046</text:p>
          </table:table-cell>
          <table:table-cell office:value-type="float" office:value="160.90799999999999" table:style-name="ce1">
            <text:p>160.908</text:p>
          </table:table-cell>
          <table:table-cell office:value-type="float" office:value="160.76499999999999" table:style-name="ce1">
            <text:p>160.765</text:p>
          </table:table-cell>
          <table:table-cell office:value-type="float" office:value="161.233" table:style-name="ce1">
            <text:p>161.233</text:p>
          </table:table-cell>
          <table:table-cell office:value-type="float" office:value="161.22999999999999" table:style-name="ce1">
            <text:p>161.23</text:p>
          </table:table-cell>
          <table:table-cell office:value-type="float" office:value="161.12" table:style-name="ce1">
            <text:p>161.12</text:p>
          </table:table-cell>
          <table:table-cell office:value-type="float" office:value="161.029" table:style-name="ce1">
            <text:p>161.029</text:p>
          </table:table-cell>
          <table:table-cell office:value-type="float" office:value="161.16300000000001" table:style-name="ce1">
            <text:p>161.163</text:p>
          </table:table-cell>
          <table:table-cell office:value-type="float" office:value="161.37700000000001" table:style-name="ce1">
            <text:p>161.377</text:p>
          </table:table-cell>
          <table:table-cell office:value-type="float" office:value="161.124" table:style-name="ce1">
            <text:p>161.124</text:p>
          </table:table-cell>
          <table:table-cell office:value-type="float" office:value="161.06299999999999" table:style-name="ce1">
            <text:p>161.063</text:p>
          </table:table-cell>
          <table:table-cell office:value-type="float" office:value="161.11799999999999" table:style-name="ce1">
            <text:p>161.118</text:p>
          </table:table-cell>
          <table:table-cell office:value-type="float" office:value="161.095" table:style-name="ce1">
            <text:p>161.095</text:p>
          </table:table-cell>
          <table:table-cell office:value-type="float" office:value="161.11500000000001" table:style-name="ce1">
            <text:p>161.115</text:p>
          </table:table-cell>
          <table:table-cell office:value-type="float" office:value="161.125" table:style-name="ce1">
            <text:p>161.125</text:p>
          </table:table-cell>
          <table:table-cell office:value-type="float" office:value="160.917" table:style-name="ce1">
            <text:p>160.917</text:p>
          </table:table-cell>
          <table:table-cell office:value-type="float" office:value="161.22200000000001" table:style-name="ce1">
            <text:p>161.222</text:p>
          </table:table-cell>
          <table:table-cell office:value-type="float" office:value="161.292" table:style-name="ce1">
            <text:p>161.292</text:p>
          </table:table-cell>
          <table:table-cell office:value-type="float" office:value="161.35" table:style-name="ce1">
            <text:p>161.35</text:p>
          </table:table-cell>
          <table:table-cell office:value-type="float" office:value="160.833" table:style-name="ce1">
            <text:p>160.833</text:p>
          </table:table-cell>
          <table:table-cell table:style-name="ce1"/>
          <table:table-cell office:value-type="float" office:value="160.96468965517244" table:formula="of:=AVERAGE([.C6:.AE6])" table:style-name="ce1">
            <text:p>160.964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75.41500000000002" table:style-name="ce1">
            <text:p>275.415</text:p>
          </table:table-cell>
          <table:table-cell office:value-type="float" office:value="275.541" table:style-name="ce1">
            <text:p>275.541</text:p>
          </table:table-cell>
          <table:table-cell office:value-type="float" office:value="275.61099999999999" table:style-name="ce1">
            <text:p>275.611</text:p>
          </table:table-cell>
          <table:table-cell office:value-type="float" office:value="275.34300000000002" table:style-name="ce1">
            <text:p>275.343</text:p>
          </table:table-cell>
          <table:table-cell office:value-type="float" office:value="274.72199999999998" table:style-name="ce1">
            <text:p>274.722</text:p>
          </table:table-cell>
          <table:table-cell office:value-type="float" office:value="274.43599999999998" table:style-name="ce1">
            <text:p>274.436</text:p>
          </table:table-cell>
          <table:table-cell office:value-type="float" office:value="275.40699999999998" table:style-name="ce1">
            <text:p>275.407</text:p>
          </table:table-cell>
          <table:table-cell office:value-type="float" office:value="275.60599999999999" table:style-name="ce1">
            <text:p>275.606</text:p>
          </table:table-cell>
          <table:table-cell office:value-type="float" office:value="274.87" table:style-name="ce1">
            <text:p>274.87</text:p>
          </table:table-cell>
          <table:table-cell office:value-type="float" office:value="275.44799999999998" table:style-name="ce1">
            <text:p>275.448</text:p>
          </table:table-cell>
          <table:table-cell office:value-type="float" office:value="275.21100000000001" table:style-name="ce1">
            <text:p>275.211</text:p>
          </table:table-cell>
          <table:table-cell office:value-type="float" office:value="274.745" table:style-name="ce1">
            <text:p>274.745</text:p>
          </table:table-cell>
          <table:table-cell office:value-type="float" office:value="274.99299999999999" table:style-name="ce1">
            <text:p>274.993</text:p>
          </table:table-cell>
          <table:table-cell office:value-type="float" office:value="275.173" table:style-name="ce1">
            <text:p>275.173</text:p>
          </table:table-cell>
          <table:table-cell office:value-type="float" office:value="274.45499999999998" table:style-name="ce1">
            <text:p>274.455</text:p>
          </table:table-cell>
          <table:table-cell office:value-type="float" office:value="275.00700000000001" table:style-name="ce1">
            <text:p>275.007</text:p>
          </table:table-cell>
          <table:table-cell office:value-type="float" office:value="275.29300000000001" table:style-name="ce1">
            <text:p>275.293</text:p>
          </table:table-cell>
          <table:table-cell office:value-type="float" office:value="275.28800000000001" table:style-name="ce1">
            <text:p>275.288</text:p>
          </table:table-cell>
          <table:table-cell office:value-type="float" office:value="275.12299999999999" table:style-name="ce1">
            <text:p>275.123</text:p>
          </table:table-cell>
          <table:table-cell office:value-type="float" office:value="274.63900000000001" table:style-name="ce1">
            <text:p>274.639</text:p>
          </table:table-cell>
          <table:table-cell office:value-type="float" office:value="275.14100000000002" table:style-name="ce1">
            <text:p>275.141</text:p>
          </table:table-cell>
          <table:table-cell office:value-type="float" office:value="275.238" table:style-name="ce1">
            <text:p>275.238</text:p>
          </table:table-cell>
          <table:table-cell office:value-type="float" office:value="274.76900000000001" table:style-name="ce1">
            <text:p>274.769</text:p>
          </table:table-cell>
          <table:table-cell office:value-type="float" office:value="274.78100000000001" table:style-name="ce1">
            <text:p>274.781</text:p>
          </table:table-cell>
          <table:table-cell office:value-type="float" office:value="274.887" table:style-name="ce1">
            <text:p>274.887</text:p>
          </table:table-cell>
          <table:table-cell office:value-type="float" office:value="275.41300000000001" table:style-name="ce1">
            <text:p>275.413</text:p>
          </table:table-cell>
          <table:table-cell office:value-type="float" office:value="274.79500000000002" table:style-name="ce1">
            <text:p>274.795</text:p>
          </table:table-cell>
          <table:table-cell office:value-type="float" office:value="274.72800000000001" table:style-name="ce1">
            <text:p>274.728</text:p>
          </table:table-cell>
          <table:table-cell office:value-type="float" office:value="275.33300000000003" table:style-name="ce1">
            <text:p>275.333</text:p>
          </table:table-cell>
          <table:table-cell office:value-type="float" office:value="275.38400000000001" table:style-name="ce1">
            <text:p>275.384</text:p>
          </table:table-cell>
          <table:table-cell table:style-name="ce1"/>
          <table:table-cell office:value-type="float" office:value="275.08206896551724" table:formula="of:=AVERAGE([.C7:.AE7])" table:style-name="ce1">
            <text:p>275.08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35.83300000000003" table:style-name="ce1">
            <text:p>435.833</text:p>
          </table:table-cell>
          <table:table-cell office:value-type="float" office:value="435.935" table:style-name="ce1">
            <text:p>435.935</text:p>
          </table:table-cell>
          <table:table-cell office:value-type="float" office:value="435.27499999999998" table:style-name="ce1">
            <text:p>435.275</text:p>
          </table:table-cell>
          <table:table-cell office:value-type="float" office:value="439.589" table:style-name="ce1">
            <text:p>439.589</text:p>
          </table:table-cell>
          <table:table-cell office:value-type="float" office:value="438.70600000000002" table:style-name="ce1">
            <text:p>438.706</text:p>
          </table:table-cell>
          <table:table-cell office:value-type="float" office:value="439.10899999999998" table:style-name="ce1">
            <text:p>439.109</text:p>
          </table:table-cell>
          <table:table-cell office:value-type="float" office:value="438.87099999999998" table:style-name="ce1">
            <text:p>438.871</text:p>
          </table:table-cell>
          <table:table-cell office:value-type="float" office:value="439.15199999999999" table:style-name="ce1">
            <text:p>439.152</text:p>
          </table:table-cell>
          <table:table-cell office:value-type="float" office:value="438.625" table:style-name="ce1">
            <text:p>438.625</text:p>
          </table:table-cell>
          <table:table-cell office:value-type="float" office:value="439.12200000000001" table:style-name="ce1">
            <text:p>439.122</text:p>
          </table:table-cell>
          <table:table-cell office:value-type="float" office:value="438.73700000000002" table:style-name="ce1">
            <text:p>438.737</text:p>
          </table:table-cell>
          <table:table-cell office:value-type="float" office:value="438.702" table:style-name="ce1">
            <text:p>438.702</text:p>
          </table:table-cell>
          <table:table-cell office:value-type="float" office:value="438.69400000000002" table:style-name="ce1">
            <text:p>438.694</text:p>
          </table:table-cell>
          <table:table-cell office:value-type="float" office:value="438.53300000000002" table:style-name="ce1">
            <text:p>438.533</text:p>
          </table:table-cell>
          <table:table-cell office:value-type="float" office:value="438.82400000000001" table:style-name="ce1">
            <text:p>438.824</text:p>
          </table:table-cell>
          <table:table-cell office:value-type="float" office:value="441.45499999999998" table:style-name="ce1">
            <text:p>441.455</text:p>
          </table:table-cell>
          <table:table-cell office:value-type="float" office:value="439.17200000000003" table:style-name="ce1">
            <text:p>439.172</text:p>
          </table:table-cell>
          <table:table-cell office:value-type="float" office:value="438.90600000000001" table:style-name="ce1">
            <text:p>438.906</text:p>
          </table:table-cell>
          <table:table-cell office:value-type="float" office:value="438.62" table:style-name="ce1">
            <text:p>438.62</text:p>
          </table:table-cell>
          <table:table-cell office:value-type="float" office:value="438.90300000000002" table:style-name="ce1">
            <text:p>438.903</text:p>
          </table:table-cell>
          <table:table-cell office:value-type="float" office:value="438.851" table:style-name="ce1">
            <text:p>438.851</text:p>
          </table:table-cell>
          <table:table-cell office:value-type="float" office:value="438.84500000000003" table:style-name="ce1">
            <text:p>438.845</text:p>
          </table:table-cell>
          <table:table-cell office:value-type="float" office:value="441.33499999999998" table:style-name="ce1">
            <text:p>441.335</text:p>
          </table:table-cell>
          <table:table-cell office:value-type="float" office:value="443.69499999999999" table:style-name="ce1">
            <text:p>443.695</text:p>
          </table:table-cell>
          <table:table-cell office:value-type="float" office:value="443.69799999999998" table:style-name="ce1">
            <text:p>443.698</text:p>
          </table:table-cell>
          <table:table-cell office:value-type="float" office:value="444.03" table:style-name="ce1">
            <text:p>444.03</text:p>
          </table:table-cell>
          <table:table-cell office:value-type="float" office:value="440.90499999999997" table:style-name="ce1">
            <text:p>440.905</text:p>
          </table:table-cell>
          <table:table-cell office:value-type="float" office:value="443.59899999999999" table:style-name="ce1">
            <text:p>443.599</text:p>
          </table:table-cell>
          <table:table-cell office:value-type="float" office:value="443.517" table:style-name="ce1">
            <text:p>443.517</text:p>
          </table:table-cell>
          <table:table-cell office:value-type="float" office:value="441.30399999999997" table:style-name="ce1">
            <text:p>441.304</text:p>
          </table:table-cell>
          <table:table-cell table:style-name="ce1"/>
          <table:table-cell office:value-type="float" office:value="439.81755172413796" table:formula="of:=AVERAGE([.C8:.AE8])" table:style-name="ce1">
            <text:p>439.817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50.197" table:style-name="ce1">
            <text:p>650.197</text:p>
          </table:table-cell>
          <table:table-cell office:value-type="float" office:value="652.83199999999999" table:style-name="ce1">
            <text:p>652.832</text:p>
          </table:table-cell>
          <table:table-cell office:value-type="float" office:value="651.55399999999997" table:style-name="ce1">
            <text:p>651.554</text:p>
          </table:table-cell>
          <table:table-cell office:value-type="float" office:value="652.375" table:style-name="ce1">
            <text:p>652.375</text:p>
          </table:table-cell>
          <table:table-cell office:value-type="float" office:value="654.89300000000003" table:style-name="ce1">
            <text:p>654.893</text:p>
          </table:table-cell>
          <table:table-cell office:value-type="float" office:value="649.42999999999995" table:style-name="ce1">
            <text:p>649.43</text:p>
          </table:table-cell>
          <table:table-cell office:value-type="float" office:value="651.73" table:style-name="ce1">
            <text:p>651.73</text:p>
          </table:table-cell>
          <table:table-cell office:value-type="float" office:value="650.97299999999996" table:style-name="ce1">
            <text:p>650.973</text:p>
          </table:table-cell>
          <table:table-cell office:value-type="float" office:value="651.22699999999998" table:style-name="ce1">
            <text:p>651.227</text:p>
          </table:table-cell>
          <table:table-cell office:value-type="float" office:value="650.68499999999995" table:style-name="ce1">
            <text:p>650.685</text:p>
          </table:table-cell>
          <table:table-cell office:value-type="float" office:value="649.84199999999998" table:style-name="ce1">
            <text:p>649.842</text:p>
          </table:table-cell>
          <table:table-cell office:value-type="float" office:value="649.65099999999995" table:style-name="ce1">
            <text:p>649.651</text:p>
          </table:table-cell>
          <table:table-cell office:value-type="float" office:value="649.91300000000001" table:style-name="ce1">
            <text:p>649.913</text:p>
          </table:table-cell>
          <table:table-cell office:value-type="float" office:value="649.75199999999995" table:style-name="ce1">
            <text:p>649.752</text:p>
          </table:table-cell>
          <table:table-cell office:value-type="float" office:value="649.59900000000005" table:style-name="ce1">
            <text:p>649.599</text:p>
          </table:table-cell>
          <table:table-cell office:value-type="float" office:value="648.904" table:style-name="ce1">
            <text:p>648.904</text:p>
          </table:table-cell>
          <table:table-cell office:value-type="float" office:value="649.548" table:style-name="ce1">
            <text:p>649.548</text:p>
          </table:table-cell>
          <table:table-cell office:value-type="float" office:value="649.26300000000003" table:style-name="ce1">
            <text:p>649.263</text:p>
          </table:table-cell>
          <table:table-cell office:value-type="float" office:value="649.995" table:style-name="ce1">
            <text:p>649.995</text:p>
          </table:table-cell>
          <table:table-cell office:value-type="float" office:value="650.32899999999995" table:style-name="ce1">
            <text:p>650.329</text:p>
          </table:table-cell>
          <table:table-cell office:value-type="float" office:value="652.71799999999996" table:style-name="ce1">
            <text:p>652.718</text:p>
          </table:table-cell>
          <table:table-cell office:value-type="float" office:value="649.65800000000002" table:style-name="ce1">
            <text:p>649.658</text:p>
          </table:table-cell>
          <table:table-cell office:value-type="float" office:value="649.678" table:style-name="ce1">
            <text:p>649.678</text:p>
          </table:table-cell>
          <table:table-cell office:value-type="float" office:value="649.17399999999998" table:style-name="ce1">
            <text:p>649.174</text:p>
          </table:table-cell>
          <table:table-cell office:value-type="float" office:value="650.26800000000003" table:style-name="ce1">
            <text:p>650.268</text:p>
          </table:table-cell>
          <table:table-cell office:value-type="float" office:value="648.55700000000002" table:style-name="ce1">
            <text:p>648.557</text:p>
          </table:table-cell>
          <table:table-cell office:value-type="float" office:value="651.58399999999995" table:style-name="ce1">
            <text:p>651.584</text:p>
          </table:table-cell>
          <table:table-cell office:value-type="float" office:value="650.09100000000001" table:style-name="ce1">
            <text:p>650.091</text:p>
          </table:table-cell>
          <table:table-cell office:value-type="float" office:value="651.15099999999995" table:style-name="ce1">
            <text:p>651.151</text:p>
          </table:table-cell>
          <table:table-cell office:value-type="float" office:value="649.43100000000004" table:style-name="ce1">
            <text:p>649.431</text:p>
          </table:table-cell>
          <table:table-cell table:style-name="ce1"/>
          <table:table-cell office:value-type="float" office:value="650.51051724137949" table:formula="of:=AVERAGE([.C9:.AE9])" table:style-name="ce1">
            <text:p>650.510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29.07899999999995" table:style-name="ce1">
            <text:p>929.079</text:p>
          </table:table-cell>
          <table:table-cell office:value-type="float" office:value="929.50300000000004" table:style-name="ce1">
            <text:p>929.503</text:p>
          </table:table-cell>
          <table:table-cell office:value-type="float" office:value="926.44100000000003" table:style-name="ce1">
            <text:p>926.441</text:p>
          </table:table-cell>
          <table:table-cell office:value-type="float" office:value="925.50199999999995" table:style-name="ce1">
            <text:p>925.502</text:p>
          </table:table-cell>
          <table:table-cell office:value-type="float" office:value="928.00300000000004" table:style-name="ce1">
            <text:p>928.003</text:p>
          </table:table-cell>
          <table:table-cell office:value-type="float" office:value="927.73599999999999" table:style-name="ce1">
            <text:p>927.736</text:p>
          </table:table-cell>
          <table:table-cell office:value-type="float" office:value="928.16700000000003" table:style-name="ce1">
            <text:p>928.167</text:p>
          </table:table-cell>
          <table:table-cell office:value-type="float" office:value="928.31500000000005" table:style-name="ce1">
            <text:p>928.315</text:p>
          </table:table-cell>
          <table:table-cell office:value-type="float" office:value="928.745" table:style-name="ce1">
            <text:p>928.745</text:p>
          </table:table-cell>
          <table:table-cell office:value-type="float" office:value="928.08100000000002" table:style-name="ce1">
            <text:p>928.081</text:p>
          </table:table-cell>
          <table:table-cell office:value-type="float" office:value="928.803" table:style-name="ce1">
            <text:p>928.803</text:p>
          </table:table-cell>
          <table:table-cell office:value-type="float" office:value="928.42100000000005" table:style-name="ce1">
            <text:p>928.421</text:p>
          </table:table-cell>
          <table:table-cell office:value-type="float" office:value="928.40300000000002" table:style-name="ce1">
            <text:p>928.403</text:p>
          </table:table-cell>
          <table:table-cell office:value-type="float" office:value="929.22799999999995" table:style-name="ce1">
            <text:p>929.228</text:p>
          </table:table-cell>
          <table:table-cell office:value-type="float" office:value="928.84400000000005" table:style-name="ce1">
            <text:p>928.844</text:p>
          </table:table-cell>
          <table:table-cell office:value-type="float" office:value="929.2" table:style-name="ce1">
            <text:p>929.2</text:p>
          </table:table-cell>
          <table:table-cell office:value-type="float" office:value="927.83100000000002" table:style-name="ce1">
            <text:p>927.831</text:p>
          </table:table-cell>
          <table:table-cell office:value-type="float" office:value="928.10299999999995" table:style-name="ce1">
            <text:p>928.103</text:p>
          </table:table-cell>
          <table:table-cell office:value-type="float" office:value="928.87599999999998" table:style-name="ce1">
            <text:p>928.876</text:p>
          </table:table-cell>
          <table:table-cell office:value-type="float" office:value="928.69600000000003" table:style-name="ce1">
            <text:p>928.696</text:p>
          </table:table-cell>
          <table:table-cell office:value-type="float" office:value="928.94899999999996" table:style-name="ce1">
            <text:p>928.949</text:p>
          </table:table-cell>
          <table:table-cell office:value-type="float" office:value="928.12900000000002" table:style-name="ce1">
            <text:p>928.129</text:p>
          </table:table-cell>
          <table:table-cell office:value-type="float" office:value="927.572" table:style-name="ce1">
            <text:p>927.572</text:p>
          </table:table-cell>
          <table:table-cell office:value-type="float" office:value="928.75800000000004" table:style-name="ce1">
            <text:p>928.758</text:p>
          </table:table-cell>
          <table:table-cell office:value-type="float" office:value="929.029" table:style-name="ce1">
            <text:p>929.029</text:p>
          </table:table-cell>
          <table:table-cell office:value-type="float" office:value="927.63199999999995" table:style-name="ce1">
            <text:p>927.632</text:p>
          </table:table-cell>
          <table:table-cell office:value-type="float" office:value="928.50199999999995" table:style-name="ce1">
            <text:p>928.502</text:p>
          </table:table-cell>
          <table:table-cell office:value-type="float" office:value="926.48800000000006" table:style-name="ce1">
            <text:p>926.488</text:p>
          </table:table-cell>
          <table:table-cell office:value-type="float" office:value="927.98699999999997" table:style-name="ce1">
            <text:p>927.987</text:p>
          </table:table-cell>
          <table:table-cell office:value-type="float" office:value="927.90800000000002" table:style-name="ce1">
            <text:p>927.908</text:p>
          </table:table-cell>
          <table:table-cell table:style-name="ce1"/>
          <table:table-cell office:value-type="float" office:value="928.20179310344838" table:formula="of:=AVERAGE([.C10:.AE10])" table:style-name="ce1">
            <text:p>928.201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299.21" table:style-name="ce1">
            <text:p>2299.21</text:p>
          </table:table-cell>
          <table:table-cell office:value-type="float" office:value="2292.2399999999998" table:style-name="ce1">
            <text:p>2292.24</text:p>
          </table:table-cell>
          <table:table-cell office:value-type="float" office:value="2282.79" table:style-name="ce1">
            <text:p>2282.79</text:p>
          </table:table-cell>
          <table:table-cell office:value-type="float" office:value="2284.2800000000002" table:style-name="ce1">
            <text:p>2284.28</text:p>
          </table:table-cell>
          <table:table-cell office:value-type="float" office:value="1287.92" table:style-name="ce1">
            <text:p>1287.92</text:p>
          </table:table-cell>
          <table:table-cell office:value-type="float" office:value="2281.5700000000002" table:style-name="ce1">
            <text:p>2281.57</text:p>
          </table:table-cell>
          <table:table-cell office:value-type="float" office:value="2283.0300000000002" table:style-name="ce1">
            <text:p>2283.03</text:p>
          </table:table-cell>
          <table:table-cell office:value-type="float" office:value="1284.5899999999999" table:style-name="ce1">
            <text:p>1284.59</text:p>
          </table:table-cell>
          <table:table-cell office:value-type="float" office:value="2291.85" table:style-name="ce1">
            <text:p>2291.85</text:p>
          </table:table-cell>
          <table:table-cell office:value-type="float" office:value="2284.9" table:style-name="ce1">
            <text:p>2284.9</text:p>
          </table:table-cell>
          <table:table-cell office:value-type="float" office:value="1285.1400000000001" table:style-name="ce1">
            <text:p>1285.14</text:p>
          </table:table-cell>
          <table:table-cell office:value-type="float" office:value="2288.13" table:style-name="ce1">
            <text:p>2288.13</text:p>
          </table:table-cell>
          <table:table-cell office:value-type="float" office:value="2284.48" table:style-name="ce1">
            <text:p>2284.48</text:p>
          </table:table-cell>
          <table:table-cell office:value-type="float" office:value="1285.08" table:style-name="ce1">
            <text:p>1285.08</text:p>
          </table:table-cell>
          <table:table-cell office:value-type="float" office:value="2288.08" table:style-name="ce1">
            <text:p>2288.08</text:p>
          </table:table-cell>
          <table:table-cell office:value-type="float" office:value="2283.3200000000002" table:style-name="ce1">
            <text:p>2283.32</text:p>
          </table:table-cell>
          <table:table-cell office:value-type="float" office:value="1284.5" table:style-name="ce1">
            <text:p>1284.5</text:p>
          </table:table-cell>
          <table:table-cell office:value-type="float" office:value="2292.54" table:style-name="ce1">
            <text:p>2292.54</text:p>
          </table:table-cell>
          <table:table-cell office:value-type="float" office:value="2287.89" table:style-name="ce1">
            <text:p>2287.89</text:p>
          </table:table-cell>
          <table:table-cell office:value-type="float" office:value="1287.19" table:style-name="ce1">
            <text:p>1287.19</text:p>
          </table:table-cell>
          <table:table-cell office:value-type="float" office:value="2286.34" table:style-name="ce1">
            <text:p>2286.34</text:p>
          </table:table-cell>
          <table:table-cell office:value-type="float" office:value="2285.85" table:style-name="ce1">
            <text:p>2285.85</text:p>
          </table:table-cell>
          <table:table-cell office:value-type="float" office:value="1288.27" table:style-name="ce1">
            <text:p>1288.27</text:p>
          </table:table-cell>
          <table:table-cell office:value-type="float" office:value="2280.8200000000002" table:style-name="ce1">
            <text:p>2280.82</text:p>
          </table:table-cell>
          <table:table-cell office:value-type="float" office:value="2284.92" table:style-name="ce1">
            <text:p>2284.92</text:p>
          </table:table-cell>
          <table:table-cell office:value-type="float" office:value="1286.26" table:style-name="ce1">
            <text:p>1286.26</text:p>
          </table:table-cell>
          <table:table-cell office:value-type="float" office:value="2287.5" table:style-name="ce1">
            <text:p>2287.5</text:p>
          </table:table-cell>
          <table:table-cell office:value-type="float" office:value="2287.0700000000002" table:style-name="ce1">
            <text:p>2287.07</text:p>
          </table:table-cell>
          <table:table-cell office:value-type="float" office:value="1287.33" table:style-name="ce1">
            <text:p>1287.33</text:p>
          </table:table-cell>
          <table:table-cell office:value-type="float" office:value="2283.84" table:style-name="ce1">
            <text:p>2283.84</text:p>
          </table:table-cell>
          <table:table-cell table:style-name="ce1"/>
          <table:table-cell office:value-type="float" office:value="1975.7834482758622" table:formula="of:=AVERAGE([.C11:.AE11])" table:style-name="ce1">
            <text:p>1975.783448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4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0298699999999998" table:style-name="ce1">
            <text:p>2.02987</text:p>
          </table:table-cell>
          <table:table-cell office:value-type="float" office:value="2.2048999999999999" table:style-name="ce1">
            <text:p>2.2049</text:p>
          </table:table-cell>
          <table:table-cell office:value-type="float" office:value="2.2369300000000001" table:style-name="ce1">
            <text:p>2.23693</text:p>
          </table:table-cell>
          <table:table-cell office:value-type="float" office:value="2.1466500000000002" table:style-name="ce1">
            <text:p>2.14665</text:p>
          </table:table-cell>
          <table:table-cell office:value-type="float" office:value="2.1035499999999998" table:style-name="ce1">
            <text:p>2.10355</text:p>
          </table:table-cell>
          <table:table-cell office:value-type="float" office:value="2.0910299999999999" table:style-name="ce1">
            <text:p>2.09103</text:p>
          </table:table-cell>
          <table:table-cell office:value-type="float" office:value="2.11782" table:style-name="ce1">
            <text:p>2.11782</text:p>
          </table:table-cell>
          <table:table-cell office:value-type="float" office:value="2.14723" table:style-name="ce1">
            <text:p>2.14723</text:p>
          </table:table-cell>
          <table:table-cell office:value-type="float" office:value="2.0910299999999999" table:style-name="ce1">
            <text:p>2.09103</text:p>
          </table:table-cell>
          <table:table-cell office:value-type="float" office:value="2.0752999999999999" table:style-name="ce1">
            <text:p>2.0753</text:p>
          </table:table-cell>
          <table:table-cell office:value-type="float" office:value="2.07443" table:style-name="ce1">
            <text:p>2.07443</text:p>
          </table:table-cell>
          <table:table-cell office:value-type="float" office:value="2.10297" table:style-name="ce1">
            <text:p>2.10297</text:p>
          </table:table-cell>
          <table:table-cell office:value-type="float" office:value="2.03423" table:style-name="ce1">
            <text:p>2.03423</text:p>
          </table:table-cell>
          <table:table-cell office:value-type="float" office:value="2.1408299999999998" table:style-name="ce1">
            <text:p>2.14083</text:p>
          </table:table-cell>
          <table:table-cell office:value-type="float" office:value="2.10005" table:style-name="ce1">
            <text:p>2.10005</text:p>
          </table:table-cell>
          <table:table-cell office:value-type="float" office:value="2.0147200000000001" table:style-name="ce1">
            <text:p>2.01472</text:p>
          </table:table-cell>
          <table:table-cell office:value-type="float" office:value="2.1015100000000002" table:style-name="ce1">
            <text:p>2.10151</text:p>
          </table:table-cell>
          <table:table-cell office:value-type="float" office:value="2.1044200000000002" table:style-name="ce1">
            <text:p>2.10442</text:p>
          </table:table-cell>
          <table:table-cell office:value-type="float" office:value="2.0927699999999998" table:style-name="ce1">
            <text:p>2.09277</text:p>
          </table:table-cell>
          <table:table-cell office:value-type="float" office:value="2.1052900000000001" table:style-name="ce1">
            <text:p>2.10529</text:p>
          </table:table-cell>
          <table:table-cell office:value-type="float" office:value="2.0438499999999999" table:style-name="ce1">
            <text:p>2.04385</text:p>
          </table:table-cell>
          <table:table-cell office:value-type="float" office:value="1.9462900000000001" table:style-name="ce1">
            <text:p>1.94629</text:p>
          </table:table-cell>
          <table:table-cell office:value-type="float" office:value="1.95706" table:style-name="ce1">
            <text:p>1.95706</text:p>
          </table:table-cell>
          <table:table-cell office:value-type="float" office:value="2.0697700000000001" table:style-name="ce1">
            <text:p>2.06977</text:p>
          </table:table-cell>
          <table:table-cell office:value-type="float" office:value="2.03511" table:style-name="ce1">
            <text:p>2.03511</text:p>
          </table:table-cell>
          <table:table-cell office:value-type="float" office:value="2.12859" table:style-name="ce1">
            <text:p>2.12859</text:p>
          </table:table-cell>
          <table:table-cell office:value-type="float" office:value="2.0476299999999998" table:style-name="ce1">
            <text:p>2.04763</text:p>
          </table:table-cell>
          <table:table-cell office:value-type="float" office:value="2.13646" table:style-name="ce1">
            <text:p>2.13646</text:p>
          </table:table-cell>
          <table:table-cell office:value-type="float" office:value="2.0712199999999998" table:style-name="ce1">
            <text:p>2.07122</text:p>
          </table:table-cell>
          <table:table-cell office:value-type="float" office:value="2.15917" table:style-name="ce1">
            <text:p>2.15917</text:p>
          </table:table-cell>
          <table:table-cell table:style-name="ce1"/>
          <table:table-cell office:value-type="float" office:value="2.0924417241379305" table:formula="of:=AVERAGE([.C2:.AE2])" table:style-name="ce1">
            <text:p>2.09244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1.475" table:style-name="ce1">
            <text:p>11.475</text:p>
          </table:table-cell>
          <table:table-cell office:value-type="float" office:value="10.973800000000001" table:style-name="ce1">
            <text:p>10.9738</text:p>
          </table:table-cell>
          <table:table-cell office:value-type="float" office:value="10.8969" table:style-name="ce1">
            <text:p>10.8969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10.8751" table:style-name="ce1">
            <text:p>10.8751</text:p>
          </table:table-cell>
          <table:table-cell office:value-type="float" office:value="10.961600000000001" table:style-name="ce1">
            <text:p>10.9616</text:p>
          </table:table-cell>
          <table:table-cell office:value-type="float" office:value="10.9322" table:style-name="ce1">
            <text:p>10.9322</text:p>
          </table:table-cell>
          <table:table-cell office:value-type="float" office:value="10.844799999999999" table:style-name="ce1">
            <text:p>10.8448</text:p>
          </table:table-cell>
          <table:table-cell office:value-type="float" office:value="10.9892" table:style-name="ce1">
            <text:p>10.9892</text:p>
          </table:table-cell>
          <table:table-cell office:value-type="float" office:value="10.974399999999999" table:style-name="ce1">
            <text:p>10.9744</text:p>
          </table:table-cell>
          <table:table-cell office:value-type="float" office:value="10.897500000000001" table:style-name="ce1">
            <text:p>10.8975</text:p>
          </table:table-cell>
          <table:table-cell office:value-type="float" office:value="11.005800000000001" table:style-name="ce1">
            <text:p>11.0058</text:p>
          </table:table-cell>
          <table:table-cell office:value-type="float" office:value="10.8384" table:style-name="ce1">
            <text:p>10.8384</text:p>
          </table:table-cell>
          <table:table-cell office:value-type="float" office:value="11.010199999999999" table:style-name="ce1">
            <text:p>11.0102</text:p>
          </table:table-cell>
          <table:table-cell office:value-type="float" office:value="11.044600000000001" table:style-name="ce1">
            <text:p>11.0446</text:p>
          </table:table-cell>
          <table:table-cell office:value-type="float" office:value="10.8742" table:style-name="ce1">
            <text:p>10.8742</text:p>
          </table:table-cell>
          <table:table-cell office:value-type="float" office:value="10.884399999999999" table:style-name="ce1">
            <text:p>10.8844</text:p>
          </table:table-cell>
          <table:table-cell office:value-type="float" office:value="10.8993" table:style-name="ce1">
            <text:p>10.8993</text:p>
          </table:table-cell>
          <table:table-cell office:value-type="float" office:value="10.898099999999999" table:style-name="ce1">
            <text:p>10.8981</text:p>
          </table:table-cell>
          <table:table-cell office:value-type="float" office:value="10.976699999999999" table:style-name="ce1">
            <text:p>10.9767</text:p>
          </table:table-cell>
          <table:table-cell office:value-type="float" office:value="10.870699999999999" table:style-name="ce1">
            <text:p>10.8707</text:p>
          </table:table-cell>
          <table:table-cell office:value-type="float" office:value="10.944699999999999" table:style-name="ce1">
            <text:p>10.9447</text:p>
          </table:table-cell>
          <table:table-cell office:value-type="float" office:value="10.9817" table:style-name="ce1">
            <text:p>10.9817</text:p>
          </table:table-cell>
          <table:table-cell office:value-type="float" office:value="10.917899999999999" table:style-name="ce1">
            <text:p>10.9179</text:p>
          </table:table-cell>
          <table:table-cell office:value-type="float" office:value="10.9834" table:style-name="ce1">
            <text:p>10.9834</text:p>
          </table:table-cell>
          <table:table-cell office:value-type="float" office:value="10.856999999999999" table:style-name="ce1">
            <text:p>10.857</text:p>
          </table:table-cell>
          <table:table-cell office:value-type="float" office:value="11.0093" table:style-name="ce1">
            <text:p>11.0093</text:p>
          </table:table-cell>
          <table:table-cell office:value-type="float" office:value="10.9648" table:style-name="ce1">
            <text:p>10.9648</text:p>
          </table:table-cell>
          <table:table-cell office:value-type="float" office:value="10.9642" table:style-name="ce1">
            <text:p>10.9642</text:p>
          </table:table-cell>
          <table:table-cell office:value-type="float" office:value="11.015700000000001" table:style-name="ce1">
            <text:p>11.0157</text:p>
          </table:table-cell>
          <table:table-cell table:style-name="ce1"/>
          <table:table-cell office:value-type="float" office:value="10.939672413793105" table:formula="of:=AVERAGE([.C3:.AE3])" table:style-name="ce1">
            <text:p>10.9396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6.123800000000003" table:style-name="ce1">
            <text:p>36.1238</text:p>
          </table:table-cell>
          <table:table-cell office:value-type="float" office:value="34.735799999999998" table:style-name="ce1">
            <text:p>34.7358</text:p>
          </table:table-cell>
          <table:table-cell office:value-type="float" office:value="34.866199999999999" table:style-name="ce1">
            <text:p>34.8662</text:p>
          </table:table-cell>
          <table:table-cell office:value-type="float" office:value="34.874099999999999" table:style-name="ce1">
            <text:p>34.8741</text:p>
          </table:table-cell>
          <table:table-cell office:value-type="float" office:value="34.875900000000001" table:style-name="ce1">
            <text:p>34.8759</text:p>
          </table:table-cell>
          <table:table-cell office:value-type="float" office:value="34.842100000000002" table:style-name="ce1">
            <text:p>34.8421</text:p>
          </table:table-cell>
          <table:table-cell office:value-type="float" office:value="34.884599999999999" table:style-name="ce1">
            <text:p>34.8846</text:p>
          </table:table-cell>
          <table:table-cell office:value-type="float" office:value="34.890099999999997" table:style-name="ce1">
            <text:p>34.8901</text:p>
          </table:table-cell>
          <table:table-cell office:value-type="float" office:value="34.963500000000003" table:style-name="ce1">
            <text:p>34.9635</text:p>
          </table:table-cell>
          <table:table-cell office:value-type="float" office:value="34.897399999999998" table:style-name="ce1">
            <text:p>34.8974</text:p>
          </table:table-cell>
          <table:table-cell office:value-type="float" office:value="34.936399999999999" table:style-name="ce1">
            <text:p>34.9364</text:p>
          </table:table-cell>
          <table:table-cell office:value-type="float" office:value="34.895099999999999" table:style-name="ce1">
            <text:p>34.8951</text:p>
          </table:table-cell>
          <table:table-cell office:value-type="float" office:value="34.885199999999998" table:style-name="ce1">
            <text:p>34.8852</text:p>
          </table:table-cell>
          <table:table-cell office:value-type="float" office:value="34.905900000000003" table:style-name="ce1">
            <text:p>34.9059</text:p>
          </table:table-cell>
          <table:table-cell office:value-type="float" office:value="34.875599999999999" table:style-name="ce1">
            <text:p>34.8756</text:p>
          </table:table-cell>
          <table:table-cell office:value-type="float" office:value="34.879100000000001" table:style-name="ce1">
            <text:p>34.8791</text:p>
          </table:table-cell>
          <table:table-cell office:value-type="float" office:value="34.880200000000002" table:style-name="ce1">
            <text:p>34.8802</text:p>
          </table:table-cell>
          <table:table-cell office:value-type="float" office:value="34.731400000000001" table:style-name="ce1">
            <text:p>34.7314</text:p>
          </table:table-cell>
          <table:table-cell office:value-type="float" office:value="34.913699999999999" table:style-name="ce1">
            <text:p>34.9137</text:p>
          </table:table-cell>
          <table:table-cell office:value-type="float" office:value="34.877000000000002" table:style-name="ce1">
            <text:p>34.877</text:p>
          </table:table-cell>
          <table:table-cell office:value-type="float" office:value="34.922699999999999" table:style-name="ce1">
            <text:p>34.9227</text:p>
          </table:table-cell>
          <table:table-cell office:value-type="float" office:value="34.844700000000003" table:style-name="ce1">
            <text:p>34.8447</text:p>
          </table:table-cell>
          <table:table-cell office:value-type="float" office:value="34.784700000000001" table:style-name="ce1">
            <text:p>34.7847</text:p>
          </table:table-cell>
          <table:table-cell office:value-type="float" office:value="34.860999999999997" table:style-name="ce1">
            <text:p>34.861</text:p>
          </table:table-cell>
          <table:table-cell office:value-type="float" office:value="34.884900000000002" table:style-name="ce1">
            <text:p>34.8849</text:p>
          </table:table-cell>
          <table:table-cell office:value-type="float" office:value="35.038400000000003" table:style-name="ce1">
            <text:p>35.0384</text:p>
          </table:table-cell>
          <table:table-cell office:value-type="float" office:value="34.905299999999997" table:style-name="ce1">
            <text:p>34.9053</text:p>
          </table:table-cell>
          <table:table-cell office:value-type="float" office:value="34.906999999999996" table:style-name="ce1">
            <text:p>34.907</text:p>
          </table:table-cell>
          <table:table-cell office:value-type="float" office:value="34.896500000000003" table:style-name="ce1">
            <text:p>34.8965</text:p>
          </table:table-cell>
          <table:table-cell office:value-type="float" office:value="34.788200000000003" table:style-name="ce1">
            <text:p>34.7882</text:p>
          </table:table-cell>
          <table:table-cell table:style-name="ce1"/>
          <table:table-cell office:value-type="float" office:value="34.87733448275862" table:formula="of:=AVERAGE([.C4:.AE4])" table:style-name="ce1">
            <text:p>34.8773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4.194900000000004" table:style-name="ce1">
            <text:p>84.1949</text:p>
          </table:table-cell>
          <table:table-cell office:value-type="float" office:value="83.438599999999994" table:style-name="ce1">
            <text:p>83.4386</text:p>
          </table:table-cell>
          <table:table-cell office:value-type="float" office:value="83.343999999999994" table:style-name="ce1">
            <text:p>83.344</text:p>
          </table:table-cell>
          <table:table-cell office:value-type="float" office:value="83.254300000000001" table:style-name="ce1">
            <text:p>83.2543</text:p>
          </table:table-cell>
          <table:table-cell office:value-type="float" office:value="82.718999999999994" table:style-name="ce1">
            <text:p>82.719</text:p>
          </table:table-cell>
          <table:table-cell office:value-type="float" office:value="82.758600000000001" table:style-name="ce1">
            <text:p>82.7586</text:p>
          </table:table-cell>
          <table:table-cell office:value-type="float" office:value="82.5745" table:style-name="ce1">
            <text:p>82.5745</text:p>
          </table:table-cell>
          <table:table-cell office:value-type="float" office:value="82.671199999999999" table:style-name="ce1">
            <text:p>82.6712</text:p>
          </table:table-cell>
          <table:table-cell office:value-type="float" office:value="82.572199999999995" table:style-name="ce1">
            <text:p>82.5722</text:p>
          </table:table-cell>
          <table:table-cell office:value-type="float" office:value="82.566699999999997" table:style-name="ce1">
            <text:p>82.5667</text:p>
          </table:table-cell>
          <table:table-cell office:value-type="float" office:value="82.675899999999999" table:style-name="ce1">
            <text:p>82.6759</text:p>
          </table:table-cell>
          <table:table-cell office:value-type="float" office:value="82.622600000000006" table:style-name="ce1">
            <text:p>82.6226</text:p>
          </table:table-cell>
          <table:table-cell office:value-type="float" office:value="82.420500000000004" table:style-name="ce1">
            <text:p>82.4205</text:p>
          </table:table-cell>
          <table:table-cell office:value-type="float" office:value="82.756600000000006" table:style-name="ce1">
            <text:p>82.7566</text:p>
          </table:table-cell>
          <table:table-cell office:value-type="float" office:value="82.775199999999998" table:style-name="ce1">
            <text:p>82.7752</text:p>
          </table:table-cell>
          <table:table-cell office:value-type="float" office:value="82.349699999999999" table:style-name="ce1">
            <text:p>82.3497</text:p>
          </table:table-cell>
          <table:table-cell office:value-type="float" office:value="82.530600000000007" table:style-name="ce1">
            <text:p>82.5306</text:p>
          </table:table-cell>
          <table:table-cell office:value-type="float" office:value="82.794700000000006" table:style-name="ce1">
            <text:p>82.7947</text:p>
          </table:table-cell>
          <table:table-cell office:value-type="float" office:value="82.775800000000004" table:style-name="ce1">
            <text:p>82.7758</text:p>
          </table:table-cell>
          <table:table-cell office:value-type="float" office:value="82.949299999999994" table:style-name="ce1">
            <text:p>82.9493</text:p>
          </table:table-cell>
          <table:table-cell office:value-type="float" office:value="82.752799999999993" table:style-name="ce1">
            <text:p>82.7528</text:p>
          </table:table-cell>
          <table:table-cell office:value-type="float" office:value="82.673599999999993" table:style-name="ce1">
            <text:p>82.6736</text:p>
          </table:table-cell>
          <table:table-cell office:value-type="float" office:value="82.661900000000003" table:style-name="ce1">
            <text:p>82.6619</text:p>
          </table:table-cell>
          <table:table-cell office:value-type="float" office:value="82.798199999999994" table:style-name="ce1">
            <text:p>82.7982</text:p>
          </table:table-cell>
          <table:table-cell office:value-type="float" office:value="82.785399999999996" table:style-name="ce1">
            <text:p>82.7854</text:p>
          </table:table-cell>
          <table:table-cell office:value-type="float" office:value="82.716399999999993" table:style-name="ce1">
            <text:p>82.7164</text:p>
          </table:table-cell>
          <table:table-cell office:value-type="float" office:value="82.906499999999994" table:style-name="ce1">
            <text:p>82.9065</text:p>
          </table:table-cell>
          <table:table-cell office:value-type="float" office:value="83.464799999999997" table:style-name="ce1">
            <text:p>83.4648</text:p>
          </table:table-cell>
          <table:table-cell office:value-type="float" office:value="83.458699999999993" table:style-name="ce1">
            <text:p>83.4587</text:p>
          </table:table-cell>
          <table:table-cell office:value-type="float" office:value="83.188699999999997" table:style-name="ce1">
            <text:p>83.1887</text:p>
          </table:table-cell>
          <table:table-cell table:style-name="ce1"/>
          <table:table-cell office:value-type="float" office:value="82.826103448275873" table:formula="of:=AVERAGE([.C5:.AE5])" table:style-name="ce1">
            <text:p>82.8261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60.745" table:style-name="ce1">
            <text:p>160.745</text:p>
          </table:table-cell>
          <table:table-cell office:value-type="float" office:value="159.90899999999999" table:style-name="ce1">
            <text:p>159.909</text:p>
          </table:table-cell>
          <table:table-cell office:value-type="float" office:value="159.22999999999999" table:style-name="ce1">
            <text:p>159.23</text:p>
          </table:table-cell>
          <table:table-cell office:value-type="float" office:value="159.458" table:style-name="ce1">
            <text:p>159.458</text:p>
          </table:table-cell>
          <table:table-cell office:value-type="float" office:value="159.02799999999999" table:style-name="ce1">
            <text:p>159.028</text:p>
          </table:table-cell>
          <table:table-cell office:value-type="float" office:value="159.172" table:style-name="ce1">
            <text:p>159.172</text:p>
          </table:table-cell>
          <table:table-cell office:value-type="float" office:value="159.41800000000001" table:style-name="ce1">
            <text:p>159.418</text:p>
          </table:table-cell>
          <table:table-cell office:value-type="float" office:value="159.16800000000001" table:style-name="ce1">
            <text:p>159.168</text:p>
          </table:table-cell>
          <table:table-cell office:value-type="float" office:value="159.42400000000001" table:style-name="ce1">
            <text:p>159.424</text:p>
          </table:table-cell>
          <table:table-cell office:value-type="float" office:value="159.08600000000001" table:style-name="ce1">
            <text:p>159.086</text:p>
          </table:table-cell>
          <table:table-cell office:value-type="float" office:value="159.31800000000001" table:style-name="ce1">
            <text:p>159.318</text:p>
          </table:table-cell>
          <table:table-cell office:value-type="float" office:value="159.024" table:style-name="ce1">
            <text:p>159.024</text:p>
          </table:table-cell>
          <table:table-cell office:value-type="float" office:value="159.35599999999999" table:style-name="ce1">
            <text:p>159.356</text:p>
          </table:table-cell>
          <table:table-cell office:value-type="float" office:value="159.10400000000001" table:style-name="ce1">
            <text:p>159.104</text:p>
          </table:table-cell>
          <table:table-cell office:value-type="float" office:value="159.315" table:style-name="ce1">
            <text:p>159.315</text:p>
          </table:table-cell>
          <table:table-cell office:value-type="float" office:value="159.00800000000001" table:style-name="ce1">
            <text:p>159.008</text:p>
          </table:table-cell>
          <table:table-cell office:value-type="float" office:value="159.56800000000001" table:style-name="ce1">
            <text:p>159.568</text:p>
          </table:table-cell>
          <table:table-cell office:value-type="float" office:value="159.71899999999999" table:style-name="ce1">
            <text:p>159.719</text:p>
          </table:table-cell>
          <table:table-cell office:value-type="float" office:value="159.20699999999999" table:style-name="ce1">
            <text:p>159.207</text:p>
          </table:table-cell>
          <table:table-cell office:value-type="float" office:value="159.845" table:style-name="ce1">
            <text:p>159.845</text:p>
          </table:table-cell>
          <table:table-cell office:value-type="float" office:value="160.01" table:style-name="ce1">
            <text:p>160.01</text:p>
          </table:table-cell>
          <table:table-cell office:value-type="float" office:value="159.6" table:style-name="ce1">
            <text:p>159.6</text:p>
          </table:table-cell>
          <table:table-cell office:value-type="float" office:value="159.18700000000001" table:style-name="ce1">
            <text:p>159.187</text:p>
          </table:table-cell>
          <table:table-cell office:value-type="float" office:value="159.387" table:style-name="ce1">
            <text:p>159.387</text:p>
          </table:table-cell>
          <table:table-cell office:value-type="float" office:value="159.37100000000001" table:style-name="ce1">
            <text:p>159.371</text:p>
          </table:table-cell>
          <table:table-cell office:value-type="float" office:value="159.72800000000001" table:style-name="ce1">
            <text:p>159.728</text:p>
          </table:table-cell>
          <table:table-cell office:value-type="float" office:value="160.64400000000001" table:style-name="ce1">
            <text:p>160.644</text:p>
          </table:table-cell>
          <table:table-cell office:value-type="float" office:value="161.05600000000001" table:style-name="ce1">
            <text:p>161.056</text:p>
          </table:table-cell>
          <table:table-cell office:value-type="float" office:value="160.773" table:style-name="ce1">
            <text:p>160.773</text:p>
          </table:table-cell>
          <table:table-cell office:value-type="float" office:value="160.952" table:style-name="ce1">
            <text:p>160.952</text:p>
          </table:table-cell>
          <table:table-cell table:style-name="ce1"/>
          <table:table-cell office:value-type="float" office:value="159.58844827586208" table:formula="of:=AVERAGE([.C6:.AE6])" table:style-name="ce1">
            <text:p>159.588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75.41500000000002" table:style-name="ce1">
            <text:p>275.415</text:p>
          </table:table-cell>
          <table:table-cell office:value-type="float" office:value="275.53899999999999" table:style-name="ce1">
            <text:p>275.539</text:p>
          </table:table-cell>
          <table:table-cell office:value-type="float" office:value="275.24099999999999" table:style-name="ce1">
            <text:p>275.241</text:p>
          </table:table-cell>
          <table:table-cell office:value-type="float" office:value="275.48" table:style-name="ce1">
            <text:p>275.48</text:p>
          </table:table-cell>
          <table:table-cell office:value-type="float" office:value="275.01" table:style-name="ce1">
            <text:p>275.01</text:p>
          </table:table-cell>
          <table:table-cell office:value-type="float" office:value="275.01799999999997" table:style-name="ce1">
            <text:p>275.018</text:p>
          </table:table-cell>
          <table:table-cell office:value-type="float" office:value="274.822" table:style-name="ce1">
            <text:p>274.822</text:p>
          </table:table-cell>
          <table:table-cell office:value-type="float" office:value="275.02300000000002" table:style-name="ce1">
            <text:p>275.023</text:p>
          </table:table-cell>
          <table:table-cell office:value-type="float" office:value="275.44900000000001" table:style-name="ce1">
            <text:p>275.449</text:p>
          </table:table-cell>
          <table:table-cell office:value-type="float" office:value="275.529" table:style-name="ce1">
            <text:p>275.529</text:p>
          </table:table-cell>
          <table:table-cell office:value-type="float" office:value="275.29300000000001" table:style-name="ce1">
            <text:p>275.293</text:p>
          </table:table-cell>
          <table:table-cell office:value-type="float" office:value="275.17" table:style-name="ce1">
            <text:p>275.17</text:p>
          </table:table-cell>
          <table:table-cell office:value-type="float" office:value="274.95100000000002" table:style-name="ce1">
            <text:p>274.951</text:p>
          </table:table-cell>
          <table:table-cell office:value-type="float" office:value="275.28399999999999" table:style-name="ce1">
            <text:p>275.284</text:p>
          </table:table-cell>
          <table:table-cell office:value-type="float" office:value="275.33300000000003" table:style-name="ce1">
            <text:p>275.333</text:p>
          </table:table-cell>
          <table:table-cell office:value-type="float" office:value="274.81" table:style-name="ce1">
            <text:p>274.81</text:p>
          </table:table-cell>
          <table:table-cell office:value-type="float" office:value="275.20499999999998" table:style-name="ce1">
            <text:p>275.205</text:p>
          </table:table-cell>
          <table:table-cell office:value-type="float" office:value="274.928" table:style-name="ce1">
            <text:p>274.928</text:p>
          </table:table-cell>
          <table:table-cell office:value-type="float" office:value="274.98599999999999" table:style-name="ce1">
            <text:p>274.986</text:p>
          </table:table-cell>
          <table:table-cell office:value-type="float" office:value="274.91500000000002" table:style-name="ce1">
            <text:p>274.915</text:p>
          </table:table-cell>
          <table:table-cell office:value-type="float" office:value="274.93" table:style-name="ce1">
            <text:p>274.93</text:p>
          </table:table-cell>
          <table:table-cell office:value-type="float" office:value="274.80200000000002" table:style-name="ce1">
            <text:p>274.802</text:p>
          </table:table-cell>
          <table:table-cell office:value-type="float" office:value="274.80799999999999" table:style-name="ce1">
            <text:p>274.808</text:p>
          </table:table-cell>
          <table:table-cell office:value-type="float" office:value="274.87700000000001" table:style-name="ce1">
            <text:p>274.877</text:p>
          </table:table-cell>
          <table:table-cell office:value-type="float" office:value="274.625" table:style-name="ce1">
            <text:p>274.625</text:p>
          </table:table-cell>
          <table:table-cell office:value-type="float" office:value="274.87200000000001" table:style-name="ce1">
            <text:p>274.872</text:p>
          </table:table-cell>
          <table:table-cell office:value-type="float" office:value="274.61799999999999" table:style-name="ce1">
            <text:p>274.618</text:p>
          </table:table-cell>
          <table:table-cell office:value-type="float" office:value="274.50200000000001" table:style-name="ce1">
            <text:p>274.502</text:p>
          </table:table-cell>
          <table:table-cell office:value-type="float" office:value="275.10599999999999" table:style-name="ce1">
            <text:p>275.106</text:p>
          </table:table-cell>
          <table:table-cell office:value-type="float" office:value="275.221" table:style-name="ce1">
            <text:p>275.221</text:p>
          </table:table-cell>
          <table:table-cell table:style-name="ce1"/>
          <table:table-cell office:value-type="float" office:value="275.04644827586213" table:formula="of:=AVERAGE([.C7:.AE7])" table:style-name="ce1">
            <text:p>275.046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36.173" table:style-name="ce1">
            <text:p>436.173</text:p>
          </table:table-cell>
          <table:table-cell office:value-type="float" office:value="435.23200000000003" table:style-name="ce1">
            <text:p>435.232</text:p>
          </table:table-cell>
          <table:table-cell office:value-type="float" office:value="435.19200000000001" table:style-name="ce1">
            <text:p>435.192</text:p>
          </table:table-cell>
          <table:table-cell office:value-type="float" office:value="435.62" table:style-name="ce1">
            <text:p>435.62</text:p>
          </table:table-cell>
          <table:table-cell office:value-type="float" office:value="435.298" table:style-name="ce1">
            <text:p>435.298</text:p>
          </table:table-cell>
          <table:table-cell office:value-type="float" office:value="435.471" table:style-name="ce1">
            <text:p>435.471</text:p>
          </table:table-cell>
          <table:table-cell office:value-type="float" office:value="435.31900000000002" table:style-name="ce1">
            <text:p>435.319</text:p>
          </table:table-cell>
          <table:table-cell office:value-type="float" office:value="435.04500000000002" table:style-name="ce1">
            <text:p>435.045</text:p>
          </table:table-cell>
          <table:table-cell office:value-type="float" office:value="435.08699999999999" table:style-name="ce1">
            <text:p>435.087</text:p>
          </table:table-cell>
          <table:table-cell office:value-type="float" office:value="434.83600000000001" table:style-name="ce1">
            <text:p>434.836</text:p>
          </table:table-cell>
          <table:table-cell office:value-type="float" office:value="435.435" table:style-name="ce1">
            <text:p>435.435</text:p>
          </table:table-cell>
          <table:table-cell office:value-type="float" office:value="435.13900000000001" table:style-name="ce1">
            <text:p>435.139</text:p>
          </table:table-cell>
          <table:table-cell office:value-type="float" office:value="435.423" table:style-name="ce1">
            <text:p>435.423</text:p>
          </table:table-cell>
          <table:table-cell office:value-type="float" office:value="435.32299999999998" table:style-name="ce1">
            <text:p>435.323</text:p>
          </table:table-cell>
          <table:table-cell office:value-type="float" office:value="435.06599999999997" table:style-name="ce1">
            <text:p>435.066</text:p>
          </table:table-cell>
          <table:table-cell office:value-type="float" office:value="435.44400000000002" table:style-name="ce1">
            <text:p>435.444</text:p>
          </table:table-cell>
          <table:table-cell office:value-type="float" office:value="434.82799999999997" table:style-name="ce1">
            <text:p>434.828</text:p>
          </table:table-cell>
          <table:table-cell office:value-type="float" office:value="435.33300000000003" table:style-name="ce1">
            <text:p>435.333</text:p>
          </table:table-cell>
          <table:table-cell office:value-type="float" office:value="435.62" table:style-name="ce1">
            <text:p>435.62</text:p>
          </table:table-cell>
          <table:table-cell office:value-type="float" office:value="435.79899999999998" table:style-name="ce1">
            <text:p>435.799</text:p>
          </table:table-cell>
          <table:table-cell office:value-type="float" office:value="435.27199999999999" table:style-name="ce1">
            <text:p>435.272</text:p>
          </table:table-cell>
          <table:table-cell office:value-type="float" office:value="435.37799999999999" table:style-name="ce1">
            <text:p>435.378</text:p>
          </table:table-cell>
          <table:table-cell office:value-type="float" office:value="435.387" table:style-name="ce1">
            <text:p>435.387</text:p>
          </table:table-cell>
          <table:table-cell office:value-type="float" office:value="440.11200000000002" table:style-name="ce1">
            <text:p>440.112</text:p>
          </table:table-cell>
          <table:table-cell office:value-type="float" office:value="439.76499999999999" table:style-name="ce1">
            <text:p>439.765</text:p>
          </table:table-cell>
          <table:table-cell office:value-type="float" office:value="438.71899999999999" table:style-name="ce1">
            <text:p>438.719</text:p>
          </table:table-cell>
          <table:table-cell office:value-type="float" office:value="439.07499999999999" table:style-name="ce1">
            <text:p>439.075</text:p>
          </table:table-cell>
          <table:table-cell office:value-type="float" office:value="439.113" table:style-name="ce1">
            <text:p>439.113</text:p>
          </table:table-cell>
          <table:table-cell office:value-type="float" office:value="440.05900000000003" table:style-name="ce1">
            <text:p>440.059</text:p>
          </table:table-cell>
          <table:table-cell office:value-type="float" office:value="440.03500000000003" table:style-name="ce1">
            <text:p>440.035</text:p>
          </table:table-cell>
          <table:table-cell table:style-name="ce1"/>
          <table:table-cell office:value-type="float" office:value="436.32500000000005" table:formula="of:=AVERAGE([.C8:.AE8])" table:style-name="ce1">
            <text:p>436.32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51.48599999999999" table:style-name="ce1">
            <text:p>651.486</text:p>
          </table:table-cell>
          <table:table-cell office:value-type="float" office:value="653.49" table:style-name="ce1">
            <text:p>653.49</text:p>
          </table:table-cell>
          <table:table-cell office:value-type="float" office:value="650.904" table:style-name="ce1">
            <text:p>650.904</text:p>
          </table:table-cell>
          <table:table-cell office:value-type="float" office:value="650.72199999999998" table:style-name="ce1">
            <text:p>650.722</text:p>
          </table:table-cell>
          <table:table-cell office:value-type="float" office:value="651.75" table:style-name="ce1">
            <text:p>651.75</text:p>
          </table:table-cell>
          <table:table-cell office:value-type="float" office:value="651.46199999999999" table:style-name="ce1">
            <text:p>651.462</text:p>
          </table:table-cell>
          <table:table-cell office:value-type="float" office:value="652.95699999999999" table:style-name="ce1">
            <text:p>652.957</text:p>
          </table:table-cell>
          <table:table-cell office:value-type="float" office:value="652.07600000000002" table:style-name="ce1">
            <text:p>652.076</text:p>
          </table:table-cell>
          <table:table-cell office:value-type="float" office:value="652.32399999999996" table:style-name="ce1">
            <text:p>652.324</text:p>
          </table:table-cell>
          <table:table-cell office:value-type="float" office:value="650.44899999999996" table:style-name="ce1">
            <text:p>650.449</text:p>
          </table:table-cell>
          <table:table-cell office:value-type="float" office:value="651.00400000000002" table:style-name="ce1">
            <text:p>651.004</text:p>
          </table:table-cell>
          <table:table-cell office:value-type="float" office:value="651.26" table:style-name="ce1">
            <text:p>651.26</text:p>
          </table:table-cell>
          <table:table-cell office:value-type="float" office:value="651.23699999999997" table:style-name="ce1">
            <text:p>651.237</text:p>
          </table:table-cell>
          <table:table-cell office:value-type="float" office:value="651.36699999999996" table:style-name="ce1">
            <text:p>651.367</text:p>
          </table:table-cell>
          <table:table-cell office:value-type="float" office:value="653.12599999999998" table:style-name="ce1">
            <text:p>653.126</text:p>
          </table:table-cell>
          <table:table-cell office:value-type="float" office:value="652.649" table:style-name="ce1">
            <text:p>652.649</text:p>
          </table:table-cell>
          <table:table-cell office:value-type="float" office:value="651.68799999999999" table:style-name="ce1">
            <text:p>651.688</text:p>
          </table:table-cell>
          <table:table-cell office:value-type="float" office:value="650.20799999999997" table:style-name="ce1">
            <text:p>650.208</text:p>
          </table:table-cell>
          <table:table-cell office:value-type="float" office:value="651.49699999999996" table:style-name="ce1">
            <text:p>651.497</text:p>
          </table:table-cell>
          <table:table-cell office:value-type="float" office:value="651.76199999999994" table:style-name="ce1">
            <text:p>651.762</text:p>
          </table:table-cell>
          <table:table-cell office:value-type="float" office:value="651.774" table:style-name="ce1">
            <text:p>651.774</text:p>
          </table:table-cell>
          <table:table-cell office:value-type="float" office:value="651.66800000000001" table:style-name="ce1">
            <text:p>651.668</text:p>
          </table:table-cell>
          <table:table-cell office:value-type="float" office:value="651.26" table:style-name="ce1">
            <text:p>651.26</text:p>
          </table:table-cell>
          <table:table-cell office:value-type="float" office:value="650.62699999999995" table:style-name="ce1">
            <text:p>650.627</text:p>
          </table:table-cell>
          <table:table-cell office:value-type="float" office:value="651.33900000000006" table:style-name="ce1">
            <text:p>651.339</text:p>
          </table:table-cell>
          <table:table-cell office:value-type="float" office:value="652.625" table:style-name="ce1">
            <text:p>652.625</text:p>
          </table:table-cell>
          <table:table-cell office:value-type="float" office:value="651.97799999999995" table:style-name="ce1">
            <text:p>651.978</text:p>
          </table:table-cell>
          <table:table-cell office:value-type="float" office:value="651.30600000000004" table:style-name="ce1">
            <text:p>651.306</text:p>
          </table:table-cell>
          <table:table-cell office:value-type="float" office:value="652.11500000000001" table:style-name="ce1">
            <text:p>652.115</text:p>
          </table:table-cell>
          <table:table-cell office:value-type="float" office:value="651.64300000000003" table:style-name="ce1">
            <text:p>651.643</text:p>
          </table:table-cell>
          <table:table-cell table:style-name="ce1"/>
          <table:table-cell office:value-type="float" office:value="651.66437931034477" table:formula="of:=AVERAGE([.C9:.AE9])" table:style-name="ce1">
            <text:p>651.664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28.02800000000002" table:style-name="ce1">
            <text:p>928.028</text:p>
          </table:table-cell>
          <table:table-cell office:value-type="float" office:value="926.25599999999997" table:style-name="ce1">
            <text:p>926.256</text:p>
          </table:table-cell>
          <table:table-cell office:value-type="float" office:value="925.21299999999997" table:style-name="ce1">
            <text:p>925.213</text:p>
          </table:table-cell>
          <table:table-cell office:value-type="float" office:value="926.73299999999995" table:style-name="ce1">
            <text:p>926.733</text:p>
          </table:table-cell>
          <table:table-cell office:value-type="float" office:value="926.38300000000004" table:style-name="ce1">
            <text:p>926.383</text:p>
          </table:table-cell>
          <table:table-cell office:value-type="float" office:value="925.78399999999999" table:style-name="ce1">
            <text:p>925.784</text:p>
          </table:table-cell>
          <table:table-cell office:value-type="float" office:value="926.39099999999996" table:style-name="ce1">
            <text:p>926.391</text:p>
          </table:table-cell>
          <table:table-cell office:value-type="float" office:value="926.71" table:style-name="ce1">
            <text:p>926.71</text:p>
          </table:table-cell>
          <table:table-cell office:value-type="float" office:value="926.87400000000002" table:style-name="ce1">
            <text:p>926.874</text:p>
          </table:table-cell>
          <table:table-cell office:value-type="float" office:value="925.72299999999996" table:style-name="ce1">
            <text:p>925.723</text:p>
          </table:table-cell>
          <table:table-cell office:value-type="float" office:value="926.16800000000001" table:style-name="ce1">
            <text:p>926.168</text:p>
          </table:table-cell>
          <table:table-cell office:value-type="float" office:value="925.88900000000001" table:style-name="ce1">
            <text:p>925.889</text:p>
          </table:table-cell>
          <table:table-cell office:value-type="float" office:value="926.18700000000001" table:style-name="ce1">
            <text:p>926.187</text:p>
          </table:table-cell>
          <table:table-cell office:value-type="float" office:value="926.66" table:style-name="ce1">
            <text:p>926.66</text:p>
          </table:table-cell>
          <table:table-cell office:value-type="float" office:value="926.08299999999997" table:style-name="ce1">
            <text:p>926.083</text:p>
          </table:table-cell>
          <table:table-cell office:value-type="float" office:value="925.20699999999999" table:style-name="ce1">
            <text:p>925.207</text:p>
          </table:table-cell>
          <table:table-cell office:value-type="float" office:value="925.12699999999995" table:style-name="ce1">
            <text:p>925.127</text:p>
          </table:table-cell>
          <table:table-cell office:value-type="float" office:value="926.28300000000002" table:style-name="ce1">
            <text:p>926.283</text:p>
          </table:table-cell>
          <table:table-cell office:value-type="float" office:value="926.20399999999995" table:style-name="ce1">
            <text:p>926.204</text:p>
          </table:table-cell>
          <table:table-cell office:value-type="float" office:value="925.15200000000004" table:style-name="ce1">
            <text:p>925.152</text:p>
          </table:table-cell>
          <table:table-cell office:value-type="float" office:value="924.48900000000003" table:style-name="ce1">
            <text:p>924.489</text:p>
          </table:table-cell>
          <table:table-cell office:value-type="float" office:value="926.29700000000003" table:style-name="ce1">
            <text:p>926.297</text:p>
          </table:table-cell>
          <table:table-cell office:value-type="float" office:value="925.69799999999998" table:style-name="ce1">
            <text:p>925.698</text:p>
          </table:table-cell>
          <table:table-cell office:value-type="float" office:value="926.04200000000003" table:style-name="ce1">
            <text:p>926.042</text:p>
          </table:table-cell>
          <table:table-cell office:value-type="float" office:value="926.43600000000004" table:style-name="ce1">
            <text:p>926.436</text:p>
          </table:table-cell>
          <table:table-cell office:value-type="float" office:value="925.81100000000004" table:style-name="ce1">
            <text:p>925.811</text:p>
          </table:table-cell>
          <table:table-cell office:value-type="float" office:value="926.55499999999995" table:style-name="ce1">
            <text:p>926.555</text:p>
          </table:table-cell>
          <table:table-cell office:value-type="float" office:value="926.21699999999998" table:style-name="ce1">
            <text:p>926.217</text:p>
          </table:table-cell>
          <table:table-cell office:value-type="float" office:value="925.66200000000003" table:style-name="ce1">
            <text:p>925.662</text:p>
          </table:table-cell>
          <table:table-cell office:value-type="float" office:value="925.44299999999998" table:style-name="ce1">
            <text:p>925.443</text:p>
          </table:table-cell>
          <table:table-cell table:style-name="ce1"/>
          <table:table-cell office:value-type="float" office:value="925.98886206896577" table:formula="of:=AVERAGE([.C10:.AE10])" table:style-name="ce1">
            <text:p>925.988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283.3000000000002" table:style-name="ce1">
            <text:p>2283.3</text:p>
          </table:table-cell>
          <table:table-cell office:value-type="float" office:value="2275.4499999999998" table:style-name="ce1">
            <text:p>2275.45</text:p>
          </table:table-cell>
          <table:table-cell office:value-type="float" office:value="2283.73" table:style-name="ce1">
            <text:p>2283.73</text:p>
          </table:table-cell>
          <table:table-cell office:value-type="float" office:value="2294.86" table:style-name="ce1">
            <text:p>2294.86</text:p>
          </table:table-cell>
          <table:table-cell office:value-type="float" office:value="1294.19" table:style-name="ce1">
            <text:p>1294.19</text:p>
          </table:table-cell>
          <table:table-cell office:value-type="float" office:value="2284.8000000000002" table:style-name="ce1">
            <text:p>2284.8</text:p>
          </table:table-cell>
          <table:table-cell office:value-type="float" office:value="2291.13" table:style-name="ce1">
            <text:p>2291.13</text:p>
          </table:table-cell>
          <table:table-cell office:value-type="float" office:value="1287.6300000000001" table:style-name="ce1">
            <text:p>1287.63</text:p>
          </table:table-cell>
          <table:table-cell office:value-type="float" office:value="2305.9299999999998" table:style-name="ce1">
            <text:p>2305.93</text:p>
          </table:table-cell>
          <table:table-cell office:value-type="float" office:value="2286.1999999999998" table:style-name="ce1">
            <text:p>2286.2</text:p>
          </table:table-cell>
          <table:table-cell office:value-type="float" office:value="1292.8699999999999" table:style-name="ce1">
            <text:p>1292.87</text:p>
          </table:table-cell>
          <table:table-cell office:value-type="float" office:value="2289.38" table:style-name="ce1">
            <text:p>2289.38</text:p>
          </table:table-cell>
          <table:table-cell office:value-type="float" office:value="2287.67" table:style-name="ce1">
            <text:p>2287.67</text:p>
          </table:table-cell>
          <table:table-cell office:value-type="float" office:value="1292.24" table:style-name="ce1">
            <text:p>1292.24</text:p>
          </table:table-cell>
          <table:table-cell office:value-type="float" office:value="2291.5500000000002" table:style-name="ce1">
            <text:p>2291.55</text:p>
          </table:table-cell>
          <table:table-cell office:value-type="float" office:value="2304.54" table:style-name="ce1">
            <text:p>2304.54</text:p>
          </table:table-cell>
          <table:table-cell office:value-type="float" office:value="1293.7" table:style-name="ce1">
            <text:p>1293.7</text:p>
          </table:table-cell>
          <table:table-cell office:value-type="float" office:value="2287.9499999999998" table:style-name="ce1">
            <text:p>2287.95</text:p>
          </table:table-cell>
          <table:table-cell office:value-type="float" office:value="2292.14" table:style-name="ce1">
            <text:p>2292.14</text:p>
          </table:table-cell>
          <table:table-cell office:value-type="float" office:value="1294.73" table:style-name="ce1">
            <text:p>1294.73</text:p>
          </table:table-cell>
          <table:table-cell office:value-type="float" office:value="2284.44" table:style-name="ce1">
            <text:p>2284.44</text:p>
          </table:table-cell>
          <table:table-cell office:value-type="float" office:value="2291.12" table:style-name="ce1">
            <text:p>2291.12</text:p>
          </table:table-cell>
          <table:table-cell office:value-type="float" office:value="1295.7" table:style-name="ce1">
            <text:p>1295.7</text:p>
          </table:table-cell>
          <table:table-cell office:value-type="float" office:value="2297.7199999999998" table:style-name="ce1">
            <text:p>2297.72</text:p>
          </table:table-cell>
          <table:table-cell office:value-type="float" office:value="2292.77" table:style-name="ce1">
            <text:p>2292.77</text:p>
          </table:table-cell>
          <table:table-cell office:value-type="float" office:value="1293.75" table:style-name="ce1">
            <text:p>1293.75</text:p>
          </table:table-cell>
          <table:table-cell office:value-type="float" office:value="2287.66" table:style-name="ce1">
            <text:p>2287.66</text:p>
          </table:table-cell>
          <table:table-cell office:value-type="float" office:value="2287.02" table:style-name="ce1">
            <text:p>2287.02</text:p>
          </table:table-cell>
          <table:table-cell office:value-type="float" office:value="1292.8900000000001" table:style-name="ce1">
            <text:p>1292.89</text:p>
          </table:table-cell>
          <table:table-cell office:value-type="float" office:value="2287.81" table:style-name="ce1">
            <text:p>2287.81</text:p>
          </table:table-cell>
          <table:table-cell table:style-name="ce1"/>
          <table:table-cell office:value-type="float" office:value="1980.7437931034483" table:formula="of:=AVERAGE([.C11:.AE11])" table:style-name="ce1">
            <text:p>1980.743793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3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0671499999999998" table:style-name="ce1">
            <text:p>2.06715</text:p>
          </table:table-cell>
          <table:table-cell office:value-type="float" office:value="2.04501" table:style-name="ce1">
            <text:p>2.04501</text:p>
          </table:table-cell>
          <table:table-cell office:value-type="float" office:value="2.0415199999999998" table:style-name="ce1">
            <text:p>2.04152</text:p>
          </table:table-cell>
          <table:table-cell office:value-type="float" office:value="2.0881099999999999" table:style-name="ce1">
            <text:p>2.08811</text:p>
          </table:table-cell>
          <table:table-cell office:value-type="float" office:value="2.1280100000000002" table:style-name="ce1">
            <text:p>2.12801</text:p>
          </table:table-cell>
          <table:table-cell office:value-type="float" office:value="1.9174500000000001" table:style-name="ce1">
            <text:p>1.91745</text:p>
          </table:table-cell>
          <table:table-cell office:value-type="float" office:value="2.0948099999999998" table:style-name="ce1">
            <text:p>2.09481</text:p>
          </table:table-cell>
          <table:table-cell office:value-type="float" office:value="2.08433" table:style-name="ce1">
            <text:p>2.08433</text:p>
          </table:table-cell>
          <table:table-cell office:value-type="float" office:value="2.02928" table:style-name="ce1">
            <text:p>2.02928</text:p>
          </table:table-cell>
          <table:table-cell office:value-type="float" office:value="2.08724" table:style-name="ce1">
            <text:p>2.08724</text:p>
          </table:table-cell>
          <table:table-cell office:value-type="float" office:value="2.0333600000000001" table:style-name="ce1">
            <text:p>2.03336</text:p>
          </table:table-cell>
          <table:table-cell office:value-type="float" office:value="2.01268" table:style-name="ce1">
            <text:p>2.01268</text:p>
          </table:table-cell>
          <table:table-cell office:value-type="float" office:value="2.0278299999999998" table:style-name="ce1">
            <text:p>2.02783</text:p>
          </table:table-cell>
          <table:table-cell office:value-type="float" office:value="2.2139199999999999" table:style-name="ce1">
            <text:p>2.21392</text:p>
          </table:table-cell>
          <table:table-cell office:value-type="float" office:value="2.18451" table:style-name="ce1">
            <text:p>2.18451</text:p>
          </table:table-cell>
          <table:table-cell office:value-type="float" office:value="2.1585899999999998" table:style-name="ce1">
            <text:p>2.15859</text:p>
          </table:table-cell>
          <table:table-cell office:value-type="float" office:value="2.0898599999999998" table:style-name="ce1">
            <text:p>2.08986</text:p>
          </table:table-cell>
          <table:table-cell office:value-type="float" office:value="2.09714" table:style-name="ce1">
            <text:p>2.09714</text:p>
          </table:table-cell>
          <table:table-cell office:value-type="float" office:value="2.1041300000000001" table:style-name="ce1">
            <text:p>2.10413</text:p>
          </table:table-cell>
          <table:table-cell office:value-type="float" office:value="2.1300500000000002" table:style-name="ce1">
            <text:p>2.13005</text:p>
          </table:table-cell>
          <table:table-cell office:value-type="float" office:value="2.01851" table:style-name="ce1">
            <text:p>2.01851</text:p>
          </table:table-cell>
          <table:table-cell office:value-type="float" office:value="2.0423900000000001" table:style-name="ce1">
            <text:p>2.04239</text:p>
          </table:table-cell>
          <table:table-cell office:value-type="float" office:value="2.0421" table:style-name="ce1">
            <text:p>2.0421</text:p>
          </table:table-cell>
          <table:table-cell office:value-type="float" office:value="2.1116999999999999" table:style-name="ce1">
            <text:p>2.1117</text:p>
          </table:table-cell>
          <table:table-cell office:value-type="float" office:value="2.0421" table:style-name="ce1">
            <text:p>2.0421</text:p>
          </table:table-cell>
          <table:table-cell office:value-type="float" office:value="2.0787900000000001" table:style-name="ce1">
            <text:p>2.07879</text:p>
          </table:table-cell>
          <table:table-cell office:value-type="float" office:value="2.02841" table:style-name="ce1">
            <text:p>2.02841</text:p>
          </table:table-cell>
          <table:table-cell office:value-type="float" office:value="2.1280100000000002" table:style-name="ce1">
            <text:p>2.12801</text:p>
          </table:table-cell>
          <table:table-cell office:value-type="float" office:value="2.05287" table:style-name="ce1">
            <text:p>2.05287</text:p>
          </table:table-cell>
          <table:table-cell office:value-type="float" office:value="2.1082100000000001" table:style-name="ce1">
            <text:p>2.10821</text:p>
          </table:table-cell>
          <table:table-cell table:style-name="ce1"/>
          <table:table-cell office:value-type="float" office:value="2.0765834482758616" table:formula="of:=AVERAGE([.C2:.AE2])" table:style-name="ce1">
            <text:p>2.07658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1.187900000000001" table:style-name="ce1">
            <text:p>11.1879</text:p>
          </table:table-cell>
          <table:table-cell office:value-type="float" office:value="11.0388" table:style-name="ce1">
            <text:p>11.0388</text:p>
          </table:table-cell>
          <table:table-cell office:value-type="float" office:value="10.8856" table:style-name="ce1">
            <text:p>10.8856</text:p>
          </table:table-cell>
          <table:table-cell office:value-type="float" office:value="10.9796" table:style-name="ce1">
            <text:p>10.9796</text:p>
          </table:table-cell>
          <table:table-cell office:value-type="float" office:value="11.067" table:style-name="ce1">
            <text:p>11.067</text:p>
          </table:table-cell>
          <table:table-cell office:value-type="float" office:value="10.973800000000001" table:style-name="ce1">
            <text:p>10.9738</text:p>
          </table:table-cell>
          <table:table-cell office:value-type="float" office:value="11.083600000000001" table:style-name="ce1">
            <text:p>11.0836</text:p>
          </table:table-cell>
          <table:table-cell office:value-type="float" office:value="11.077500000000001" table:style-name="ce1">
            <text:p>11.0775</text:p>
          </table:table-cell>
          <table:table-cell office:value-type="float" office:value="10.887600000000001" table:style-name="ce1">
            <text:p>10.8876</text:p>
          </table:table-cell>
          <table:table-cell office:value-type="float" office:value="11.118499999999999" table:style-name="ce1">
            <text:p>11.1185</text:p>
          </table:table-cell>
          <table:table-cell office:value-type="float" office:value="11.083600000000001" table:style-name="ce1">
            <text:p>11.0836</text:p>
          </table:table-cell>
          <table:table-cell office:value-type="float" office:value="10.9994" table:style-name="ce1">
            <text:p>10.9994</text:p>
          </table:table-cell>
          <table:table-cell office:value-type="float" office:value="11.1835" table:style-name="ce1">
            <text:p>11.1835</text:p>
          </table:table-cell>
          <table:table-cell office:value-type="float" office:value="11.0848" table:style-name="ce1">
            <text:p>11.0848</text:p>
          </table:table-cell>
          <table:table-cell office:value-type="float" office:value="10.939399999999999" table:style-name="ce1">
            <text:p>10.9394</text:p>
          </table:table-cell>
          <table:table-cell office:value-type="float" office:value="10.894600000000001" table:style-name="ce1">
            <text:p>10.8946</text:p>
          </table:table-cell>
          <table:table-cell office:value-type="float" office:value="11.0571" table:style-name="ce1">
            <text:p>11.0571</text:p>
          </table:table-cell>
          <table:table-cell office:value-type="float" office:value="11.0274" table:style-name="ce1">
            <text:p>11.0274</text:p>
          </table:table-cell>
          <table:table-cell office:value-type="float" office:value="11.081899999999999" table:style-name="ce1">
            <text:p>11.0819</text:p>
          </table:table-cell>
          <table:table-cell office:value-type="float" office:value="11.1046" table:style-name="ce1">
            <text:p>11.1046</text:p>
          </table:table-cell>
          <table:table-cell office:value-type="float" office:value="11.0722" table:style-name="ce1">
            <text:p>11.0722</text:p>
          </table:table-cell>
          <table:table-cell office:value-type="float" office:value="11.0061" table:style-name="ce1">
            <text:p>11.0061</text:p>
          </table:table-cell>
          <table:table-cell office:value-type="float" office:value="11.1258" table:style-name="ce1">
            <text:p>11.1258</text:p>
          </table:table-cell>
          <table:table-cell office:value-type="float" office:value="11.079800000000001" table:style-name="ce1">
            <text:p>11.0798</text:p>
          </table:table-cell>
          <table:table-cell office:value-type="float" office:value="11.025399999999999" table:style-name="ce1">
            <text:p>11.0254</text:p>
          </table:table-cell>
          <table:table-cell office:value-type="float" office:value="11.1759" table:style-name="ce1">
            <text:p>11.1759</text:p>
          </table:table-cell>
          <table:table-cell office:value-type="float" office:value="11.0542" table:style-name="ce1">
            <text:p>11.0542</text:p>
          </table:table-cell>
          <table:table-cell office:value-type="float" office:value="10.998900000000001" table:style-name="ce1">
            <text:p>10.9989</text:p>
          </table:table-cell>
          <table:table-cell office:value-type="float" office:value="11.097" table:style-name="ce1">
            <text:p>11.097</text:p>
          </table:table-cell>
          <table:table-cell office:value-type="float" office:value="10.969099999999999" table:style-name="ce1">
            <text:p>10.9691</text:p>
          </table:table-cell>
          <table:table-cell table:style-name="ce1"/>
          <table:table-cell office:value-type="float" office:value="11.040437931034484" table:formula="of:=AVERAGE([.C3:.AE3])" table:style-name="ce1">
            <text:p>11.0404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5.370699999999999" table:style-name="ce1">
            <text:p>35.3707</text:p>
          </table:table-cell>
          <table:table-cell office:value-type="float" office:value="34.903799999999997" table:style-name="ce1">
            <text:p>34.9038</text:p>
          </table:table-cell>
          <table:table-cell office:value-type="float" office:value="34.920099999999998" table:style-name="ce1">
            <text:p>34.9201</text:p>
          </table:table-cell>
          <table:table-cell office:value-type="float" office:value="34.942300000000003" table:style-name="ce1">
            <text:p>34.9423</text:p>
          </table:table-cell>
          <table:table-cell office:value-type="float" office:value="34.862499999999997" table:style-name="ce1">
            <text:p>34.8625</text:p>
          </table:table-cell>
          <table:table-cell office:value-type="float" office:value="34.904699999999998" table:style-name="ce1">
            <text:p>34.9047</text:p>
          </table:table-cell>
          <table:table-cell office:value-type="float" office:value="34.989699999999999" table:style-name="ce1">
            <text:p>34.9897</text:p>
          </table:table-cell>
          <table:table-cell office:value-type="float" office:value="34.849400000000003" table:style-name="ce1">
            <text:p>34.8494</text:p>
          </table:table-cell>
          <table:table-cell office:value-type="float" office:value="34.833599999999997" table:style-name="ce1">
            <text:p>34.8336</text:p>
          </table:table-cell>
          <table:table-cell office:value-type="float" office:value="34.884599999999999" table:style-name="ce1">
            <text:p>34.8846</text:p>
          </table:table-cell>
          <table:table-cell office:value-type="float" office:value="34.875599999999999" table:style-name="ce1">
            <text:p>34.8756</text:p>
          </table:table-cell>
          <table:table-cell office:value-type="float" office:value="34.718899999999998" table:style-name="ce1">
            <text:p>34.7189</text:p>
          </table:table-cell>
          <table:table-cell office:value-type="float" office:value="34.874400000000001" table:style-name="ce1">
            <text:p>34.8744</text:p>
          </table:table-cell>
          <table:table-cell office:value-type="float" office:value="34.8566" table:style-name="ce1">
            <text:p>34.8566</text:p>
          </table:table-cell>
          <table:table-cell office:value-type="float" office:value="34.924199999999999" table:style-name="ce1">
            <text:p>34.9242</text:p>
          </table:table-cell>
          <table:table-cell office:value-type="float" office:value="34.823399999999999" table:style-name="ce1">
            <text:p>34.8234</text:p>
          </table:table-cell>
          <table:table-cell office:value-type="float" office:value="34.860399999999998" table:style-name="ce1">
            <text:p>34.8604</text:p>
          </table:table-cell>
          <table:table-cell office:value-type="float" office:value="34.942500000000003" table:style-name="ce1">
            <text:p>34.9425</text:p>
          </table:table-cell>
          <table:table-cell office:value-type="float" office:value="34.945799999999998" table:style-name="ce1">
            <text:p>34.9458</text:p>
          </table:table-cell>
          <table:table-cell office:value-type="float" office:value="34.847299999999997" table:style-name="ce1">
            <text:p>34.8473</text:p>
          </table:table-cell>
          <table:table-cell office:value-type="float" office:value="34.883400000000002" table:style-name="ce1">
            <text:p>34.8834</text:p>
          </table:table-cell>
          <table:table-cell office:value-type="float" office:value="34.912799999999997" table:style-name="ce1">
            <text:p>34.9128</text:p>
          </table:table-cell>
          <table:table-cell office:value-type="float" office:value="34.888399999999997" table:style-name="ce1">
            <text:p>34.8884</text:p>
          </table:table-cell>
          <table:table-cell office:value-type="float" office:value="34.869199999999999" table:style-name="ce1">
            <text:p>34.8692</text:p>
          </table:table-cell>
          <table:table-cell office:value-type="float" office:value="34.876399999999997" table:style-name="ce1">
            <text:p>34.8764</text:p>
          </table:table-cell>
          <table:table-cell office:value-type="float" office:value="34.9041" table:style-name="ce1">
            <text:p>34.9041</text:p>
          </table:table-cell>
          <table:table-cell office:value-type="float" office:value="34.926200000000001" table:style-name="ce1">
            <text:p>34.9262</text:p>
          </table:table-cell>
          <table:table-cell office:value-type="float" office:value="34.868000000000002" table:style-name="ce1">
            <text:p>34.868</text:p>
          </table:table-cell>
          <table:table-cell office:value-type="float" office:value="34.8992" table:style-name="ce1">
            <text:p>34.8992</text:p>
          </table:table-cell>
          <table:table-cell office:value-type="float" office:value="35.485700000000001" table:style-name="ce1">
            <text:p>35.4857</text:p>
          </table:table-cell>
          <table:table-cell table:style-name="ce1"/>
          <table:table-cell office:value-type="float" office:value="34.905972413793101" table:formula="of:=AVERAGE([.C4:.AE4])" table:style-name="ce1">
            <text:p>34.9059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2.351500000000001" table:style-name="ce1">
            <text:p>82.3515</text:p>
          </table:table-cell>
          <table:table-cell office:value-type="float" office:value="81.380799999999994" table:style-name="ce1">
            <text:p>81.3808</text:p>
          </table:table-cell>
          <table:table-cell office:value-type="float" office:value="81.379599999999996" table:style-name="ce1">
            <text:p>81.3796</text:p>
          </table:table-cell>
          <table:table-cell office:value-type="float" office:value="81.516199999999998" table:style-name="ce1">
            <text:p>81.5162</text:p>
          </table:table-cell>
          <table:table-cell office:value-type="float" office:value="82.065799999999996" table:style-name="ce1">
            <text:p>82.0658</text:p>
          </table:table-cell>
          <table:table-cell office:value-type="float" office:value="82.020300000000006" table:style-name="ce1">
            <text:p>82.0203</text:p>
          </table:table-cell>
          <table:table-cell office:value-type="float" office:value="81.991799999999998" table:style-name="ce1">
            <text:p>81.9918</text:p>
          </table:table-cell>
          <table:table-cell office:value-type="float" office:value="82.004300000000001" table:style-name="ce1">
            <text:p>82.0043</text:p>
          </table:table-cell>
          <table:table-cell office:value-type="float" office:value="81.984499999999997" table:style-name="ce1">
            <text:p>81.9845</text:p>
          </table:table-cell>
          <table:table-cell office:value-type="float" office:value="82.142399999999995" table:style-name="ce1">
            <text:p>82.1424</text:p>
          </table:table-cell>
          <table:table-cell office:value-type="float" office:value="82.030799999999999" table:style-name="ce1">
            <text:p>82.0308</text:p>
          </table:table-cell>
          <table:table-cell office:value-type="float" office:value="82.084100000000007" table:style-name="ce1">
            <text:p>82.0841</text:p>
          </table:table-cell>
          <table:table-cell office:value-type="float" office:value="82.048599999999993" table:style-name="ce1">
            <text:p>82.0486</text:p>
          </table:table-cell>
          <table:table-cell office:value-type="float" office:value="82.198300000000003" table:style-name="ce1">
            <text:p>82.1983</text:p>
          </table:table-cell>
          <table:table-cell office:value-type="float" office:value="82.013599999999997" table:style-name="ce1">
            <text:p>82.0136</text:p>
          </table:table-cell>
          <table:table-cell office:value-type="float" office:value="82.078900000000004" table:style-name="ce1">
            <text:p>82.0789</text:p>
          </table:table-cell>
          <table:table-cell office:value-type="float" office:value="82.163899999999998" table:style-name="ce1">
            <text:p>82.1639</text:p>
          </table:table-cell>
          <table:table-cell office:value-type="float" office:value="82.005799999999994" table:style-name="ce1">
            <text:p>82.0058</text:p>
          </table:table-cell>
          <table:table-cell office:value-type="float" office:value="82.185699999999997" table:style-name="ce1">
            <text:p>82.1857</text:p>
          </table:table-cell>
          <table:table-cell office:value-type="float" office:value="82.059600000000003" table:style-name="ce1">
            <text:p>82.0596</text:p>
          </table:table-cell>
          <table:table-cell office:value-type="float" office:value="82.098399999999998" table:style-name="ce1">
            <text:p>82.0984</text:p>
          </table:table-cell>
          <table:table-cell office:value-type="float" office:value="82.257999999999996" table:style-name="ce1">
            <text:p>82.258</text:p>
          </table:table-cell>
          <table:table-cell office:value-type="float" office:value="82.206100000000006" table:style-name="ce1">
            <text:p>82.2061</text:p>
          </table:table-cell>
          <table:table-cell office:value-type="float" office:value="81.843000000000004" table:style-name="ce1">
            <text:p>81.843</text:p>
          </table:table-cell>
          <table:table-cell office:value-type="float" office:value="82.033100000000005" table:style-name="ce1">
            <text:p>82.0331</text:p>
          </table:table-cell>
          <table:table-cell office:value-type="float" office:value="82.000799999999998" table:style-name="ce1">
            <text:p>82.0008</text:p>
          </table:table-cell>
          <table:table-cell office:value-type="float" office:value="82.155699999999996" table:style-name="ce1">
            <text:p>82.1557</text:p>
          </table:table-cell>
          <table:table-cell office:value-type="float" office:value="82.082700000000003" table:style-name="ce1">
            <text:p>82.0827</text:p>
          </table:table-cell>
          <table:table-cell office:value-type="float" office:value="83.761600000000001" table:style-name="ce1">
            <text:p>83.7616</text:p>
          </table:table-cell>
          <table:table-cell office:value-type="float" office:value="83.745900000000006" table:style-name="ce1">
            <text:p>83.7459</text:p>
          </table:table-cell>
          <table:table-cell table:style-name="ce1"/>
          <table:table-cell office:value-type="float" office:value="82.122079310344816" table:formula="of:=AVERAGE([.C5:.AE5])" table:style-name="ce1">
            <text:p>82.1220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60.30699999999999" table:style-name="ce1">
            <text:p>160.307</text:p>
          </table:table-cell>
          <table:table-cell office:value-type="float" office:value="159.62899999999999" table:style-name="ce1">
            <text:p>159.629</text:p>
          </table:table-cell>
          <table:table-cell office:value-type="float" office:value="160.30500000000001" table:style-name="ce1">
            <text:p>160.305</text:p>
          </table:table-cell>
          <table:table-cell office:value-type="float" office:value="160.06800000000001" table:style-name="ce1">
            <text:p>160.068</text:p>
          </table:table-cell>
          <table:table-cell office:value-type="float" office:value="159.58500000000001" table:style-name="ce1">
            <text:p>159.585</text:p>
          </table:table-cell>
          <table:table-cell office:value-type="float" office:value="159.352" table:style-name="ce1">
            <text:p>159.352</text:p>
          </table:table-cell>
          <table:table-cell office:value-type="float" office:value="159.511" table:style-name="ce1">
            <text:p>159.511</text:p>
          </table:table-cell>
          <table:table-cell office:value-type="float" office:value="159.79499999999999" table:style-name="ce1">
            <text:p>159.795</text:p>
          </table:table-cell>
          <table:table-cell office:value-type="float" office:value="159.654" table:style-name="ce1">
            <text:p>159.654</text:p>
          </table:table-cell>
          <table:table-cell office:value-type="float" office:value="160.25" table:style-name="ce1">
            <text:p>160.25</text:p>
          </table:table-cell>
          <table:table-cell office:value-type="float" office:value="159.88399999999999" table:style-name="ce1">
            <text:p>159.884</text:p>
          </table:table-cell>
          <table:table-cell office:value-type="float" office:value="160.107" table:style-name="ce1">
            <text:p>160.107</text:p>
          </table:table-cell>
          <table:table-cell office:value-type="float" office:value="159.434" table:style-name="ce1">
            <text:p>159.434</text:p>
          </table:table-cell>
          <table:table-cell office:value-type="float" office:value="159.56399999999999" table:style-name="ce1">
            <text:p>159.564</text:p>
          </table:table-cell>
          <table:table-cell office:value-type="float" office:value="160.136" table:style-name="ce1">
            <text:p>160.136</text:p>
          </table:table-cell>
          <table:table-cell office:value-type="float" office:value="160.03899999999999" table:style-name="ce1">
            <text:p>160.039</text:p>
          </table:table-cell>
          <table:table-cell office:value-type="float" office:value="159.42699999999999" table:style-name="ce1">
            <text:p>159.427</text:p>
          </table:table-cell>
          <table:table-cell office:value-type="float" office:value="159.47" table:style-name="ce1">
            <text:p>159.47</text:p>
          </table:table-cell>
          <table:table-cell office:value-type="float" office:value="159.643" table:style-name="ce1">
            <text:p>159.643</text:p>
          </table:table-cell>
          <table:table-cell office:value-type="float" office:value="159.65299999999999" table:style-name="ce1">
            <text:p>159.653</text:p>
          </table:table-cell>
          <table:table-cell office:value-type="float" office:value="159.446" table:style-name="ce1">
            <text:p>159.446</text:p>
          </table:table-cell>
          <table:table-cell office:value-type="float" office:value="159.71700000000001" table:style-name="ce1">
            <text:p>159.717</text:p>
          </table:table-cell>
          <table:table-cell office:value-type="float" office:value="160.23699999999999" table:style-name="ce1">
            <text:p>160.237</text:p>
          </table:table-cell>
          <table:table-cell office:value-type="float" office:value="160.46299999999999" table:style-name="ce1">
            <text:p>160.463</text:p>
          </table:table-cell>
          <table:table-cell office:value-type="float" office:value="159.584" table:style-name="ce1">
            <text:p>159.584</text:p>
          </table:table-cell>
          <table:table-cell office:value-type="float" office:value="159.499" table:style-name="ce1">
            <text:p>159.499</text:p>
          </table:table-cell>
          <table:table-cell office:value-type="float" office:value="163.387" table:style-name="ce1">
            <text:p>163.387</text:p>
          </table:table-cell>
          <table:table-cell office:value-type="float" office:value="161.17099999999999" table:style-name="ce1">
            <text:p>161.171</text:p>
          </table:table-cell>
          <table:table-cell office:value-type="float" office:value="161.535" table:style-name="ce1">
            <text:p>161.535</text:p>
          </table:table-cell>
          <table:table-cell office:value-type="float" office:value="161.50200000000001" table:style-name="ce1">
            <text:p>161.502</text:p>
          </table:table-cell>
          <table:table-cell table:style-name="ce1"/>
          <table:table-cell office:value-type="float" office:value="160.07058620689656" table:formula="of:=AVERAGE([.C6:.AE6])" table:style-name="ce1">
            <text:p>160.070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74.63099999999997" table:style-name="ce1">
            <text:p>274.631</text:p>
          </table:table-cell>
          <table:table-cell office:value-type="float" office:value="275.05099999999999" table:style-name="ce1">
            <text:p>275.051</text:p>
          </table:table-cell>
          <table:table-cell office:value-type="float" office:value="274.74200000000002" table:style-name="ce1">
            <text:p>274.742</text:p>
          </table:table-cell>
          <table:table-cell office:value-type="float" office:value="274.40199999999999" table:style-name="ce1">
            <text:p>274.402</text:p>
          </table:table-cell>
          <table:table-cell office:value-type="float" office:value="274.43" table:style-name="ce1">
            <text:p>274.43</text:p>
          </table:table-cell>
          <table:table-cell office:value-type="float" office:value="274.65899999999999" table:style-name="ce1">
            <text:p>274.659</text:p>
          </table:table-cell>
          <table:table-cell office:value-type="float" office:value="274.79700000000003" table:style-name="ce1">
            <text:p>274.797</text:p>
          </table:table-cell>
          <table:table-cell office:value-type="float" office:value="274.78300000000002" table:style-name="ce1">
            <text:p>274.783</text:p>
          </table:table-cell>
          <table:table-cell office:value-type="float" office:value="274.89800000000002" table:style-name="ce1">
            <text:p>274.898</text:p>
          </table:table-cell>
          <table:table-cell office:value-type="float" office:value="274.709" table:style-name="ce1">
            <text:p>274.709</text:p>
          </table:table-cell>
          <table:table-cell office:value-type="float" office:value="275.03500000000003" table:style-name="ce1">
            <text:p>275.035</text:p>
          </table:table-cell>
          <table:table-cell office:value-type="float" office:value="274.77100000000002" table:style-name="ce1">
            <text:p>274.771</text:p>
          </table:table-cell>
          <table:table-cell office:value-type="float" office:value="274.666" table:style-name="ce1">
            <text:p>274.666</text:p>
          </table:table-cell>
          <table:table-cell office:value-type="float" office:value="274.49099999999999" table:style-name="ce1">
            <text:p>274.491</text:p>
          </table:table-cell>
          <table:table-cell office:value-type="float" office:value="274.97500000000002" table:style-name="ce1">
            <text:p>274.975</text:p>
          </table:table-cell>
          <table:table-cell office:value-type="float" office:value="274.738" table:style-name="ce1">
            <text:p>274.738</text:p>
          </table:table-cell>
          <table:table-cell office:value-type="float" office:value="274.93700000000001" table:style-name="ce1">
            <text:p>274.937</text:p>
          </table:table-cell>
          <table:table-cell office:value-type="float" office:value="274.387" table:style-name="ce1">
            <text:p>274.387</text:p>
          </table:table-cell>
          <table:table-cell office:value-type="float" office:value="274.76100000000002" table:style-name="ce1">
            <text:p>274.761</text:p>
          </table:table-cell>
          <table:table-cell office:value-type="float" office:value="274.81799999999998" table:style-name="ce1">
            <text:p>274.818</text:p>
          </table:table-cell>
          <table:table-cell office:value-type="float" office:value="274.76100000000002" table:style-name="ce1">
            <text:p>274.761</text:p>
          </table:table-cell>
          <table:table-cell office:value-type="float" office:value="274.39499999999998" table:style-name="ce1">
            <text:p>274.395</text:p>
          </table:table-cell>
          <table:table-cell office:value-type="float" office:value="274.65899999999999" table:style-name="ce1">
            <text:p>274.659</text:p>
          </table:table-cell>
          <table:table-cell office:value-type="float" office:value="275.10000000000002" table:style-name="ce1">
            <text:p>275.1</text:p>
          </table:table-cell>
          <table:table-cell office:value-type="float" office:value="274.72699999999998" table:style-name="ce1">
            <text:p>274.727</text:p>
          </table:table-cell>
          <table:table-cell office:value-type="float" office:value="274.52999999999997" table:style-name="ce1">
            <text:p>274.53</text:p>
          </table:table-cell>
          <table:table-cell office:value-type="float" office:value="275.02" table:style-name="ce1">
            <text:p>275.02</text:p>
          </table:table-cell>
          <table:table-cell office:value-type="float" office:value="275.35899999999998" table:style-name="ce1">
            <text:p>275.359</text:p>
          </table:table-cell>
          <table:table-cell office:value-type="float" office:value="275.39800000000002" table:style-name="ce1">
            <text:p>275.398</text:p>
          </table:table-cell>
          <table:table-cell office:value-type="float" office:value="274.42399999999998" table:style-name="ce1">
            <text:p>274.424</text:p>
          </table:table-cell>
          <table:table-cell table:style-name="ce1"/>
          <table:table-cell office:value-type="float" office:value="274.77320689655176" table:formula="of:=AVERAGE([.C7:.AE7])" table:style-name="ce1">
            <text:p>274.773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36.13299999999998" table:style-name="ce1">
            <text:p>436.133</text:p>
          </table:table-cell>
          <table:table-cell office:value-type="float" office:value="435.99400000000003" table:style-name="ce1">
            <text:p>435.994</text:p>
          </table:table-cell>
          <table:table-cell office:value-type="float" office:value="435.92599999999999" table:style-name="ce1">
            <text:p>435.926</text:p>
          </table:table-cell>
          <table:table-cell office:value-type="float" office:value="435.98899999999998" table:style-name="ce1">
            <text:p>435.989</text:p>
          </table:table-cell>
          <table:table-cell office:value-type="float" office:value="436.00700000000001" table:style-name="ce1">
            <text:p>436.007</text:p>
          </table:table-cell>
          <table:table-cell office:value-type="float" office:value="435.745" table:style-name="ce1">
            <text:p>435.745</text:p>
          </table:table-cell>
          <table:table-cell office:value-type="float" office:value="435.60199999999998" table:style-name="ce1">
            <text:p>435.602</text:p>
          </table:table-cell>
          <table:table-cell office:value-type="float" office:value="436.339" table:style-name="ce1">
            <text:p>436.339</text:p>
          </table:table-cell>
          <table:table-cell office:value-type="float" office:value="435.601" table:style-name="ce1">
            <text:p>435.601</text:p>
          </table:table-cell>
          <table:table-cell office:value-type="float" office:value="435.714" table:style-name="ce1">
            <text:p>435.714</text:p>
          </table:table-cell>
          <table:table-cell office:value-type="float" office:value="435.73599999999999" table:style-name="ce1">
            <text:p>435.736</text:p>
          </table:table-cell>
          <table:table-cell office:value-type="float" office:value="437.43400000000003" table:style-name="ce1">
            <text:p>437.434</text:p>
          </table:table-cell>
          <table:table-cell office:value-type="float" office:value="435.935" table:style-name="ce1">
            <text:p>435.935</text:p>
          </table:table-cell>
          <table:table-cell office:value-type="float" office:value="435.19299999999998" table:style-name="ce1">
            <text:p>435.193</text:p>
          </table:table-cell>
          <table:table-cell office:value-type="float" office:value="435.608" table:style-name="ce1">
            <text:p>435.608</text:p>
          </table:table-cell>
          <table:table-cell office:value-type="float" office:value="435.74099999999999" table:style-name="ce1">
            <text:p>435.741</text:p>
          </table:table-cell>
          <table:table-cell office:value-type="float" office:value="435.31799999999998" table:style-name="ce1">
            <text:p>435.318</text:p>
          </table:table-cell>
          <table:table-cell office:value-type="float" office:value="435.67700000000002" table:style-name="ce1">
            <text:p>435.677</text:p>
          </table:table-cell>
          <table:table-cell office:value-type="float" office:value="436.07600000000002" table:style-name="ce1">
            <text:p>436.076</text:p>
          </table:table-cell>
          <table:table-cell office:value-type="float" office:value="435.84500000000003" table:style-name="ce1">
            <text:p>435.845</text:p>
          </table:table-cell>
          <table:table-cell office:value-type="float" office:value="436.07299999999998" table:style-name="ce1">
            <text:p>436.073</text:p>
          </table:table-cell>
          <table:table-cell office:value-type="float" office:value="435.51799999999997" table:style-name="ce1">
            <text:p>435.518</text:p>
          </table:table-cell>
          <table:table-cell office:value-type="float" office:value="435.887" table:style-name="ce1">
            <text:p>435.887</text:p>
          </table:table-cell>
          <table:table-cell office:value-type="float" office:value="435.21499999999997" table:style-name="ce1">
            <text:p>435.215</text:p>
          </table:table-cell>
          <table:table-cell office:value-type="float" office:value="435.89100000000002" table:style-name="ce1">
            <text:p>435.891</text:p>
          </table:table-cell>
          <table:table-cell office:value-type="float" office:value="435.62299999999999" table:style-name="ce1">
            <text:p>435.623</text:p>
          </table:table-cell>
          <table:table-cell office:value-type="float" office:value="435.27" table:style-name="ce1">
            <text:p>435.27</text:p>
          </table:table-cell>
          <table:table-cell office:value-type="float" office:value="435.25" table:style-name="ce1">
            <text:p>435.25</text:p>
          </table:table-cell>
          <table:table-cell office:value-type="float" office:value="435.61799999999999" table:style-name="ce1">
            <text:p>435.618</text:p>
          </table:table-cell>
          <table:table-cell office:value-type="float" office:value="436.053" table:style-name="ce1">
            <text:p>436.053</text:p>
          </table:table-cell>
          <table:table-cell table:style-name="ce1"/>
          <table:table-cell office:value-type="float" office:value="435.78889655172424" table:formula="of:=AVERAGE([.C8:.AE8])" table:style-name="ce1">
            <text:p>435.788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49.71100000000001" table:style-name="ce1">
            <text:p>649.711</text:p>
          </table:table-cell>
          <table:table-cell office:value-type="float" office:value="651.80499999999995" table:style-name="ce1">
            <text:p>651.805</text:p>
          </table:table-cell>
          <table:table-cell office:value-type="float" office:value="651.60799999999995" table:style-name="ce1">
            <text:p>651.608</text:p>
          </table:table-cell>
          <table:table-cell office:value-type="float" office:value="651.86099999999999" table:style-name="ce1">
            <text:p>651.861</text:p>
          </table:table-cell>
          <table:table-cell office:value-type="float" office:value="650.34199999999998" table:style-name="ce1">
            <text:p>650.342</text:p>
          </table:table-cell>
          <table:table-cell office:value-type="float" office:value="651.35" table:style-name="ce1">
            <text:p>651.35</text:p>
          </table:table-cell>
          <table:table-cell office:value-type="float" office:value="650.99699999999996" table:style-name="ce1">
            <text:p>650.997</text:p>
          </table:table-cell>
          <table:table-cell office:value-type="float" office:value="650.51499999999999" table:style-name="ce1">
            <text:p>650.515</text:p>
          </table:table-cell>
          <table:table-cell office:value-type="float" office:value="650.851" table:style-name="ce1">
            <text:p>650.851</text:p>
          </table:table-cell>
          <table:table-cell office:value-type="float" office:value="651.14800000000002" table:style-name="ce1">
            <text:p>651.148</text:p>
          </table:table-cell>
          <table:table-cell office:value-type="float" office:value="652.25599999999997" table:style-name="ce1">
            <text:p>652.256</text:p>
          </table:table-cell>
          <table:table-cell office:value-type="float" office:value="650.32799999999997" table:style-name="ce1">
            <text:p>650.328</text:p>
          </table:table-cell>
          <table:table-cell office:value-type="float" office:value="651.77800000000002" table:style-name="ce1">
            <text:p>651.778</text:p>
          </table:table-cell>
          <table:table-cell office:value-type="float" office:value="650.67399999999998" table:style-name="ce1">
            <text:p>650.674</text:p>
          </table:table-cell>
          <table:table-cell office:value-type="float" office:value="652.08399999999995" table:style-name="ce1">
            <text:p>652.084</text:p>
          </table:table-cell>
          <table:table-cell office:value-type="float" office:value="651.06299999999999" table:style-name="ce1">
            <text:p>651.063</text:p>
          </table:table-cell>
          <table:table-cell office:value-type="float" office:value="651.98099999999999" table:style-name="ce1">
            <text:p>651.981</text:p>
          </table:table-cell>
          <table:table-cell office:value-type="float" office:value="650.96199999999999" table:style-name="ce1">
            <text:p>650.962</text:p>
          </table:table-cell>
          <table:table-cell office:value-type="float" office:value="651.07299999999998" table:style-name="ce1">
            <text:p>651.073</text:p>
          </table:table-cell>
          <table:table-cell office:value-type="float" office:value="651.24300000000005" table:style-name="ce1">
            <text:p>651.243</text:p>
          </table:table-cell>
          <table:table-cell office:value-type="float" office:value="650.86099999999999" table:style-name="ce1">
            <text:p>650.861</text:p>
          </table:table-cell>
          <table:table-cell office:value-type="float" office:value="651.42999999999995" table:style-name="ce1">
            <text:p>651.43</text:p>
          </table:table-cell>
          <table:table-cell office:value-type="float" office:value="652.02599999999995" table:style-name="ce1">
            <text:p>652.026</text:p>
          </table:table-cell>
          <table:table-cell office:value-type="float" office:value="651.38499999999999" table:style-name="ce1">
            <text:p>651.385</text:p>
          </table:table-cell>
          <table:table-cell office:value-type="float" office:value="651.66700000000003" table:style-name="ce1">
            <text:p>651.667</text:p>
          </table:table-cell>
          <table:table-cell office:value-type="float" office:value="650.35699999999997" table:style-name="ce1">
            <text:p>650.357</text:p>
          </table:table-cell>
          <table:table-cell office:value-type="float" office:value="651.58900000000006" table:style-name="ce1">
            <text:p>651.589</text:p>
          </table:table-cell>
          <table:table-cell office:value-type="float" office:value="651.40599999999995" table:style-name="ce1">
            <text:p>651.406</text:p>
          </table:table-cell>
          <table:table-cell office:value-type="float" office:value="651.76300000000003" table:style-name="ce1">
            <text:p>651.763</text:p>
          </table:table-cell>
          <table:table-cell office:value-type="float" office:value="650.48500000000001" table:style-name="ce1">
            <text:p>650.485</text:p>
          </table:table-cell>
          <table:table-cell table:style-name="ce1"/>
          <table:table-cell office:value-type="float" office:value="651.27199999999993" table:formula="of:=AVERAGE([.C9:.AE9])" table:style-name="ce1">
            <text:p>651.2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26.98900000000003" table:style-name="ce1">
            <text:p>926.989</text:p>
          </table:table-cell>
          <table:table-cell office:value-type="float" office:value="925.80700000000002" table:style-name="ce1">
            <text:p>925.807</text:p>
          </table:table-cell>
          <table:table-cell office:value-type="float" office:value="925.78399999999999" table:style-name="ce1">
            <text:p>925.784</text:p>
          </table:table-cell>
          <table:table-cell office:value-type="float" office:value="926.76700000000005" table:style-name="ce1">
            <text:p>926.767</text:p>
          </table:table-cell>
          <table:table-cell office:value-type="float" office:value="927.84400000000005" table:style-name="ce1">
            <text:p>927.844</text:p>
          </table:table-cell>
          <table:table-cell office:value-type="float" office:value="925.654" table:style-name="ce1">
            <text:p>925.654</text:p>
          </table:table-cell>
          <table:table-cell office:value-type="float" office:value="927.45299999999997" table:style-name="ce1">
            <text:p>927.453</text:p>
          </table:table-cell>
          <table:table-cell office:value-type="float" office:value="926.95699999999999" table:style-name="ce1">
            <text:p>926.957</text:p>
          </table:table-cell>
          <table:table-cell office:value-type="float" office:value="926.08900000000006" table:style-name="ce1">
            <text:p>926.089</text:p>
          </table:table-cell>
          <table:table-cell office:value-type="float" office:value="926.59799999999996" table:style-name="ce1">
            <text:p>926.598</text:p>
          </table:table-cell>
          <table:table-cell office:value-type="float" office:value="925.30399999999997" table:style-name="ce1">
            <text:p>925.304</text:p>
          </table:table-cell>
          <table:table-cell office:value-type="float" office:value="926.99199999999996" table:style-name="ce1">
            <text:p>926.992</text:p>
          </table:table-cell>
          <table:table-cell office:value-type="float" office:value="925.10400000000004" table:style-name="ce1">
            <text:p>925.104</text:p>
          </table:table-cell>
          <table:table-cell office:value-type="float" office:value="925.82" table:style-name="ce1">
            <text:p>925.82</text:p>
          </table:table-cell>
          <table:table-cell office:value-type="float" office:value="927.17700000000002" table:style-name="ce1">
            <text:p>927.177</text:p>
          </table:table-cell>
          <table:table-cell office:value-type="float" office:value="925.75099999999998" table:style-name="ce1">
            <text:p>925.751</text:p>
          </table:table-cell>
          <table:table-cell office:value-type="float" office:value="934.649" table:style-name="ce1">
            <text:p>934.649</text:p>
          </table:table-cell>
          <table:table-cell office:value-type="float" office:value="933.66800000000001" table:style-name="ce1">
            <text:p>933.668</text:p>
          </table:table-cell>
          <table:table-cell office:value-type="float" office:value="935.31500000000005" table:style-name="ce1">
            <text:p>935.315</text:p>
          </table:table-cell>
          <table:table-cell office:value-type="float" office:value="936.07799999999997" table:style-name="ce1">
            <text:p>936.078</text:p>
          </table:table-cell>
          <table:table-cell office:value-type="float" office:value="933.91099999999994" table:style-name="ce1">
            <text:p>933.911</text:p>
          </table:table-cell>
          <table:table-cell office:value-type="float" office:value="932.93799999999999" table:style-name="ce1">
            <text:p>932.938</text:p>
          </table:table-cell>
          <table:table-cell office:value-type="float" office:value="934.67600000000004" table:style-name="ce1">
            <text:p>934.676</text:p>
          </table:table-cell>
          <table:table-cell office:value-type="float" office:value="934.49099999999999" table:style-name="ce1">
            <text:p>934.491</text:p>
          </table:table-cell>
          <table:table-cell office:value-type="float" office:value="935.74099999999999" table:style-name="ce1">
            <text:p>935.741</text:p>
          </table:table-cell>
          <table:table-cell office:value-type="float" office:value="934.66300000000001" table:style-name="ce1">
            <text:p>934.663</text:p>
          </table:table-cell>
          <table:table-cell office:value-type="float" office:value="937.42200000000003" table:style-name="ce1">
            <text:p>937.422</text:p>
          </table:table-cell>
          <table:table-cell office:value-type="float" office:value="935.99" table:style-name="ce1">
            <text:p>935.99</text:p>
          </table:table-cell>
          <table:table-cell office:value-type="float" office:value="934.24300000000005" table:style-name="ce1">
            <text:p>934.243</text:p>
          </table:table-cell>
          <table:table-cell office:value-type="float" office:value="934.84699999999998" table:style-name="ce1">
            <text:p>934.847</text:p>
          </table:table-cell>
          <table:table-cell table:style-name="ce1"/>
          <table:table-cell office:value-type="float" office:value="930.47355172413791" table:formula="of:=AVERAGE([.C10:.AE10])" table:style-name="ce1">
            <text:p>930.473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282.3200000000002" table:style-name="ce1">
            <text:p>2282.32</text:p>
          </table:table-cell>
          <table:table-cell office:value-type="float" office:value="2274.21" table:style-name="ce1">
            <text:p>2274.21</text:p>
          </table:table-cell>
          <table:table-cell office:value-type="float" office:value="2269.96" table:style-name="ce1">
            <text:p>2269.96</text:p>
          </table:table-cell>
          <table:table-cell office:value-type="float" office:value="2269.6799999999998" table:style-name="ce1">
            <text:p>2269.68</text:p>
          </table:table-cell>
          <table:table-cell office:value-type="float" office:value="1270.33" table:style-name="ce1">
            <text:p>1270.33</text:p>
          </table:table-cell>
          <table:table-cell office:value-type="float" office:value="2270.8200000000002" table:style-name="ce1">
            <text:p>2270.82</text:p>
          </table:table-cell>
          <table:table-cell office:value-type="float" office:value="2269.1799999999998" table:style-name="ce1">
            <text:p>2269.18</text:p>
          </table:table-cell>
          <table:table-cell office:value-type="float" office:value="1269.81" table:style-name="ce1">
            <text:p>1269.81</text:p>
          </table:table-cell>
          <table:table-cell office:value-type="float" office:value="2271.69" table:style-name="ce1">
            <text:p>2271.69</text:p>
          </table:table-cell>
          <table:table-cell office:value-type="float" office:value="2268.86" table:style-name="ce1">
            <text:p>2268.86</text:p>
          </table:table-cell>
          <table:table-cell office:value-type="float" office:value="1269.1600000000001" table:style-name="ce1">
            <text:p>1269.16</text:p>
          </table:table-cell>
          <table:table-cell office:value-type="float" office:value="2273.69" table:style-name="ce1">
            <text:p>2273.69</text:p>
          </table:table-cell>
          <table:table-cell office:value-type="float" office:value="2267.83" table:style-name="ce1">
            <text:p>2267.83</text:p>
          </table:table-cell>
          <table:table-cell office:value-type="float" office:value="1269.43" table:style-name="ce1">
            <text:p>1269.43</text:p>
          </table:table-cell>
          <table:table-cell office:value-type="float" office:value="2272.94" table:style-name="ce1">
            <text:p>2272.94</text:p>
          </table:table-cell>
          <table:table-cell office:value-type="float" office:value="2269.08" table:style-name="ce1">
            <text:p>2269.08</text:p>
          </table:table-cell>
          <table:table-cell office:value-type="float" office:value="1269.17" table:style-name="ce1">
            <text:p>1269.17</text:p>
          </table:table-cell>
          <table:table-cell office:value-type="float" office:value="2273.48" table:style-name="ce1">
            <text:p>2273.48</text:p>
          </table:table-cell>
          <table:table-cell office:value-type="float" office:value="2267.7800000000002" table:style-name="ce1">
            <text:p>2267.78</text:p>
          </table:table-cell>
          <table:table-cell office:value-type="float" office:value="1268.94" table:style-name="ce1">
            <text:p>1268.94</text:p>
          </table:table-cell>
          <table:table-cell office:value-type="float" office:value="2275.0500000000002" table:style-name="ce1">
            <text:p>2275.05</text:p>
          </table:table-cell>
          <table:table-cell office:value-type="float" office:value="2268.92" table:style-name="ce1">
            <text:p>2268.92</text:p>
          </table:table-cell>
          <table:table-cell office:value-type="float" office:value="1269.2" table:style-name="ce1">
            <text:p>1269.2</text:p>
          </table:table-cell>
          <table:table-cell office:value-type="float" office:value="2273.83" table:style-name="ce1">
            <text:p>2273.83</text:p>
          </table:table-cell>
          <table:table-cell office:value-type="float" office:value="2278.61" table:style-name="ce1">
            <text:p>2278.61</text:p>
          </table:table-cell>
          <table:table-cell office:value-type="float" office:value="1268.96" table:style-name="ce1">
            <text:p>1268.96</text:p>
          </table:table-cell>
          <table:table-cell office:value-type="float" office:value="2276.81" table:style-name="ce1">
            <text:p>2276.81</text:p>
          </table:table-cell>
          <table:table-cell office:value-type="float" office:value="2269.64" table:style-name="ce1">
            <text:p>2269.64</text:p>
          </table:table-cell>
          <table:table-cell office:value-type="float" office:value="1268.53" table:style-name="ce1">
            <text:p>1268.53</text:p>
          </table:table-cell>
          <table:table-cell office:value-type="float" office:value="2275.0700000000002" table:style-name="ce1">
            <text:p>2275.07</text:p>
          </table:table-cell>
          <table:table-cell table:style-name="ce1"/>
          <table:table-cell office:value-type="float" office:value="1960.7124137931032" table:formula="of:=AVERAGE([.C11:.AE11])" table:style-name="ce1">
            <text:p>1960.712414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2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0080200000000001" table:style-name="ce1">
            <text:p>2.00802</text:p>
          </table:table-cell>
          <table:table-cell office:value-type="float" office:value="2.07355" table:style-name="ce1">
            <text:p>2.07355</text:p>
          </table:table-cell>
          <table:table-cell office:value-type="float" office:value="2.10588" table:style-name="ce1">
            <text:p>2.10588</text:p>
          </table:table-cell>
          <table:table-cell office:value-type="float" office:value="2.1821799999999998" table:style-name="ce1">
            <text:p>2.18218</text:p>
          </table:table-cell>
          <table:table-cell office:value-type="float" office:value="2.1035499999999998" table:style-name="ce1">
            <text:p>2.10355</text:p>
          </table:table-cell>
          <table:table-cell office:value-type="float" office:value="2.1224799999999999" table:style-name="ce1">
            <text:p>2.12248</text:p>
          </table:table-cell>
          <table:table-cell office:value-type="float" office:value="2.0851999999999999" table:style-name="ce1">
            <text:p>2.0852</text:p>
          </table:table-cell>
          <table:table-cell office:value-type="float" office:value="2.1271399999999998" table:style-name="ce1">
            <text:p>2.12714</text:p>
          </table:table-cell>
          <table:table-cell office:value-type="float" office:value="2.1175299999999999" table:style-name="ce1">
            <text:p>2.11753</text:p>
          </table:table-cell>
          <table:table-cell office:value-type="float" office:value="2.08345" table:style-name="ce1">
            <text:p>2.08345</text:p>
          </table:table-cell>
          <table:table-cell office:value-type="float" office:value="2.0732599999999999" table:style-name="ce1">
            <text:p>2.07326</text:p>
          </table:table-cell>
          <table:table-cell office:value-type="float" office:value="2.0257900000000002" table:style-name="ce1">
            <text:p>2.02579</text:p>
          </table:table-cell>
          <table:table-cell office:value-type="float" office:value="2.07355" table:style-name="ce1">
            <text:p>2.07355</text:p>
          </table:table-cell>
          <table:table-cell office:value-type="float" office:value="2.0604499999999999" table:style-name="ce1">
            <text:p>2.06045</text:p>
          </table:table-cell>
          <table:table-cell office:value-type="float" office:value="2.0985999999999998" table:style-name="ce1">
            <text:p>2.0986</text:p>
          </table:table-cell>
          <table:table-cell office:value-type="float" office:value="2.0659800000000001" table:style-name="ce1">
            <text:p>2.06598</text:p>
          </table:table-cell>
          <table:table-cell office:value-type="float" office:value="1.99929" table:style-name="ce1">
            <text:p>1.99929</text:p>
          </table:table-cell>
          <table:table-cell office:value-type="float" office:value="2.0703499999999999" table:style-name="ce1">
            <text:p>2.07035</text:p>
          </table:table-cell>
          <table:table-cell office:value-type="float" office:value="2.1166499999999999" table:style-name="ce1">
            <text:p>2.11665</text:p>
          </table:table-cell>
          <table:table-cell office:value-type="float" office:value="2.0386000000000002" table:style-name="ce1">
            <text:p>2.0386</text:p>
          </table:table-cell>
          <table:table-cell office:value-type="float" office:value="2.1891699999999998" table:style-name="ce1">
            <text:p>2.18917</text:p>
          </table:table-cell>
          <table:table-cell office:value-type="float" office:value="2.1323799999999999" table:style-name="ce1">
            <text:p>2.13238</text:p>
          </table:table-cell>
          <table:table-cell office:value-type="float" office:value="2.0068600000000001" table:style-name="ce1">
            <text:p>2.00686</text:p>
          </table:table-cell>
          <table:table-cell office:value-type="float" office:value="2.0732599999999999" table:style-name="ce1">
            <text:p>2.07326</text:p>
          </table:table-cell>
          <table:table-cell office:value-type="float" office:value="2.0761699999999998" table:style-name="ce1">
            <text:p>2.07617</text:p>
          </table:table-cell>
          <table:table-cell office:value-type="float" office:value="2.03715" table:style-name="ce1">
            <text:p>2.03715</text:p>
          </table:table-cell>
          <table:table-cell office:value-type="float" office:value="2.0854900000000001" table:style-name="ce1">
            <text:p>2.08549</text:p>
          </table:table-cell>
          <table:table-cell office:value-type="float" office:value="2.0473400000000002" table:style-name="ce1">
            <text:p>2.04734</text:p>
          </table:table-cell>
          <table:table-cell office:value-type="float" office:value="2.0752999999999999" table:style-name="ce1">
            <text:p>2.0753</text:p>
          </table:table-cell>
          <table:table-cell office:value-type="float" office:value="2.0330699999999999" table:style-name="ce1">
            <text:p>2.03307</text:p>
          </table:table-cell>
          <table:table-cell table:style-name="ce1"/>
          <table:table-cell office:value-type="float" office:value="2.0820575862068962" table:formula="of:=AVERAGE([.C2:.AE2])" table:style-name="ce1">
            <text:p>2.08205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0.940300000000001" table:style-name="ce1">
            <text:p>10.9403</text:p>
          </table:table-cell>
          <table:table-cell office:value-type="float" office:value="10.991300000000001" table:style-name="ce1">
            <text:p>10.9913</text:p>
          </table:table-cell>
          <table:table-cell office:value-type="float" office:value="10.858499999999999" table:style-name="ce1">
            <text:p>10.8585</text:p>
          </table:table-cell>
          <table:table-cell office:value-type="float" office:value="11.011100000000001" table:style-name="ce1">
            <text:p>11.0111</text:p>
          </table:table-cell>
          <table:table-cell office:value-type="float" office:value="10.948499999999999" table:style-name="ce1">
            <text:p>10.9485</text:p>
          </table:table-cell>
          <table:table-cell office:value-type="float" office:value="10.8529" table:style-name="ce1">
            <text:p>10.8529</text:p>
          </table:table-cell>
          <table:table-cell office:value-type="float" office:value="11.016299999999999" table:style-name="ce1">
            <text:p>11.0163</text:p>
          </table:table-cell>
          <table:table-cell office:value-type="float" office:value="10.952500000000001" table:style-name="ce1">
            <text:p>10.9525</text:p>
          </table:table-cell>
          <table:table-cell office:value-type="float" office:value="10.8599" table:style-name="ce1">
            <text:p>10.8599</text:p>
          </table:table-cell>
          <table:table-cell office:value-type="float" office:value="11.0632" table:style-name="ce1">
            <text:p>11.0632</text:p>
          </table:table-cell>
          <table:table-cell office:value-type="float" office:value="10.8005" table:style-name="ce1">
            <text:p>10.8005</text:p>
          </table:table-cell>
          <table:table-cell office:value-type="float" office:value="10.827299999999999" table:style-name="ce1">
            <text:p>10.8273</text:p>
          </table:table-cell>
          <table:table-cell office:value-type="float" office:value="11.0053" table:style-name="ce1">
            <text:p>11.0053</text:p>
          </table:table-cell>
          <table:table-cell office:value-type="float" office:value="11.016" table:style-name="ce1">
            <text:p>11.016</text:p>
          </table:table-cell>
          <table:table-cell office:value-type="float" office:value="10.732100000000001" table:style-name="ce1">
            <text:p>10.7321</text:p>
          </table:table-cell>
          <table:table-cell office:value-type="float" office:value="10.924300000000001" table:style-name="ce1">
            <text:p>10.9243</text:p>
          </table:table-cell>
          <table:table-cell office:value-type="float" office:value="10.951700000000001" table:style-name="ce1">
            <text:p>10.9517</text:p>
          </table:table-cell>
          <table:table-cell office:value-type="float" office:value="10.822699999999999" table:style-name="ce1">
            <text:p>10.8227</text:p>
          </table:table-cell>
          <table:table-cell office:value-type="float" office:value="11.006399999999999" table:style-name="ce1">
            <text:p>11.0064</text:p>
          </table:table-cell>
          <table:table-cell office:value-type="float" office:value="11.0641" table:style-name="ce1">
            <text:p>11.0641</text:p>
          </table:table-cell>
          <table:table-cell office:value-type="float" office:value="10.9689" table:style-name="ce1">
            <text:p>10.9689</text:p>
          </table:table-cell>
          <table:table-cell office:value-type="float" office:value="11.0329" table:style-name="ce1">
            <text:p>11.0329</text:p>
          </table:table-cell>
          <table:table-cell office:value-type="float" office:value="10.922800000000001" table:style-name="ce1">
            <text:p>10.9228</text:p>
          </table:table-cell>
          <table:table-cell office:value-type="float" office:value="10.8894" table:style-name="ce1">
            <text:p>10.8894</text:p>
          </table:table-cell>
          <table:table-cell office:value-type="float" office:value="10.992699999999999" table:style-name="ce1">
            <text:p>10.9927</text:p>
          </table:table-cell>
          <table:table-cell office:value-type="float" office:value="10.961600000000001" table:style-name="ce1">
            <text:p>10.9616</text:p>
          </table:table-cell>
          <table:table-cell office:value-type="float" office:value="10.7927" table:style-name="ce1">
            <text:p>10.7927</text:p>
          </table:table-cell>
          <table:table-cell office:value-type="float" office:value="10.912100000000001" table:style-name="ce1">
            <text:p>10.9121</text:p>
          </table:table-cell>
          <table:table-cell office:value-type="float" office:value="10.971500000000001" table:style-name="ce1">
            <text:p>10.9715</text:p>
          </table:table-cell>
          <table:table-cell office:value-type="float" office:value="10.862299999999999" table:style-name="ce1">
            <text:p>10.8623</text:p>
          </table:table-cell>
          <table:table-cell table:style-name="ce1"/>
          <table:table-cell office:value-type="float" office:value="10.931431034482754" table:formula="of:=AVERAGE([.C3:.AE3])" table:style-name="ce1">
            <text:p>10.9314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5.004300000000001" table:style-name="ce1">
            <text:p>35.0043</text:p>
          </table:table-cell>
          <table:table-cell office:value-type="float" office:value="34.9283" table:style-name="ce1">
            <text:p>34.9283</text:p>
          </table:table-cell>
          <table:table-cell office:value-type="float" office:value="34.953299999999999" table:style-name="ce1">
            <text:p>34.9533</text:p>
          </table:table-cell>
          <table:table-cell office:value-type="float" office:value="34.828099999999999" table:style-name="ce1">
            <text:p>34.8281</text:p>
          </table:table-cell>
          <table:table-cell office:value-type="float" office:value="34.985700000000001" table:style-name="ce1">
            <text:p>34.9857</text:p>
          </table:table-cell>
          <table:table-cell office:value-type="float" office:value="34.916899999999998" table:style-name="ce1">
            <text:p>34.9169</text:p>
          </table:table-cell>
          <table:table-cell office:value-type="float" office:value="34.957999999999998" table:style-name="ce1">
            <text:p>34.958</text:p>
          </table:table-cell>
          <table:table-cell office:value-type="float" office:value="34.848799999999997" table:style-name="ce1">
            <text:p>34.8488</text:p>
          </table:table-cell>
          <table:table-cell office:value-type="float" office:value="34.897399999999998" table:style-name="ce1">
            <text:p>34.8974</text:p>
          </table:table-cell>
          <table:table-cell office:value-type="float" office:value="34.876399999999997" table:style-name="ce1">
            <text:p>34.8764</text:p>
          </table:table-cell>
          <table:table-cell office:value-type="float" office:value="35.0456" table:style-name="ce1">
            <text:p>35.0456</text:p>
          </table:table-cell>
          <table:table-cell office:value-type="float" office:value="34.878500000000003" table:style-name="ce1">
            <text:p>34.8785</text:p>
          </table:table-cell>
          <table:table-cell office:value-type="float" office:value="35.0349" table:style-name="ce1">
            <text:p>35.0349</text:p>
          </table:table-cell>
          <table:table-cell office:value-type="float" office:value="34.862499999999997" table:style-name="ce1">
            <text:p>34.8625</text:p>
          </table:table-cell>
          <table:table-cell office:value-type="float" office:value="34.9024" table:style-name="ce1">
            <text:p>34.9024</text:p>
          </table:table-cell>
          <table:table-cell office:value-type="float" office:value="34.803600000000003" table:style-name="ce1">
            <text:p>34.8036</text:p>
          </table:table-cell>
          <table:table-cell office:value-type="float" office:value="34.914299999999997" table:style-name="ce1">
            <text:p>34.9143</text:p>
          </table:table-cell>
          <table:table-cell office:value-type="float" office:value="34.875900000000001" table:style-name="ce1">
            <text:p>34.8759</text:p>
          </table:table-cell>
          <table:table-cell office:value-type="float" office:value="34.986499999999999" table:style-name="ce1">
            <text:p>34.9865</text:p>
          </table:table-cell>
          <table:table-cell office:value-type="float" office:value="34.932400000000001" table:style-name="ce1">
            <text:p>34.9324</text:p>
          </table:table-cell>
          <table:table-cell office:value-type="float" office:value="34.891599999999997" table:style-name="ce1">
            <text:p>34.8916</text:p>
          </table:table-cell>
          <table:table-cell office:value-type="float" office:value="34.885800000000003" table:style-name="ce1">
            <text:p>34.8858</text:p>
          </table:table-cell>
          <table:table-cell office:value-type="float" office:value="34.832500000000003" table:style-name="ce1">
            <text:p>34.8325</text:p>
          </table:table-cell>
          <table:table-cell office:value-type="float" office:value="34.877299999999998" table:style-name="ce1">
            <text:p>34.8773</text:p>
          </table:table-cell>
          <table:table-cell office:value-type="float" office:value="34.975700000000003" table:style-name="ce1">
            <text:p>34.9757</text:p>
          </table:table-cell>
          <table:table-cell office:value-type="float" office:value="34.920099999999998" table:style-name="ce1">
            <text:p>34.9201</text:p>
          </table:table-cell>
          <table:table-cell office:value-type="float" office:value="34.936100000000003" table:style-name="ce1">
            <text:p>34.9361</text:p>
          </table:table-cell>
          <table:table-cell office:value-type="float" office:value="34.903199999999998" table:style-name="ce1">
            <text:p>34.9032</text:p>
          </table:table-cell>
          <table:table-cell office:value-type="float" office:value="34.959099999999999" table:style-name="ce1">
            <text:p>34.9591</text:p>
          </table:table-cell>
          <table:table-cell office:value-type="float" office:value="34.938800000000001" table:style-name="ce1">
            <text:p>34.9388</text:p>
          </table:table-cell>
          <table:table-cell table:style-name="ce1"/>
          <table:table-cell office:value-type="float" office:value="34.915506896551726" table:formula="of:=AVERAGE([.C4:.AE4])" table:style-name="ce1">
            <text:p>34.9155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1.575599999999994" table:style-name="ce1">
            <text:p>81.5756</text:p>
          </table:table-cell>
          <table:table-cell office:value-type="float" office:value="81.501599999999996" table:style-name="ce1">
            <text:p>81.5016</text:p>
          </table:table-cell>
          <table:table-cell office:value-type="float" office:value="81.3857" table:style-name="ce1">
            <text:p>81.3857</text:p>
          </table:table-cell>
          <table:table-cell office:value-type="float" office:value="81.361599999999996" table:style-name="ce1">
            <text:p>81.3616</text:p>
          </table:table-cell>
          <table:table-cell office:value-type="float" office:value="81.721199999999996" table:style-name="ce1">
            <text:p>81.7212</text:p>
          </table:table-cell>
          <table:table-cell office:value-type="float" office:value="81.656300000000002" table:style-name="ce1">
            <text:p>81.6563</text:p>
          </table:table-cell>
          <table:table-cell office:value-type="float" office:value="81.5989" table:style-name="ce1">
            <text:p>81.5989</text:p>
          </table:table-cell>
          <table:table-cell office:value-type="float" office:value="81.550899999999999" table:style-name="ce1">
            <text:p>81.5509</text:p>
          </table:table-cell>
          <table:table-cell office:value-type="float" office:value="81.660399999999996" table:style-name="ce1">
            <text:p>81.6604</text:p>
          </table:table-cell>
          <table:table-cell office:value-type="float" office:value="81.485299999999995" table:style-name="ce1">
            <text:p>81.4853</text:p>
          </table:table-cell>
          <table:table-cell office:value-type="float" office:value="81.641999999999996" table:style-name="ce1">
            <text:p>81.642</text:p>
          </table:table-cell>
          <table:table-cell office:value-type="float" office:value="81.402600000000007" table:style-name="ce1">
            <text:p>81.4026</text:p>
          </table:table-cell>
          <table:table-cell office:value-type="float" office:value="81.6374" table:style-name="ce1">
            <text:p>81.6374</text:p>
          </table:table-cell>
          <table:table-cell office:value-type="float" office:value="81.6875" table:style-name="ce1">
            <text:p>81.6875</text:p>
          </table:table-cell>
          <table:table-cell office:value-type="float" office:value="81.851399999999998" table:style-name="ce1">
            <text:p>81.8514</text:p>
          </table:table-cell>
          <table:table-cell office:value-type="float" office:value="81.639399999999995" table:style-name="ce1">
            <text:p>81.6394</text:p>
          </table:table-cell>
          <table:table-cell office:value-type="float" office:value="81.448899999999995" table:style-name="ce1">
            <text:p>81.4489</text:p>
          </table:table-cell>
          <table:table-cell office:value-type="float" office:value="81.582599999999999" table:style-name="ce1">
            <text:p>81.5826</text:p>
          </table:table-cell>
          <table:table-cell office:value-type="float" office:value="81.681899999999999" table:style-name="ce1">
            <text:p>81.6819</text:p>
          </table:table-cell>
          <table:table-cell office:value-type="float" office:value="81.635900000000007" table:style-name="ce1">
            <text:p>81.6359</text:p>
          </table:table-cell>
          <table:table-cell office:value-type="float" office:value="81.637699999999995" table:style-name="ce1">
            <text:p>81.6377</text:p>
          </table:table-cell>
          <table:table-cell office:value-type="float" office:value="81.629800000000003" table:style-name="ce1">
            <text:p>81.6298</text:p>
          </table:table-cell>
          <table:table-cell office:value-type="float" office:value="81.719499999999996" table:style-name="ce1">
            <text:p>81.7195</text:p>
          </table:table-cell>
          <table:table-cell office:value-type="float" office:value="81.650499999999994" table:style-name="ce1">
            <text:p>81.6505</text:p>
          </table:table-cell>
          <table:table-cell office:value-type="float" office:value="81.483000000000004" table:style-name="ce1">
            <text:p>81.483</text:p>
          </table:table-cell>
          <table:table-cell office:value-type="float" office:value="81.783600000000007" table:style-name="ce1">
            <text:p>81.7836</text:p>
          </table:table-cell>
          <table:table-cell office:value-type="float" office:value="81.677000000000007" table:style-name="ce1">
            <text:p>81.677</text:p>
          </table:table-cell>
          <table:table-cell office:value-type="float" office:value="81.570099999999996" table:style-name="ce1">
            <text:p>81.5701</text:p>
          </table:table-cell>
          <table:table-cell office:value-type="float" office:value="82.753100000000003" table:style-name="ce1">
            <text:p>82.7531</text:p>
          </table:table-cell>
          <table:table-cell office:value-type="float" office:value="82.364000000000004" table:style-name="ce1">
            <text:p>82.364</text:p>
          </table:table-cell>
          <table:table-cell table:style-name="ce1"/>
          <table:table-cell office:value-type="float" office:value="81.668958620689651" table:formula="of:=AVERAGE([.C5:.AE5])" table:style-name="ce1">
            <text:p>81.6689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59.273" table:style-name="ce1">
            <text:p>159.273</text:p>
          </table:table-cell>
          <table:table-cell office:value-type="float" office:value="159.583" table:style-name="ce1">
            <text:p>159.583</text:p>
          </table:table-cell>
          <table:table-cell office:value-type="float" office:value="159.28299999999999" table:style-name="ce1">
            <text:p>159.283</text:p>
          </table:table-cell>
          <table:table-cell office:value-type="float" office:value="160.04400000000001" table:style-name="ce1">
            <text:p>160.044</text:p>
          </table:table-cell>
          <table:table-cell office:value-type="float" office:value="159.56" table:style-name="ce1">
            <text:p>159.56</text:p>
          </table:table-cell>
          <table:table-cell office:value-type="float" office:value="160.184" table:style-name="ce1">
            <text:p>160.184</text:p>
          </table:table-cell>
          <table:table-cell office:value-type="float" office:value="159.691" table:style-name="ce1">
            <text:p>159.691</text:p>
          </table:table-cell>
          <table:table-cell office:value-type="float" office:value="159.476" table:style-name="ce1">
            <text:p>159.476</text:p>
          </table:table-cell>
          <table:table-cell office:value-type="float" office:value="159.929" table:style-name="ce1">
            <text:p>159.929</text:p>
          </table:table-cell>
          <table:table-cell office:value-type="float" office:value="160.20099999999999" table:style-name="ce1">
            <text:p>160.201</text:p>
          </table:table-cell>
          <table:table-cell office:value-type="float" office:value="159.80799999999999" table:style-name="ce1">
            <text:p>159.808</text:p>
          </table:table-cell>
          <table:table-cell office:value-type="float" office:value="160.27000000000001" table:style-name="ce1">
            <text:p>160.27</text:p>
          </table:table-cell>
          <table:table-cell office:value-type="float" office:value="159.56399999999999" table:style-name="ce1">
            <text:p>159.564</text:p>
          </table:table-cell>
          <table:table-cell office:value-type="float" office:value="159.75299999999999" table:style-name="ce1">
            <text:p>159.753</text:p>
          </table:table-cell>
          <table:table-cell office:value-type="float" office:value="160.31100000000001" table:style-name="ce1">
            <text:p>160.311</text:p>
          </table:table-cell>
          <table:table-cell office:value-type="float" office:value="160.20500000000001" table:style-name="ce1">
            <text:p>160.205</text:p>
          </table:table-cell>
          <table:table-cell office:value-type="float" office:value="159.68" table:style-name="ce1">
            <text:p>159.68</text:p>
          </table:table-cell>
          <table:table-cell office:value-type="float" office:value="159.28299999999999" table:style-name="ce1">
            <text:p>159.283</text:p>
          </table:table-cell>
          <table:table-cell office:value-type="float" office:value="159.75" table:style-name="ce1">
            <text:p>159.75</text:p>
          </table:table-cell>
          <table:table-cell office:value-type="float" office:value="159.744" table:style-name="ce1">
            <text:p>159.744</text:p>
          </table:table-cell>
          <table:table-cell office:value-type="float" office:value="159.988" table:style-name="ce1">
            <text:p>159.988</text:p>
          </table:table-cell>
          <table:table-cell office:value-type="float" office:value="160.57599999999999" table:style-name="ce1">
            <text:p>160.576</text:p>
          </table:table-cell>
          <table:table-cell office:value-type="float" office:value="159.58000000000001" table:style-name="ce1">
            <text:p>159.58</text:p>
          </table:table-cell>
          <table:table-cell office:value-type="float" office:value="159.58699999999999" table:style-name="ce1">
            <text:p>159.587</text:p>
          </table:table-cell>
          <table:table-cell office:value-type="float" office:value="159.59399999999999" table:style-name="ce1">
            <text:p>159.594</text:p>
          </table:table-cell>
          <table:table-cell office:value-type="float" office:value="159.809" table:style-name="ce1">
            <text:p>159.809</text:p>
          </table:table-cell>
          <table:table-cell office:value-type="float" office:value="160.292" table:style-name="ce1">
            <text:p>160.292</text:p>
          </table:table-cell>
          <table:table-cell office:value-type="float" office:value="160.09399999999999" table:style-name="ce1">
            <text:p>160.094</text:p>
          </table:table-cell>
          <table:table-cell office:value-type="float" office:value="159.91" table:style-name="ce1">
            <text:p>159.91</text:p>
          </table:table-cell>
          <table:table-cell office:value-type="float" office:value="159.78100000000001" table:style-name="ce1">
            <text:p>159.781</text:p>
          </table:table-cell>
          <table:table-cell table:style-name="ce1"/>
          <table:table-cell office:value-type="float" office:value="159.84586206896552" table:formula="of:=AVERAGE([.C6:.AE6])" table:style-name="ce1">
            <text:p>159.845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74.87599999999998" table:style-name="ce1">
            <text:p>274.876</text:p>
          </table:table-cell>
          <table:table-cell office:value-type="float" office:value="275.649" table:style-name="ce1">
            <text:p>275.649</text:p>
          </table:table-cell>
          <table:table-cell office:value-type="float" office:value="274.90199999999999" table:style-name="ce1">
            <text:p>274.902</text:p>
          </table:table-cell>
          <table:table-cell office:value-type="float" office:value="275.02999999999997" table:style-name="ce1">
            <text:p>275.03</text:p>
          </table:table-cell>
          <table:table-cell office:value-type="float" office:value="275.07100000000003" table:style-name="ce1">
            <text:p>275.071</text:p>
          </table:table-cell>
          <table:table-cell office:value-type="float" office:value="274.68400000000003" table:style-name="ce1">
            <text:p>274.684</text:p>
          </table:table-cell>
          <table:table-cell office:value-type="float" office:value="274.74" table:style-name="ce1">
            <text:p>274.74</text:p>
          </table:table-cell>
          <table:table-cell office:value-type="float" office:value="274.63299999999998" table:style-name="ce1">
            <text:p>274.633</text:p>
          </table:table-cell>
          <table:table-cell office:value-type="float" office:value="274.96800000000002" table:style-name="ce1">
            <text:p>274.968</text:p>
          </table:table-cell>
          <table:table-cell office:value-type="float" office:value="274.577" table:style-name="ce1">
            <text:p>274.577</text:p>
          </table:table-cell>
          <table:table-cell office:value-type="float" office:value="275.12400000000002" table:style-name="ce1">
            <text:p>275.124</text:p>
          </table:table-cell>
          <table:table-cell office:value-type="float" office:value="275.11700000000002" table:style-name="ce1">
            <text:p>275.117</text:p>
          </table:table-cell>
          <table:table-cell office:value-type="float" office:value="275.27800000000002" table:style-name="ce1">
            <text:p>275.278</text:p>
          </table:table-cell>
          <table:table-cell office:value-type="float" office:value="275.096" table:style-name="ce1">
            <text:p>275.096</text:p>
          </table:table-cell>
          <table:table-cell office:value-type="float" office:value="274.60300000000001" table:style-name="ce1">
            <text:p>274.603</text:p>
          </table:table-cell>
          <table:table-cell office:value-type="float" office:value="274.77600000000001" table:style-name="ce1">
            <text:p>274.776</text:p>
          </table:table-cell>
          <table:table-cell office:value-type="float" office:value="275.25900000000001" table:style-name="ce1">
            <text:p>275.259</text:p>
          </table:table-cell>
          <table:table-cell office:value-type="float" office:value="274.94900000000001" table:style-name="ce1">
            <text:p>274.949</text:p>
          </table:table-cell>
          <table:table-cell office:value-type="float" office:value="275.48899999999998" table:style-name="ce1">
            <text:p>275.489</text:p>
          </table:table-cell>
          <table:table-cell office:value-type="float" office:value="274.93299999999999" table:style-name="ce1">
            <text:p>274.933</text:p>
          </table:table-cell>
          <table:table-cell office:value-type="float" office:value="275.18799999999999" table:style-name="ce1">
            <text:p>275.188</text:p>
          </table:table-cell>
          <table:table-cell office:value-type="float" office:value="275.18299999999999" table:style-name="ce1">
            <text:p>275.183</text:p>
          </table:table-cell>
          <table:table-cell office:value-type="float" office:value="275.08199999999999" table:style-name="ce1">
            <text:p>275.082</text:p>
          </table:table-cell>
          <table:table-cell office:value-type="float" office:value="274.98099999999999" table:style-name="ce1">
            <text:p>274.981</text:p>
          </table:table-cell>
          <table:table-cell office:value-type="float" office:value="275.08199999999999" table:style-name="ce1">
            <text:p>275.082</text:p>
          </table:table-cell>
          <table:table-cell office:value-type="float" office:value="274.95999999999998" table:style-name="ce1">
            <text:p>274.96</text:p>
          </table:table-cell>
          <table:table-cell office:value-type="float" office:value="274.86399999999998" table:style-name="ce1">
            <text:p>274.864</text:p>
          </table:table-cell>
          <table:table-cell office:value-type="float" office:value="274.75" table:style-name="ce1">
            <text:p>274.75</text:p>
          </table:table-cell>
          <table:table-cell office:value-type="float" office:value="275.17899999999997" table:style-name="ce1">
            <text:p>275.179</text:p>
          </table:table-cell>
          <table:table-cell office:value-type="float" office:value="275.06" table:style-name="ce1">
            <text:p>275.06</text:p>
          </table:table-cell>
          <table:table-cell table:style-name="ce1"/>
          <table:table-cell office:value-type="float" office:value="275.00713793103449" table:formula="of:=AVERAGE([.C7:.AE7])" table:style-name="ce1">
            <text:p>275.007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39.21800000000002" table:style-name="ce1">
            <text:p>439.218</text:p>
          </table:table-cell>
          <table:table-cell office:value-type="float" office:value="435.10599999999999" table:style-name="ce1">
            <text:p>435.106</text:p>
          </table:table-cell>
          <table:table-cell office:value-type="float" office:value="435.64400000000001" table:style-name="ce1">
            <text:p>435.644</text:p>
          </table:table-cell>
          <table:table-cell office:value-type="float" office:value="435.52" table:style-name="ce1">
            <text:p>435.52</text:p>
          </table:table-cell>
          <table:table-cell office:value-type="float" office:value="436.20600000000002" table:style-name="ce1">
            <text:p>436.206</text:p>
          </table:table-cell>
          <table:table-cell office:value-type="float" office:value="435.358" table:style-name="ce1">
            <text:p>435.358</text:p>
          </table:table-cell>
          <table:table-cell office:value-type="float" office:value="435.255" table:style-name="ce1">
            <text:p>435.255</text:p>
          </table:table-cell>
          <table:table-cell office:value-type="float" office:value="435.33" table:style-name="ce1">
            <text:p>435.33</text:p>
          </table:table-cell>
          <table:table-cell office:value-type="float" office:value="435.82600000000002" table:style-name="ce1">
            <text:p>435.826</text:p>
          </table:table-cell>
          <table:table-cell office:value-type="float" office:value="435.46199999999999" table:style-name="ce1">
            <text:p>435.462</text:p>
          </table:table-cell>
          <table:table-cell office:value-type="float" office:value="435.38" table:style-name="ce1">
            <text:p>435.38</text:p>
          </table:table-cell>
          <table:table-cell office:value-type="float" office:value="435.47199999999998" table:style-name="ce1">
            <text:p>435.472</text:p>
          </table:table-cell>
          <table:table-cell office:value-type="float" office:value="435.71499999999997" table:style-name="ce1">
            <text:p>435.715</text:p>
          </table:table-cell>
          <table:table-cell office:value-type="float" office:value="435.86099999999999" table:style-name="ce1">
            <text:p>435.861</text:p>
          </table:table-cell>
          <table:table-cell office:value-type="float" office:value="435.68299999999999" table:style-name="ce1">
            <text:p>435.683</text:p>
          </table:table-cell>
          <table:table-cell office:value-type="float" office:value="435.38400000000001" table:style-name="ce1">
            <text:p>435.384</text:p>
          </table:table-cell>
          <table:table-cell office:value-type="float" office:value="435.51900000000001" table:style-name="ce1">
            <text:p>435.519</text:p>
          </table:table-cell>
          <table:table-cell office:value-type="float" office:value="435.75099999999998" table:style-name="ce1">
            <text:p>435.751</text:p>
          </table:table-cell>
          <table:table-cell office:value-type="float" office:value="435.666" table:style-name="ce1">
            <text:p>435.666</text:p>
          </table:table-cell>
          <table:table-cell office:value-type="float" office:value="435.279" table:style-name="ce1">
            <text:p>435.279</text:p>
          </table:table-cell>
          <table:table-cell office:value-type="float" office:value="435.84800000000001" table:style-name="ce1">
            <text:p>435.848</text:p>
          </table:table-cell>
          <table:table-cell office:value-type="float" office:value="435.34199999999998" table:style-name="ce1">
            <text:p>435.342</text:p>
          </table:table-cell>
          <table:table-cell office:value-type="float" office:value="435.73099999999999" table:style-name="ce1">
            <text:p>435.731</text:p>
          </table:table-cell>
          <table:table-cell office:value-type="float" office:value="435.714" table:style-name="ce1">
            <text:p>435.714</text:p>
          </table:table-cell>
          <table:table-cell office:value-type="float" office:value="435.65699999999998" table:style-name="ce1">
            <text:p>435.657</text:p>
          </table:table-cell>
          <table:table-cell office:value-type="float" office:value="435.64800000000002" table:style-name="ce1">
            <text:p>435.648</text:p>
          </table:table-cell>
          <table:table-cell office:value-type="float" office:value="435.21699999999998" table:style-name="ce1">
            <text:p>435.217</text:p>
          </table:table-cell>
          <table:table-cell office:value-type="float" office:value="435.09100000000001" table:style-name="ce1">
            <text:p>435.091</text:p>
          </table:table-cell>
          <table:table-cell office:value-type="float" office:value="435.42099999999999" table:style-name="ce1">
            <text:p>435.421</text:p>
          </table:table-cell>
          <table:table-cell office:value-type="float" office:value="435.62099999999998" table:style-name="ce1">
            <text:p>435.621</text:p>
          </table:table-cell>
          <table:table-cell table:style-name="ce1"/>
          <table:table-cell office:value-type="float" office:value="435.54162068965519" table:formula="of:=AVERAGE([.C8:.AE8])" table:style-name="ce1">
            <text:p>435.541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51.34500000000003" table:style-name="ce1">
            <text:p>651.345</text:p>
          </table:table-cell>
          <table:table-cell office:value-type="float" office:value="650.96400000000006" table:style-name="ce1">
            <text:p>650.964</text:p>
          </table:table-cell>
          <table:table-cell office:value-type="float" office:value="650.79600000000005" table:style-name="ce1">
            <text:p>650.796</text:p>
          </table:table-cell>
          <table:table-cell office:value-type="float" office:value="651.33100000000002" table:style-name="ce1">
            <text:p>651.331</text:p>
          </table:table-cell>
          <table:table-cell office:value-type="float" office:value="653.25599999999997" table:style-name="ce1">
            <text:p>653.256</text:p>
          </table:table-cell>
          <table:table-cell office:value-type="float" office:value="653.78899999999999" table:style-name="ce1">
            <text:p>653.789</text:p>
          </table:table-cell>
          <table:table-cell office:value-type="float" office:value="653.20799999999997" table:style-name="ce1">
            <text:p>653.208</text:p>
          </table:table-cell>
          <table:table-cell office:value-type="float" office:value="652.69299999999998" table:style-name="ce1">
            <text:p>652.693</text:p>
          </table:table-cell>
          <table:table-cell office:value-type="float" office:value="654.77" table:style-name="ce1">
            <text:p>654.77</text:p>
          </table:table-cell>
          <table:table-cell office:value-type="float" office:value="653.17100000000005" table:style-name="ce1">
            <text:p>653.171</text:p>
          </table:table-cell>
          <table:table-cell office:value-type="float" office:value="651.72" table:style-name="ce1">
            <text:p>651.72</text:p>
          </table:table-cell>
          <table:table-cell office:value-type="float" office:value="652.93600000000004" table:style-name="ce1">
            <text:p>652.936</text:p>
          </table:table-cell>
          <table:table-cell office:value-type="float" office:value="653.39800000000002" table:style-name="ce1">
            <text:p>653.398</text:p>
          </table:table-cell>
          <table:table-cell office:value-type="float" office:value="652.57799999999997" table:style-name="ce1">
            <text:p>652.578</text:p>
          </table:table-cell>
          <table:table-cell office:value-type="float" office:value="651.79" table:style-name="ce1">
            <text:p>651.79</text:p>
          </table:table-cell>
          <table:table-cell office:value-type="float" office:value="651.68399999999997" table:style-name="ce1">
            <text:p>651.684</text:p>
          </table:table-cell>
          <table:table-cell office:value-type="float" office:value="653.03200000000004" table:style-name="ce1">
            <text:p>653.032</text:p>
          </table:table-cell>
          <table:table-cell office:value-type="float" office:value="651.45799999999997" table:style-name="ce1">
            <text:p>651.458</text:p>
          </table:table-cell>
          <table:table-cell office:value-type="float" office:value="652.15499999999997" table:style-name="ce1">
            <text:p>652.155</text:p>
          </table:table-cell>
          <table:table-cell office:value-type="float" office:value="652.37400000000002" table:style-name="ce1">
            <text:p>652.374</text:p>
          </table:table-cell>
          <table:table-cell office:value-type="float" office:value="651.95699999999999" table:style-name="ce1">
            <text:p>651.957</text:p>
          </table:table-cell>
          <table:table-cell office:value-type="float" office:value="652.93899999999996" table:style-name="ce1">
            <text:p>652.939</text:p>
          </table:table-cell>
          <table:table-cell office:value-type="float" office:value="653.30200000000002" table:style-name="ce1">
            <text:p>653.302</text:p>
          </table:table-cell>
          <table:table-cell office:value-type="float" office:value="659.01800000000003" table:style-name="ce1">
            <text:p>659.018</text:p>
          </table:table-cell>
          <table:table-cell office:value-type="float" office:value="657.57500000000005" table:style-name="ce1">
            <text:p>657.575</text:p>
          </table:table-cell>
          <table:table-cell office:value-type="float" office:value="659.61500000000001" table:style-name="ce1">
            <text:p>659.615</text:p>
          </table:table-cell>
          <table:table-cell office:value-type="float" office:value="658.71299999999997" table:style-name="ce1">
            <text:p>658.713</text:p>
          </table:table-cell>
          <table:table-cell office:value-type="float" office:value="659.24099999999999" table:style-name="ce1">
            <text:p>659.241</text:p>
          </table:table-cell>
          <table:table-cell office:value-type="float" office:value="659.65099999999995" table:style-name="ce1">
            <text:p>659.651</text:p>
          </table:table-cell>
          <table:table-cell office:value-type="float" office:value="657.67200000000003" table:style-name="ce1">
            <text:p>657.672</text:p>
          </table:table-cell>
          <table:table-cell table:style-name="ce1"/>
          <table:table-cell office:value-type="float" office:value="654.02710344827597" table:formula="of:=AVERAGE([.C9:.AE9])" table:style-name="ce1">
            <text:p>654.027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25.98400000000004" table:style-name="ce1">
            <text:p>925.984</text:p>
          </table:table-cell>
          <table:table-cell office:value-type="float" office:value="924.72699999999998" table:style-name="ce1">
            <text:p>924.727</text:p>
          </table:table-cell>
          <table:table-cell office:value-type="float" office:value="925.63300000000004" table:style-name="ce1">
            <text:p>925.633</text:p>
          </table:table-cell>
          <table:table-cell office:value-type="float" office:value="927.17399999999998" table:style-name="ce1">
            <text:p>927.174</text:p>
          </table:table-cell>
          <table:table-cell office:value-type="float" office:value="927.67700000000002" table:style-name="ce1">
            <text:p>927.677</text:p>
          </table:table-cell>
          <table:table-cell office:value-type="float" office:value="927.80799999999999" table:style-name="ce1">
            <text:p>927.808</text:p>
          </table:table-cell>
          <table:table-cell office:value-type="float" office:value="926.69899999999996" table:style-name="ce1">
            <text:p>926.699</text:p>
          </table:table-cell>
          <table:table-cell office:value-type="float" office:value="926.39700000000005" table:style-name="ce1">
            <text:p>926.397</text:p>
          </table:table-cell>
          <table:table-cell office:value-type="float" office:value="927.76900000000001" table:style-name="ce1">
            <text:p>927.769</text:p>
          </table:table-cell>
          <table:table-cell office:value-type="float" office:value="927.73800000000006" table:style-name="ce1">
            <text:p>927.738</text:p>
          </table:table-cell>
          <table:table-cell office:value-type="float" office:value="926.52300000000002" table:style-name="ce1">
            <text:p>926.523</text:p>
          </table:table-cell>
          <table:table-cell office:value-type="float" office:value="926.39099999999996" table:style-name="ce1">
            <text:p>926.391</text:p>
          </table:table-cell>
          <table:table-cell office:value-type="float" office:value="927.33299999999997" table:style-name="ce1">
            <text:p>927.333</text:p>
          </table:table-cell>
          <table:table-cell office:value-type="float" office:value="927.32600000000002" table:style-name="ce1">
            <text:p>927.326</text:p>
          </table:table-cell>
          <table:table-cell office:value-type="float" office:value="927.23800000000006" table:style-name="ce1">
            <text:p>927.238</text:p>
          </table:table-cell>
          <table:table-cell office:value-type="float" office:value="926.98099999999999" table:style-name="ce1">
            <text:p>926.981</text:p>
          </table:table-cell>
          <table:table-cell office:value-type="float" office:value="928.17899999999997" table:style-name="ce1">
            <text:p>928.179</text:p>
          </table:table-cell>
          <table:table-cell office:value-type="float" office:value="926.36300000000006" table:style-name="ce1">
            <text:p>926.363</text:p>
          </table:table-cell>
          <table:table-cell office:value-type="float" office:value="927.28499999999997" table:style-name="ce1">
            <text:p>927.285</text:p>
          </table:table-cell>
          <table:table-cell office:value-type="float" office:value="927.96400000000006" table:style-name="ce1">
            <text:p>927.964</text:p>
          </table:table-cell>
          <table:table-cell office:value-type="float" office:value="928.04300000000001" table:style-name="ce1">
            <text:p>928.043</text:p>
          </table:table-cell>
          <table:table-cell office:value-type="float" office:value="928.35199999999998" table:style-name="ce1">
            <text:p>928.352</text:p>
          </table:table-cell>
          <table:table-cell office:value-type="float" office:value="926.45" table:style-name="ce1">
            <text:p>926.45</text:p>
          </table:table-cell>
          <table:table-cell office:value-type="float" office:value="927.81799999999998" table:style-name="ce1">
            <text:p>927.818</text:p>
          </table:table-cell>
          <table:table-cell office:value-type="float" office:value="928.23900000000003" table:style-name="ce1">
            <text:p>928.239</text:p>
          </table:table-cell>
          <table:table-cell office:value-type="float" office:value="926.06399999999996" table:style-name="ce1">
            <text:p>926.064</text:p>
          </table:table-cell>
          <table:table-cell office:value-type="float" office:value="926.62099999999998" table:style-name="ce1">
            <text:p>926.621</text:p>
          </table:table-cell>
          <table:table-cell office:value-type="float" office:value="927.84199999999998" table:style-name="ce1">
            <text:p>927.842</text:p>
          </table:table-cell>
          <table:table-cell office:value-type="float" office:value="928.28800000000001" table:style-name="ce1">
            <text:p>928.288</text:p>
          </table:table-cell>
          <table:table-cell office:value-type="float" office:value="927.30600000000004" table:style-name="ce1">
            <text:p>927.306</text:p>
          </table:table-cell>
          <table:table-cell table:style-name="ce1"/>
          <table:table-cell office:value-type="float" office:value="927.18027586206892" table:formula="of:=AVERAGE([.C10:.AE10])" table:style-name="ce1">
            <text:p>927.180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259.0300000000002" table:style-name="ce1">
            <text:p>2259.03</text:p>
          </table:table-cell>
          <table:table-cell office:value-type="float" office:value="2274" table:style-name="ce1">
            <text:p>2274</text:p>
          </table:table-cell>
          <table:table-cell office:value-type="float" office:value="2268.08" table:style-name="ce1">
            <text:p>2268.08</text:p>
          </table:table-cell>
          <table:table-cell office:value-type="float" office:value="2296.17" table:style-name="ce1">
            <text:p>2296.17</text:p>
          </table:table-cell>
          <table:table-cell office:value-type="float" office:value="1267.75" table:style-name="ce1">
            <text:p>1267.75</text:p>
          </table:table-cell>
          <table:table-cell office:value-type="float" office:value="2276.8000000000002" table:style-name="ce1">
            <text:p>2276.8</text:p>
          </table:table-cell>
          <table:table-cell office:value-type="float" office:value="2268.5300000000002" table:style-name="ce1">
            <text:p>2268.53</text:p>
          </table:table-cell>
          <table:table-cell office:value-type="float" office:value="1268.31" table:style-name="ce1">
            <text:p>1268.31</text:p>
          </table:table-cell>
          <table:table-cell office:value-type="float" office:value="2275.9899999999998" table:style-name="ce1">
            <text:p>2275.99</text:p>
          </table:table-cell>
          <table:table-cell office:value-type="float" office:value="2268" table:style-name="ce1">
            <text:p>2268</text:p>
          </table:table-cell>
          <table:table-cell office:value-type="float" office:value="1268.3699999999999" table:style-name="ce1">
            <text:p>1268.37</text:p>
          </table:table-cell>
          <table:table-cell office:value-type="float" office:value="2276.31" table:style-name="ce1">
            <text:p>2276.31</text:p>
          </table:table-cell>
          <table:table-cell office:value-type="float" office:value="2267.67" table:style-name="ce1">
            <text:p>2267.67</text:p>
          </table:table-cell>
          <table:table-cell office:value-type="float" office:value="1268.42" table:style-name="ce1">
            <text:p>1268.42</text:p>
          </table:table-cell>
          <table:table-cell office:value-type="float" office:value="2276.0700000000002" table:style-name="ce1">
            <text:p>2276.07</text:p>
          </table:table-cell>
          <table:table-cell office:value-type="float" office:value="2285.96" table:style-name="ce1">
            <text:p>2285.96</text:p>
          </table:table-cell>
          <table:table-cell office:value-type="float" office:value="1283.69" table:style-name="ce1">
            <text:p>1283.69</text:p>
          </table:table-cell>
          <table:table-cell office:value-type="float" office:value="2289.88" table:style-name="ce1">
            <text:p>2289.88</text:p>
          </table:table-cell>
          <table:table-cell office:value-type="float" office:value="2282.92" table:style-name="ce1">
            <text:p>2282.92</text:p>
          </table:table-cell>
          <table:table-cell office:value-type="float" office:value="1283.03" table:style-name="ce1">
            <text:p>1283.03</text:p>
          </table:table-cell>
          <table:table-cell office:value-type="float" office:value="2289.48" table:style-name="ce1">
            <text:p>2289.48</text:p>
          </table:table-cell>
          <table:table-cell office:value-type="float" office:value="2282" table:style-name="ce1">
            <text:p>2282</text:p>
          </table:table-cell>
          <table:table-cell office:value-type="float" office:value="1281.18" table:style-name="ce1">
            <text:p>1281.18</text:p>
          </table:table-cell>
          <table:table-cell office:value-type="float" office:value="2282.4699999999998" table:style-name="ce1">
            <text:p>2282.47</text:p>
          </table:table-cell>
          <table:table-cell office:value-type="float" office:value="2282.33" table:style-name="ce1">
            <text:p>2282.33</text:p>
          </table:table-cell>
          <table:table-cell office:value-type="float" office:value="1282.02" table:style-name="ce1">
            <text:p>1282.02</text:p>
          </table:table-cell>
          <table:table-cell office:value-type="float" office:value="2294.73" table:style-name="ce1">
            <text:p>2294.73</text:p>
          </table:table-cell>
          <table:table-cell office:value-type="float" office:value="2282.16" table:style-name="ce1">
            <text:p>2282.16</text:p>
          </table:table-cell>
          <table:table-cell office:value-type="float" office:value="1283" table:style-name="ce1">
            <text:p>1283</text:p>
          </table:table-cell>
          <table:table-cell office:value-type="float" office:value="2289.5300000000002" table:style-name="ce1">
            <text:p>2289.53</text:p>
          </table:table-cell>
          <table:table-cell table:style-name="ce1"/>
          <table:table-cell office:value-type="float" office:value="1968.7879310344824" table:formula="of:=AVERAGE([.C11:.AE11])" table:style-name="ce1">
            <text:p>1968.787931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1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Mean</text:p>
          </table:table-cell>
          <table:table-cell table:number-columns-repeated="16372"/>
        </table:table-row>
        <table:table-row table:style-name="ro1">
          <table:table-cell office:value-type="float" office:value="2.0820575862068962" table:style-name="ce1">
            <text:p>2.082057586</text:p>
          </table:table-cell>
          <table:table-cell office:value-type="float" office:value="2.0765834482758616" table:style-name="ce1">
            <text:p>2.076583448</text:p>
          </table:table-cell>
          <table:table-cell office:value-type="float" office:value="2.0924417241379305" table:style-name="ce1">
            <text:p>2.092441724</text:p>
          </table:table-cell>
          <table:table-cell office:value-type="float" office:value="2.1071631034482756" table:style-name="ce1">
            <text:p>2.107163103</text:p>
          </table:table-cell>
          <table:table-cell office:value-type="float" office:value="2.0594920689655174" table:style-name="ce1">
            <text:p>2.059492069</text:p>
          </table:table-cell>
          <table:table-cell table:style-name="ce1"/>
          <table:table-cell office:value-type="float" office:value="2.0820575862068962" table:style-name="ce1">
            <text:p>2.082057586</text:p>
          </table:table-cell>
          <table:table-cell office:value-type="float" office:value="2.0765834482758616" table:style-name="ce1">
            <text:p>2.076583448</text:p>
          </table:table-cell>
          <table:table-cell table:number-columns-repeated="2" table:style-name="ce1"/>
          <table:table-cell office:value-type="float" office:value="2.0594920689655174" table:style-name="ce1">
            <text:p>2.059492069</text:p>
          </table:table-cell>
          <table:table-cell office:value-type="float" office:value="2.0727110344827584" table:formula="of:=AVERAGE([.G2:.K2])" table:style-name="ce1">
            <text:p>2.072711034</text:p>
          </table:table-cell>
          <table:table-cell table:number-columns-repeated="16372"/>
        </table:table-row>
        <table:table-row table:style-name="ro1">
          <table:table-cell office:value-type="float" office:value="10.931431034482754" table:style-name="ce1">
            <text:p>10.93143103</text:p>
          </table:table-cell>
          <table:table-cell office:value-type="float" office:value="11.040437931034484" table:style-name="ce1">
            <text:p>11.04043793</text:p>
          </table:table-cell>
          <table:table-cell office:value-type="float" office:value="10.939672413793105" table:style-name="ce1">
            <text:p>10.93967241</text:p>
          </table:table-cell>
          <table:table-cell office:value-type="float" office:value="10.983910344827587" table:style-name="ce1">
            <text:p>10.98391034</text:p>
          </table:table-cell>
          <table:table-cell office:value-type="float" office:value="10.927858620689655" table:style-name="ce1">
            <text:p>10.92785862</text:p>
          </table:table-cell>
          <table:table-cell table:style-name="ce1"/>
          <table:table-cell office:value-type="float" office:value="10.931431034482754" table:style-name="ce1">
            <text:p>10.93143103</text:p>
          </table:table-cell>
          <table:table-cell table:style-name="ce1"/>
          <table:table-cell office:value-type="float" office:value="10.939672413793105" table:style-name="ce1">
            <text:p>10.93967241</text:p>
          </table:table-cell>
          <table:table-cell table:style-name="ce1"/>
          <table:table-cell office:value-type="float" office:value="10.927858620689655" table:style-name="ce1">
            <text:p>10.92785862</text:p>
          </table:table-cell>
          <table:table-cell office:value-type="float" office:value="10.932987356321838" table:formula="of:=AVERAGE([.G3:.K3])" table:style-name="ce1">
            <text:p>10.93298736</text:p>
          </table:table-cell>
          <table:table-cell table:number-columns-repeated="16372"/>
        </table:table-row>
        <table:table-row table:style-name="ro1">
          <table:table-cell office:value-type="float" office:value="34.915506896551726" table:style-name="ce1">
            <text:p>34.9155069</text:p>
          </table:table-cell>
          <table:table-cell office:value-type="float" office:value="34.905972413793101" table:style-name="ce1">
            <text:p>34.90597241</text:p>
          </table:table-cell>
          <table:table-cell office:value-type="float" office:value="34.87733448275862" table:style-name="ce1">
            <text:p>34.87733448</text:p>
          </table:table-cell>
          <table:table-cell office:value-type="float" office:value="34.873982758620699" table:style-name="ce1">
            <text:p>34.87398276</text:p>
          </table:table-cell>
          <table:table-cell office:value-type="float" office:value="34.888237931034482" table:style-name="ce1">
            <text:p>34.88823793</text:p>
          </table:table-cell>
          <table:table-cell table:number-columns-repeated="3" table:style-name="ce1"/>
          <table:table-cell office:value-type="float" office:value="34.87733448275862" table:style-name="ce1">
            <text:p>34.87733448</text:p>
          </table:table-cell>
          <table:table-cell office:value-type="float" office:value="34.873982758620699" table:style-name="ce1">
            <text:p>34.87398276</text:p>
          </table:table-cell>
          <table:table-cell office:value-type="float" office:value="34.888237931034482" table:style-name="ce1">
            <text:p>34.88823793</text:p>
          </table:table-cell>
          <table:table-cell office:value-type="float" office:value="34.879851724137936" table:formula="of:=AVERAGE([.G4:.K4])" table:style-name="ce1">
            <text:p>34.87985172</text:p>
          </table:table-cell>
          <table:table-cell table:number-columns-repeated="16372"/>
        </table:table-row>
        <table:table-row table:style-name="ro1">
          <table:table-cell office:value-type="float" office:value="81.668958620689651" table:style-name="ce1">
            <text:p>81.66895862</text:p>
          </table:table-cell>
          <table:table-cell office:value-type="float" office:value="82.122079310344816" table:style-name="ce1">
            <text:p>82.12207931</text:p>
          </table:table-cell>
          <table:table-cell office:value-type="float" office:value="82.826103448275873" table:style-name="ce1">
            <text:p>82.82610345</text:p>
          </table:table-cell>
          <table:table-cell office:value-type="float" office:value="81.563693103448301" table:style-name="ce1">
            <text:p>81.5636931</text:p>
          </table:table-cell>
          <table:table-cell office:value-type="float" office:value="81.613500000000016" table:style-name="ce1">
            <text:p>81.6135</text:p>
          </table:table-cell>
          <table:table-cell table:style-name="ce1"/>
          <table:table-cell office:value-type="float" office:value="81.668958620689651" table:style-name="ce1">
            <text:p>81.66895862</text:p>
          </table:table-cell>
          <table:table-cell table:number-columns-repeated="2" table:style-name="ce1"/>
          <table:table-cell office:value-type="float" office:value="81.563693103448301" table:style-name="ce1">
            <text:p>81.5636931</text:p>
          </table:table-cell>
          <table:table-cell office:value-type="float" office:value="81.613500000000016" table:style-name="ce1">
            <text:p>81.6135</text:p>
          </table:table-cell>
          <table:table-cell office:value-type="float" office:value="81.615383908045985" table:formula="of:=AVERAGE([.G5:.K5])" table:style-name="ce1">
            <text:p>81.61538391</text:p>
          </table:table-cell>
          <table:table-cell table:number-columns-repeated="16372"/>
        </table:table-row>
        <table:table-row table:style-name="ro1">
          <table:table-cell office:value-type="float" office:value="159.84586206896552" table:style-name="ce1">
            <text:p>159.8458621</text:p>
          </table:table-cell>
          <table:table-cell office:value-type="float" office:value="160.07058620689656" table:style-name="ce1">
            <text:p>160.0705862</text:p>
          </table:table-cell>
          <table:table-cell office:value-type="float" office:value="159.58844827586208" table:style-name="ce1">
            <text:p>159.5884483</text:p>
          </table:table-cell>
          <table:table-cell office:value-type="float" office:value="160.96468965517244" table:style-name="ce1">
            <text:p>160.9646897</text:p>
          </table:table-cell>
          <table:table-cell office:value-type="float" office:value="159.75731034482757" table:style-name="ce1">
            <text:p>159.7573103</text:p>
          </table:table-cell>
          <table:table-cell table:style-name="ce1"/>
          <table:table-cell office:value-type="float" office:value="159.84586206896552" table:style-name="ce1">
            <text:p>159.8458621</text:p>
          </table:table-cell>
          <table:table-cell table:style-name="ce1"/>
          <table:table-cell office:value-type="float" office:value="159.58844827586208" table:style-name="ce1">
            <text:p>159.5884483</text:p>
          </table:table-cell>
          <table:table-cell table:style-name="ce1"/>
          <table:table-cell office:value-type="float" office:value="159.75731034482757" table:style-name="ce1">
            <text:p>159.7573103</text:p>
          </table:table-cell>
          <table:table-cell office:value-type="float" office:value="159.73054022988507" table:formula="of:=AVERAGE([.G6:.K6])" table:style-name="ce1">
            <text:p>159.7305402</text:p>
          </table:table-cell>
          <table:table-cell table:number-columns-repeated="16372"/>
        </table:table-row>
        <table:table-row table:style-name="ro1">
          <table:table-cell office:value-type="float" office:value="275.00713793103449" table:style-name="ce1">
            <text:p>275.0071379</text:p>
          </table:table-cell>
          <table:table-cell office:value-type="float" office:value="274.77320689655176" table:style-name="ce1">
            <text:p>274.7732069</text:p>
          </table:table-cell>
          <table:table-cell office:value-type="float" office:value="275.04644827586213" table:style-name="ce1">
            <text:p>275.0464483</text:p>
          </table:table-cell>
          <table:table-cell office:value-type="float" office:value="275.08206896551724" table:style-name="ce1">
            <text:p>275.082069</text:p>
          </table:table-cell>
          <table:table-cell office:value-type="float" office:value="275.23486206896547" table:style-name="ce1">
            <text:p>275.2348621</text:p>
          </table:table-cell>
          <table:table-cell table:style-name="ce1"/>
          <table:table-cell office:value-type="float" office:value="275.00713793103449" table:style-name="ce1">
            <text:p>275.0071379</text:p>
          </table:table-cell>
          <table:table-cell table:style-name="ce1"/>
          <table:table-cell office:value-type="float" office:value="275.04644827586213" table:style-name="ce1">
            <text:p>275.0464483</text:p>
          </table:table-cell>
          <table:table-cell office:value-type="float" office:value="275.08206896551724" table:style-name="ce1">
            <text:p>275.082069</text:p>
          </table:table-cell>
          <table:table-cell table:style-name="ce1"/>
          <table:table-cell office:value-type="float" office:value="275.04521839080462" table:formula="of:=AVERAGE([.G7:.K7])" table:style-name="ce1">
            <text:p>275.0452184</text:p>
          </table:table-cell>
          <table:table-cell table:number-columns-repeated="16372"/>
        </table:table-row>
        <table:table-row table:style-name="ro1">
          <table:table-cell office:value-type="float" office:value="435.54162068965519" table:style-name="ce1">
            <text:p>435.5416207</text:p>
          </table:table-cell>
          <table:table-cell office:value-type="float" office:value="435.78889655172424" table:style-name="ce1">
            <text:p>435.7888966</text:p>
          </table:table-cell>
          <table:table-cell office:value-type="float" office:value="436.32500000000005" table:style-name="ce1">
            <text:p>436.325</text:p>
          </table:table-cell>
          <table:table-cell office:value-type="float" office:value="439.81755172413796" table:style-name="ce1">
            <text:p>439.8175517</text:p>
          </table:table-cell>
          <table:table-cell office:value-type="float" office:value="435.49410344827578" table:style-name="ce1">
            <text:p>435.4941034</text:p>
          </table:table-cell>
          <table:table-cell table:style-name="ce1"/>
          <table:table-cell office:value-type="float" office:value="435.54162068965519" table:style-name="ce1">
            <text:p>435.5416207</text:p>
          </table:table-cell>
          <table:table-cell office:value-type="float" office:value="435.78889655172424" table:style-name="ce1">
            <text:p>435.7888966</text:p>
          </table:table-cell>
          <table:table-cell table:number-columns-repeated="2" table:style-name="ce1"/>
          <table:table-cell office:value-type="float" office:value="435.49410344827578" table:style-name="ce1">
            <text:p>435.4941034</text:p>
          </table:table-cell>
          <table:table-cell office:value-type="float" office:value="435.60820689655174" table:formula="of:=AVERAGE([.G8:.K8])" table:style-name="ce1">
            <text:p>435.6082069</text:p>
          </table:table-cell>
          <table:table-cell table:number-columns-repeated="16372"/>
        </table:table-row>
        <table:table-row table:style-name="ro1">
          <table:table-cell office:value-type="float" office:value="654.02710344827597" table:style-name="ce1">
            <text:p>654.0271034</text:p>
          </table:table-cell>
          <table:table-cell office:value-type="float" office:value="651.27199999999993" table:style-name="ce1">
            <text:p>651.272</text:p>
          </table:table-cell>
          <table:table-cell office:value-type="float" office:value="651.66437931034477" table:style-name="ce1">
            <text:p>651.6643793</text:p>
          </table:table-cell>
          <table:table-cell office:value-type="float" office:value="650.51051724137949" table:style-name="ce1">
            <text:p>650.5105172</text:p>
          </table:table-cell>
          <table:table-cell office:value-type="float" office:value="658.59134482758623" table:style-name="ce1">
            <text:p>658.5913448</text:p>
          </table:table-cell>
          <table:table-cell table:number-columns-repeated="2" table:style-name="ce1"/>
          <table:table-cell office:value-type="float" office:value="651.27199999999993" table:style-name="ce1">
            <text:p>651.272</text:p>
          </table:table-cell>
          <table:table-cell office:value-type="float" office:value="651.66437931034477" table:style-name="ce1">
            <text:p>651.6643793</text:p>
          </table:table-cell>
          <table:table-cell office:value-type="float" office:value="650.51051724137949" table:style-name="ce1">
            <text:p>650.5105172</text:p>
          </table:table-cell>
          <table:table-cell table:style-name="ce1"/>
          <table:table-cell office:value-type="float" office:value="651.14896551724144" table:formula="of:=AVERAGE([.G9:.K9])" table:style-name="ce1">
            <text:p>651.1489655</text:p>
          </table:table-cell>
          <table:table-cell table:number-columns-repeated="16372"/>
        </table:table-row>
        <table:table-row table:style-name="ro1">
          <table:table-cell office:value-type="float" office:value="927.18027586206892" table:style-name="ce1">
            <text:p>927.1802759</text:p>
          </table:table-cell>
          <table:table-cell office:value-type="float" office:value="930.47355172413791" table:style-name="ce1">
            <text:p>930.4735517</text:p>
          </table:table-cell>
          <table:table-cell office:value-type="float" office:value="925.98886206896577" table:style-name="ce1">
            <text:p>925.9888621</text:p>
          </table:table-cell>
          <table:table-cell office:value-type="float" office:value="928.20179310344838" table:style-name="ce1">
            <text:p>928.2017931</text:p>
          </table:table-cell>
          <table:table-cell office:value-type="float" office:value="932.92627586206902" table:style-name="ce1">
            <text:p>932.9262759</text:p>
          </table:table-cell>
          <table:table-cell table:style-name="ce1"/>
          <table:table-cell office:value-type="float" office:value="927.18027586206892" table:style-name="ce1">
            <text:p>927.1802759</text:p>
          </table:table-cell>
          <table:table-cell table:style-name="ce1"/>
          <table:table-cell office:value-type="float" office:value="925.98886206896577" table:style-name="ce1">
            <text:p>925.9888621</text:p>
          </table:table-cell>
          <table:table-cell office:value-type="float" office:value="928.20179310344838" table:style-name="ce1">
            <text:p>928.2017931</text:p>
          </table:table-cell>
          <table:table-cell table:style-name="ce1"/>
          <table:table-cell office:value-type="float" office:value="927.12364367816099" table:formula="of:=AVERAGE([.G10:.K10])" table:style-name="ce1">
            <text:p>927.1236437</text:p>
          </table:table-cell>
          <table:table-cell table:number-columns-repeated="16372"/>
        </table:table-row>
        <table:table-row table:style-name="ro1">
          <table:table-cell office:value-type="float" office:value="1968.7879310344824" table:style-name="ce1">
            <text:p>1968.787931</text:p>
          </table:table-cell>
          <table:table-cell office:value-type="float" office:value="1960.7124137931032" table:style-name="ce1">
            <text:p>1960.712414</text:p>
          </table:table-cell>
          <table:table-cell office:value-type="float" office:value="1980.7437931034483" table:style-name="ce1">
            <text:p>1980.743793</text:p>
          </table:table-cell>
          <table:table-cell office:value-type="float" office:value="1975.7834482758622" table:style-name="ce1">
            <text:p>1975.783448</text:p>
          </table:table-cell>
          <table:table-cell office:value-type="float" office:value="1974.7768965517241" table:style-name="ce1">
            <text:p>1974.776897</text:p>
          </table:table-cell>
          <table:table-cell table:style-name="ce1"/>
          <table:table-cell office:value-type="float" office:value="1968.7879310344824" table:style-name="ce1">
            <text:p>1968.787931</text:p>
          </table:table-cell>
          <table:table-cell office:value-type="float" office:value="1960.7124137931032" table:style-name="ce1">
            <text:p>1960.712414</text:p>
          </table:table-cell>
          <table:table-cell table:number-columns-repeated="2" table:style-name="ce1"/>
          <table:table-cell office:value-type="float" office:value="1974.7768965517241" table:style-name="ce1">
            <text:p>1974.776897</text:p>
          </table:table-cell>
          <table:table-cell office:value-type="float" office:value="1968.0924137931033" table:formula="of:=AVERAGE([.G11:.K11])" table:style-name="ce1">
            <text:p>1968.092414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Ark6.A1:Ark6.AE11" table:name="results__5" table:display-filter-buttons="true" table:on-update-keep-size="false" table:on-update-keep-styles="true" table:refresh-delay="false">
          <table:database-source-sql table:database-name="Provider=Microsoft.Mashup.OleDb.1;Data Source=$Workbook$;Location=results (5);Extended Properties=&quot;&quot;" table:sql-statement="SELECT * FROM [results (5)]"/>
        </table:database-range>
        <table:database-range table:target-range-address="Ark5.A1:Ark5.AE11" table:name="results__4" table:display-filter-buttons="true" table:on-update-keep-size="false" table:on-update-keep-styles="true" table:refresh-delay="false">
          <table:database-source-sql table:database-name="Provider=Microsoft.Mashup.OleDb.1;Data Source=$Workbook$;Location=results (4);Extended Properties=&quot;&quot;" table:sql-statement="SELECT * FROM [results (4)]"/>
        </table:database-range>
        <table:database-range table:target-range-address="Ark4.A1:Ark4.AE11" table:name="results__3" table:display-filter-buttons="true" table:on-update-keep-size="false" table:on-update-keep-styles="true" table:refresh-delay="false">
          <table:database-source-sql table:database-name="Provider=Microsoft.Mashup.OleDb.1;Data Source=$Workbook$;Location=results (3);Extended Properties=&quot;&quot;" table:sql-statement="SELECT * FROM [results (3)]"/>
        </table:database-range>
        <table:database-range table:target-range-address="Ark3.A1:Ark3.AE11" table:name="results__2" table:display-filter-buttons="true" table:on-update-keep-size="false" table:on-update-keep-styles="true" table:refresh-delay="false">
          <table:database-source-sql table:database-name="Provider=Microsoft.Mashup.OleDb.1;Data Source=$Workbook$;Location=results (2);Extended Properties=&quot;&quot;" table:sql-statement="SELECT * FROM [results (2)]"/>
        </table:database-range>
        <table:database-range table:target-range-address="Ark2.A1:Ark2.AE11" table:name="results" table:display-filter-buttons="true" table:on-update-keep-size="false" table:on-update-keep-styles="true" table:refresh-delay="false">
          <table:database-source-sql table:database-name="Provider=Microsoft.Mashup.OleDb.1;Data Source=$Workbook$;Location=results;Extended Properties=&quot;&quot;" table:sql-statement="SELECT * FROM [resul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9:04:19Z</meta:creation-date>
    <dc:date>2018-06-04T19:11:14Z</dc:date>
  </office:meta>
</office:document-meta>
</file>